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0591in"/>
    </style:style>
    <style:style style:name="co9" style:family="table-column">
      <style:table-column-properties fo:break-before="auto" style:column-width="0.7563in"/>
    </style:style>
    <style:style style:name="co10" style:family="table-column">
      <style:table-column-properties fo:break-before="auto" style:column-width="0.8374in"/>
    </style:style>
    <style:style style:name="co5" style:family="table-column">
      <style:table-column-properties fo:break-before="auto" style:column-width="0.8925in"/>
    </style:style>
    <style:style style:name="co6" style:family="table-column">
      <style:table-column-properties fo:break-before="auto" style:column-width="2.7898in"/>
    </style:style>
    <style:style style:name="co7" style:family="table-column">
      <style:table-column-properties fo:break-before="auto" style:column-width="0.7055in"/>
    </style:style>
    <style:style style:name="co11" style:family="table-column">
      <style:table-column-properties fo:break-before="auto" style:column-width="0.8484in"/>
    </style:style>
    <style:style style:name="co12" style:family="table-column">
      <style:table-column-properties fo:break-before="auto" style:column-width="0.798in"/>
    </style:style>
    <style:style style:name="co13" style:family="table-column">
      <style:table-column-properties fo:break-before="auto" style:column-width="3.022in"/>
    </style:style>
    <style:style style:name="co14" style:family="table-column">
      <style:table-column-properties fo:break-before="auto" style:column-width="0.7827in"/>
    </style:style>
    <style:style style:name="ro5" style:family="table-row">
      <style:table-row-properties style:row-height="0.1862in" fo:break-before="auto" style:use-optimal-row-height="true"/>
    </style:style>
    <style:style style:name="ro4"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6" style:family="table-row">
      <style:table-row-properties style:row-height="0.1756in" fo:break-before="auto" style:use-optimal-row-height="true"/>
    </style:style>
    <style:style style:name="ro7" style:family="table-row">
      <style:table-row-properties style:row-height="0.1618in" fo:break-before="auto" style:use-optimal-row-height="true"/>
    </style:style>
    <style:style style:name="ro8" style:family="table-row">
      <style:table-row-properties style:row-height="0.1752in" fo:break-before="auto" style:use-optimal-row-height="false"/>
    </style:style>
    <style:style style:name="ro9" style:family="table-row">
      <style:table-row-properties style:row-height="0.1638in" fo:break-before="auto" style:use-optimal-row-height="false"/>
    </style:style>
    <style:style style:name="ro10" style:family="table-row">
      <style:table-row-properties style:row-height="0.1783in" fo:break-before="auto" style:use-optimal-row-height="false"/>
    </style:style>
    <style:style style:name="ta3"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ta4" style:family="table" style:master-page-name="PageStyle_5f_Sheet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number:number-style style:name="N61">
      <number:scientific-number number:decimal-places="2" number:min-integer-digits="1" number:min-exponent-digits="2"/>
    </number:number-style>
    <style:style style:name="ce118" style:family="table-cell" style:parent-style-name="Default">
      <style:table-cell-properties style:text-align-source="fix" style:repeat-content="false"/>
      <style:paragraph-properties fo:text-align="end" fo:margin-left="0in"/>
    </style:style>
    <style:style style:name="ce150"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data-style-name="N61">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data-style-name="N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data-style-name="N12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data-style-name="N61">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data-style-name="N61">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data-style-name="N121">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data-style-name="N1">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0" style:family="table-cell" style:parent-style-name="Default">
      <style:text-properties style:font-name="Arial" fo:font-size="10pt" style:font-size-asian="10pt" style:font-size-complex="10pt"/>
    </style:style>
    <style:style style:name="ce171" style:family="table-cell" style:parent-style-name="Default">
      <style:text-properties fo:color="#66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data-style-name="N61">
      <style:text-properties fo:color="#6666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data-style-name="N121">
      <style:text-properties fo:color="#6666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data-style-name="N1">
      <style:text-properties fo:color="#66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9" style:family="table-cell" style:parent-style-name="Default">
      <style:text-properties fo:color="#ff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data-style-name="N61">
      <style:text-properties fo:color="#ff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data-style-name="N121">
      <style:text-properties fo:color="#ff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data-style-name="N1">
      <style:text-properties fo:color="#ff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7"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8" style:family="table-cell" style:parent-style-name="Default">
      <style:table-cell-properties style:text-align-source="value-type" style:repeat-content="false"/>
      <style:paragraph-properties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data-style-name="N123">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data-style-name="N1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ext-properties style:use-window-font-color="true" style:text-outline="false" style:text-line-through-style="none" style:font-name="Arial" fo:font-size="12pt" fo:font-style="normal" fo:text-shadow="none" style:text-underline-style="none" fo:font-weight="bold" style:font-size-asian="12pt" style:language-asian="en" style:country-asian="US" style:font-style-asian="normal" style:font-weight-asian="bold" style:font-name-complex="Times New Roman" style:font-size-complex="6.80000019073486pt" style:language-complex="ar" style:country-complex="SA" style:font-style-complex="normal" style:font-weight-complex="bold"/>
    </style:style>
    <style:style style:name="ce29" style:family="table-cell" style:parent-style-name="Default">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ext-properties fo:font-size="9pt" style:font-size-asian="9pt" style:font-size-complex="9pt"/>
    </style:style>
    <style:style style:name="ce32" style:family="table-cell" style:parent-style-name="Default">
      <style:table-cell-properties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0.0008in solid #000000"/>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fo:border="0.0008in solid #000000"/>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fo:border="0.0008in solid #000000"/>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fo:border="0.0008in solid #000000"/>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ext-properties fo:font-weight="bold" style:font-weight-asian="bold" style:font-weight-complex="bold"/>
    </style:style>
    <style:style style:name="ce39" style:family="table-cell" style:parent-style-name="Default">
      <style:text-properties fo:font-size="9pt" fo:font-weight="normal" style:font-size-asian="9pt" style:font-weight-asian="normal" style:font-size-complex="9pt" style:font-weight-complex="normal"/>
    </style:style>
    <style:style style:name="ce40" style:family="table-cell" style:parent-style-name="Default">
      <style:text-properties fo:font-size="9pt" fo:font-weight="bold" style:font-size-asian="9pt" style:font-weight-asian="bold" style:font-size-complex="9pt" style:font-weight-complex="bold"/>
    </style:style>
    <style:style style:name="ce4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ext-properties fo:color="#009900" fo:font-size="9pt" fo:font-weight="bold" style:font-size-asian="9pt" style:font-weight-asian="bold" style:font-size-complex="9pt" style:font-weight-complex="bold"/>
    </style:style>
    <style:style style:name="ce43" style:family="table-cell" style:parent-style-name="Default">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ext-properties style:font-name="Arial" fo:font-size="9pt" style:font-size-asian="9pt" style:font-size-complex="9pt"/>
    </style:style>
    <style:style style:name="ce47" style:family="table-cell" style:parent-style-name="Default">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data-style-name="N121">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ext-properties fo:color="#ff3333" fo:font-size="9pt" fo:font-weight="bold" style:font-size-asian="9pt" style:font-weight-asian="bold" style:font-size-complex="9pt" style:font-weight-complex="bold"/>
    </style:style>
    <style:style style:name="ce51" style:family="table-cell" style:parent-style-name="Default">
      <style:table-cell-properties style:text-align-source="fix" style:repeat-content="false"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fo:background-color="#ffff99" style:text-align-source="fix" style:repeat-content="false"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data-style-name="N121">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data-style-name="N124">
      <style:table-cell-properties fo:background-color="transparent"/>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 style:family="table-cell" style:parent-style-name="Default" style:data-style-name="N2">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data-style-name="N1">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 style:family="table-cell" style:parent-style-name="Default" style:data-style-name="N121">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data-style-name="N1">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data-style-name="N61">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data-style-name="N121">
      <style:table-cell-properties fo:background-color="#ffff99"/>
      <style:text-properties fo:color="#0099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fo:background-color="#ffffff"/>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data-style-name="N2">
      <style:table-cell-properties fo:background-color="#ffffff"/>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 style:family="table-cell" style:parent-style-name="Default" style:data-style-name="N121">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data-style-name="N1">
      <style:table-cell-properties fo:background-color="#ffff99"/>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data-style-name="N2">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data-style-name="N123">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data-style-name="N1">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fo:background-color="#ffffff"/>
      <style:text-properties fo:color="#000000" fo:font-size="9pt" fo:font-weight="bold" style:font-size-asian="9pt" style:font-weight-asian="bold" style:font-size-complex="9pt" style:font-weight-complex="bold"/>
    </style:style>
    <style:style style:name="ce73" style:family="table-cell" style:parent-style-name="Default" style:data-style-name="N61">
      <style:table-cell-properties fo:background-color="#ffffff"/>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data-style-name="N123">
      <style:table-cell-properties fo:background-color="#ffffff"/>
      <style:text-properties fo:color="#000000" fo:font-size="9pt" fo:font-weight="normal" style:font-size-asian="9pt" style:font-weight-asian="normal" style:font-size-complex="9pt" style:font-weight-complex="normal"/>
    </style:style>
    <style:style style:name="ce75" style:family="table-cell" style:parent-style-name="Default" style:data-style-name="N123">
      <style:table-cell-properties fo:background-color="#ffffff"/>
      <style:text-properties fo:color="#000000" fo:font-size="9pt" fo:font-weight="bold" style:font-size-asian="9pt" style:font-weight-asian="bold" style:font-size-complex="9pt" style:font-weight-complex="bold"/>
    </style:style>
    <style:style style:name="ce76" style:family="table-cell" style:parent-style-name="Default" style:data-style-name="N123">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7" style:family="table-cell" style:parent-style-name="Default">
      <style:table-cell-properties fo:background-color="transparent"/>
      <style:text-properties fo:color="#6666ff" fo:font-size="9pt" fo:font-weight="bold" style:font-size-asian="9pt" style:font-weight-asian="bold" style:font-size-complex="9pt" style:font-weight-complex="bold"/>
    </style:style>
    <style:style style:name="ce78" style:family="table-cell" style:parent-style-name="Default" style:data-style-name="N121">
      <style:table-cell-properties fo:background-color="transparent"/>
      <style:text-properties fo:color="#6666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9" style:family="table-cell" style:parent-style-name="Default" style:data-style-name="N61">
      <style:table-cell-properties fo:background-color="transparent"/>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data-style-name="N123">
      <style:table-cell-properties fo:background-color="transparent"/>
      <style:text-properties fo:color="#6666ff" fo:font-size="9pt" fo:font-weight="normal" style:font-size-asian="9pt" style:font-weight-asian="normal" style:font-size-complex="9pt" style:font-weight-complex="normal"/>
    </style:style>
    <style:style style:name="ce81" style:family="table-cell" style:parent-style-name="Default" style:data-style-name="N123">
      <style:table-cell-properties fo:background-color="transparent"/>
      <style:text-properties fo:color="#6666ff" fo:font-size="9pt" fo:font-weight="bold" style:font-size-asian="9pt" style:font-weight-asian="bold" style:font-size-complex="9pt" style:font-weight-complex="bold"/>
    </style:style>
    <style:style style:name="ce82" style:family="table-cell" style:parent-style-name="Default">
      <style:table-cell-properties fo:background-color="transparent"/>
      <style:text-properties fo:color="#ff3333" fo:font-size="9pt" fo:font-weight="bold" style:font-size-asian="9pt" style:font-weight-asian="bold" style:font-size-complex="9pt" style:font-weight-complex="bold"/>
    </style:style>
    <style:style style:name="ce83" style:family="table-cell" style:parent-style-name="Default" style:data-style-name="N121">
      <style:table-cell-properties fo:background-color="transparent"/>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4" style:family="table-cell" style:parent-style-name="Default" style:data-style-name="N61">
      <style:table-cell-properties fo:background-color="transparent"/>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data-style-name="N123">
      <style:table-cell-properties fo:background-color="transparent"/>
      <style:text-properties fo:color="#ff3333" fo:font-size="9pt" fo:font-weight="normal" style:font-size-asian="9pt" style:font-weight-asian="normal" style:font-size-complex="9pt" style:font-weight-complex="normal"/>
    </style:style>
    <style:style style:name="ce86" style:family="table-cell" style:parent-style-name="Default" style:data-style-name="N123">
      <style:table-cell-properties fo:background-color="transparent"/>
      <style:text-properties fo:color="#ff3333" fo:font-size="9pt" fo:font-weight="bold" style:font-size-asian="9pt" style:font-weight-asian="bold" style:font-size-complex="9pt" style:font-weight-complex="bold"/>
    </style:style>
    <style:style style:name="ce87" style:family="table-cell" style:parent-style-name="Default">
      <style:text-properties fo:color="#660066" style:font-name="Arial" fo:font-size="9pt" fo:font-weight="bold" style:font-size-asian="9pt" style:font-weight-asian="bold" style:font-size-complex="9pt" style:font-weight-complex="bold"/>
    </style:style>
    <style:style style:name="ce88" style:family="table-cell" style:parent-style-name="Default" style:data-style-name="N1">
      <style:text-properties fo:color="#660066" style:font-name="Arial" fo:font-size="9pt" fo:font-weight="bold" style:font-size-asian="9pt" style:font-weight-asian="bold" style:font-size-complex="9pt" style:font-weight-complex="bold"/>
    </style:style>
    <style:style style:name="ce89" style:family="table-cell" style:parent-style-name="Default" style:data-style-name="N61">
      <style:table-cell-properties fo:background-color="transparent"/>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data-style-name="N123">
      <style:table-cell-properties fo:background-color="transparent"/>
      <style:text-properties fo:color="#660066" fo:font-size="9pt" fo:font-weight="normal" style:font-size-asian="9pt" style:font-weight-asian="normal" style:font-size-complex="9pt" style:font-weight-complex="normal"/>
    </style:style>
    <style:style style:name="ce91" style:family="table-cell" style:parent-style-name="Default" style:data-style-name="N123">
      <style:table-cell-properties fo:background-color="transparent"/>
      <style:text-properties fo:color="#660066" fo:font-size="9pt" fo:font-weight="bold" style:font-size-asian="9pt" style:font-weight-asian="bold" style:font-size-complex="9pt" style:font-weight-complex="bold"/>
    </style:style>
    <style:style style:name="ce92" style:family="table-cell" style:parent-style-name="Default" style:data-style-name="N123">
      <style:table-cell-properties style:text-align-source="fix" style:repeat-content="false"/>
      <style:paragraph-properties fo:text-align="end" fo:margin-left="0in"/>
      <style:text-properties style:font-name="Arial" fo:font-size="9pt" style:font-size-asian="9pt" style:font-size-complex="9pt"/>
    </style:style>
    <style:style style:name="ce93" style:family="table-cell" style:parent-style-name="Default" style:data-style-name="N121">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94" style:family="table-cell" style:parent-style-name="Default" style:data-style-name="N121">
      <style:table-cell-properties style:text-align-source="fix" style:repeat-content="false"/>
      <style:paragraph-properties fo:text-align="end" fo:margin-left="0in"/>
      <style:text-properties style:font-name="Arial" fo:font-size="9pt" style:font-size-asian="9pt" style:font-size-complex="9pt"/>
    </style:style>
    <style:style style:name="ce95" style:family="table-cell" style:parent-style-name="Default" style:data-style-name="N121">
      <style:text-properties fo:font-size="9pt" fo:font-weight="bold" style:font-size-asian="9pt" style:font-weight-asian="bold" style:font-size-complex="9pt" style:font-weight-complex="bold"/>
    </style:style>
    <style:style style:name="ce96" style:family="table-cell" style:parent-style-name="Default" style:data-style-name="N1">
      <style:text-properties fo:font-size="9pt" style:font-size-asian="9pt" style:font-size-complex="9pt"/>
    </style:style>
    <style:style style:name="ce97" style:family="table-cell" style:parent-style-name="Default" style:data-style-name="N124">
      <style:text-properties fo:font-size="9pt" style:font-size-asian="9pt" style:font-size-complex="9pt"/>
    </style:style>
    <style:style style:name="ce98" style:family="table-cell" style:parent-style-name="Default" style:data-style-name="N123">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9" style:family="table-cell" style:parent-style-name="Default" style:data-style-name="N123">
      <style:table-cell-properties fo:background-color="#ffff99"/>
      <style:text-properties fo:color="#ff3333" fo:font-size="9pt" fo:font-weight="bold" style:font-size-asian="9pt" style:font-weight-asian="bold" style:font-size-complex="9pt" style:font-weight-complex="bold"/>
    </style:style>
    <style:style style:name="ce100" style:family="table-cell" style:parent-style-name="Default" style:data-style-name="N121">
      <style:table-cell-properties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data-style-name="N2">
      <style:table-cell-properties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fo:background-color="#99ffff" style:text-align-source="fix" style:repeat-content="false"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fo:border-bottom="none" fo:background-color="transparent" fo:border-left="0.0008in solid #000000" fo:border-right="0.0008in solid #000000" fo:border-top="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fo:background-color="#ffffff"/>
      <style:text-properties fo:color="#6666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6" style:family="table-cell" style:parent-style-name="Default" style:data-style-name="N2">
      <style:table-cell-properties fo:background-color="transparent"/>
      <style:text-properties fo:color="#6666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data-style-name="N121">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data-style-name="N1">
      <style:table-cell-properties fo:background-color="#ffff99"/>
      <style:text-properties fo:color="#6666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9" style:family="table-cell" style:parent-style-name="Default" style:data-style-name="N2">
      <style:table-cell-properties fo:background-color="transparent"/>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data-style-name="N123">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data-style-name="N1">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ext-properties fo:color="#000000" fo:font-size="9pt" style:font-size-asian="9pt" style:font-size-complex="9pt"/>
    </style:style>
    <style:style style:name="ce113" style:family="table-cell" style:parent-style-name="Default" style:data-style-name="N61">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ext-properties fo:color="#6666ff" fo:font-size="9pt" style:font-size-asian="9pt" style:font-size-complex="9pt"/>
    </style:style>
    <style:style style:name="ce115" style:family="table-cell" style:parent-style-name="Default" style:data-style-name="N61">
      <style:text-properties fo:color="#6666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ext-properties fo:color="#ff3333" fo:font-size="9pt" style:font-size-asian="9pt" style:font-size-complex="9pt"/>
    </style:style>
    <style:style style:name="ce117" style:family="table-cell" style:parent-style-name="Default" style:data-style-name="N121">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data-style-name="N61">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ext-properties fo:color="#660066" style:font-name="Arial" fo:font-size="9pt" style:font-size-asian="9pt" style:font-size-complex="9pt"/>
    </style:style>
    <style:style style:name="ce121" style:family="table-cell" style:parent-style-name="Default" style:data-style-name="N121">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ext-properties fo:color="#660066" fo:font-size="9pt" style:font-size-asian="9pt" style:font-size-complex="9pt"/>
    </style:style>
    <style:style style:name="ce123" style:family="table-cell" style:parent-style-name="Default" style:data-style-name="N123">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data-style-name="N121">
      <style:text-properties fo:font-size="9pt" style:font-size-asian="9pt" style:font-size-complex="9pt"/>
    </style:style>
    <style:style style:name="ce125" style:family="table-cell" style:parent-style-name="Default" style:data-style-name="N2">
      <style:text-properties fo:font-size="9pt" style:font-size-asian="9pt" style:font-size-complex="9pt"/>
    </style:style>
    <style:style style:name="ce126" style:family="table-cell" style:parent-style-name="Default">
      <style:table-cell-properties fo:background-color="#ffffff"/>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Default" style:data-style-name="N2">
      <style:table-cell-properties fo:background-color="transparent"/>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8" style:family="table-cell" style:parent-style-name="Default" style:data-style-name="N1">
      <style:table-cell-properties fo:background-color="#ffff99"/>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9" style:family="table-cell" style:parent-style-name="Default" style:data-style-name="N2">
      <style:table-cell-properties fo:background-color="transparent"/>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data-style-name="N123">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data-style-name="N1">
      <style:text-properties fo:color="#00cc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text-align-source="fix" style:repeat-content="false"/>
      <style:paragraph-properties fo:text-align="end" fo:margin-left="0in"/>
      <style:text-properties fo:font-size="9pt" style:font-size-asian="9pt" style:font-size-complex="9pt"/>
    </style:style>
    <style:style style:name="ce133"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4" style:family="table-cell" style:parent-style-name="Default">
      <style:table-cell-properties style:text-align-source="fix" style:repeat-content="false"/>
      <style:paragraph-properties fo:text-align="end" fo:margin-left="0in"/>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5" style:family="table-cell" style:parent-style-name="Default">
      <style:text-properties fo:color="#660066"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data-style-name="N2">
      <style:table-cell-properties fo:background-color="transparent"/>
      <style:text-properties fo:color="#660066"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7" style:family="table-cell" style:parent-style-name="Default" style:data-style-name="N121">
      <style:text-properties fo:color="#660066"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8" style:family="table-cell" style:parent-style-name="Default" style:data-style-name="N1">
      <style:table-cell-properties fo:background-color="#ffff99"/>
      <style:text-properties fo:color="#660066"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data-style-name="N2">
      <style:table-cell-properties fo:background-color="transparent"/>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data-style-name="N123">
      <style:text-properties fo:color="#66006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2" style:family="table-cell" style:parent-style-name="Default">
      <style:table-cell-properties style:text-align-source="fix" style:repeat-content="false"/>
      <style:paragraph-properties fo:text-align="end" fo:margin-left="0in"/>
      <style:text-properties fo:font-size="9pt" fo:font-weight="bold" style:font-size-asian="9pt" style:font-weight-asian="bold" style:font-size-complex="9pt" style:font-weight-complex="bold"/>
    </style:style>
    <style:style style:name="ce143" style:family="table-cell" style:parent-style-name="Default" style:data-style-name="N121">
      <style:table-cell-properties fo:background-color="#ffff99"/>
      <style:text-properties fo:color="#ff3333"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4" style:family="table-cell" style:parent-style-name="Default" style:data-style-name="N124">
      <style:table-cell-properties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 style:family="table-cell" style:parent-style-name="Default">
      <style:table-cell-properties fo:background-color="#ffff99"/>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 style:family="table-cell" style:parent-style-name="Default">
      <style:table-cell-properties fo:background-color="#ffff99"/>
      <style:text-properties style:font-name="Arial" fo:font-size="9pt" style:font-size-asian="9pt" style:font-size-complex="9pt"/>
    </style:style>
    <style:style style:name="ce147" style:family="table-cell" style:parent-style-name="Default">
      <style:text-properties fo:color="#000000" style:font-name="Arial" fo:font-size="9pt" style:font-size-asian="9pt" style:font-size-complex="9pt"/>
    </style:style>
    <style:style style:name="ce148" style:family="table-cell" style:parent-style-name="Default">
      <style:text-properties fo:color="#6666ff" style:font-name="Arial" fo:font-size="9pt" style:font-size-asian="9pt" style:font-size-complex="9pt"/>
    </style:style>
    <style:style style:name="ce149" style:family="table-cell" style:parent-style-name="Default">
      <style:text-properties fo:color="#ff3333" style:font-name="Arial" fo:font-size="9pt" style:font-size-asian="9pt" style:font-size-complex="9pt"/>
    </style:style>
    <style:style style:name="ce153" style:family="table-cell" style:parent-style-name="Default">
      <style:table-cell-properties style:text-align-source="fix" style:repeat-content="false"/>
      <style:paragraph-properties fo:text-align="end" fo:margin-left="0in"/>
      <style:text-properties style:font-name="Arial" fo:font-size="9pt" fo:font-weight="normal" style:font-size-asian="9pt" style:font-weight-asian="normal" style:font-size-complex="9pt" style:font-weight-complex="normal"/>
    </style:style>
    <style:style style:name="ce154" style:family="table-cell" style:parent-style-name="Default" style:data-style-name="N129">
      <style:text-properties fo:font-size="9pt" style:font-size-asian="9pt" style:font-size-complex="9pt"/>
    </style:style>
    <style:style style:name="ce156" style:family="table-cell" style:parent-style-name="Default" style:data-style-name="N1">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0" style:family="table-cell" style:parent-style-name="Default" style:data-style-name="N2">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2" style:family="table-cell" style:parent-style-name="Default" style:data-style-name="N121">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4"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data-style-name="N123">
      <style:text-properties fo:font-size="9pt" style:font-size-asian="9pt" style:font-size-complex="9pt"/>
    </style:style>
    <style:style style:name="ce168" style:family="table-cell" style:parent-style-name="Default" style:data-style-name="N121">
      <style:text-properties style:font-name="Arial" fo:font-size="9pt" fo:font-weight="bold" style:font-size-asian="9pt" style:font-weight-asian="bold" style:font-size-complex="9pt" style:font-weight-complex="bold"/>
    </style:style>
    <style:style style:name="ce169" style:family="table-cell" style:parent-style-name="Default" style:data-style-name="N2">
      <style:text-properties style:font-name="Arial" fo:font-size="9pt" style:font-size-asian="9pt" style:font-size-complex="9pt"/>
    </style:style>
    <style:style style:name="ce173" style:family="table-cell" style:parent-style-name="Default">
      <style:table-cell-properties style:text-align-source="fix" style:repeat-content="false"/>
      <style:paragraph-properties fo:text-align="end" fo:margin-left="0in"/>
      <style:text-properties fo:font-size="9pt" fo:font-weight="normal" style:font-size-asian="9pt" style:font-weight-asian="normal" style:font-size-complex="9pt" style:font-weight-complex="normal"/>
    </style:style>
    <style:style style:name="ce176" style:family="table-cell" style:parent-style-name="Default" style:data-style-name="N121">
      <style:text-properties style:font-name="Arial" fo:font-size="9pt" style:font-size-asian="9pt" style:font-size-complex="9pt"/>
    </style:style>
    <style:style style:name="ce177" style:family="table-cell" style:parent-style-name="Default" style:data-style-name="N2">
      <style:text-properties fo:font-size="9pt" fo:font-weight="normal" style:font-size-asian="9pt" style:font-weight-asian="normal" style:font-size-complex="9pt" style:font-weight-complex="normal"/>
    </style:style>
    <style:style style:name="ce178" style:family="table-cell" style:parent-style-name="Default" style:data-style-name="N61">
      <style:text-properties fo:font-size="9pt" fo:font-weight="bold" style:font-size-asian="9pt" style:font-weight-asian="bold" style:font-size-complex="9pt" style:font-weight-complex="bold"/>
    </style:style>
    <style:style style:name="ce181" style:family="table-cell" style:parent-style-name="Default">
      <style:table-cell-properties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4" style:family="table-cell" style:parent-style-name="Default" style:data-style-name="N121">
      <style:table-cell-properties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 style:family="table-cell" style:parent-style-name="Default" style:data-style-name="N2">
      <style:table-cell-properties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6" style:family="table-cell" style:parent-style-name="Default">
      <style:table-cell-properties style:text-align-source="fix" style:repeat-content="false"/>
      <style:paragraph-properties fo:text-align="center" fo:margin-left="0in"/>
    </style:style>
    <style:style style:name="ce188" style:family="table-cell" style:parent-style-name="Default">
      <style:table-cell-properties style:text-align-source="fix" style:repeat-content="false"/>
      <style:paragraph-properties fo:text-align="center" fo:margin-left="0in"/>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1" style:family="table-cell" style:parent-style-name="Default" style:data-style-name="N124">
      <style:table-cell-properties style:text-align-source="fix" style:repeat-content="false" fo:border="0.0008in solid #000000"/>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 style:family="table-cell" style:parent-style-name="Default">
      <style:table-cell-properties style:text-align-source="fix" style:repeat-content="false"/>
      <style:paragraph-properties fo:text-align="end" fo:margin-left="0in"/>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style:text-align-source="fix" style:repeat-content="false" fo:background-color="transparent"/>
      <style:paragraph-properties fo:text-align="end" fo:margin-left="0in"/>
      <style:text-properties fo:color="#0000ff"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4" style:family="table-cell" style:parent-style-name="Default">
      <style:table-cell-properties style:text-align-source="fix" style:repeat-content="false" fo:background-color="transparent"/>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fo:background-color="#ffff99"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text-align-source="fix" style:repeat-content="false"/>
      <style:paragraph-properties fo:text-align="center" fo:margin-left="0in"/>
      <style:text-properties style:font-name="Arial" fo:font-size="9pt" style:font-size-asian="9pt" style:font-size-complex="9pt"/>
    </style:style>
    <style:style style:name="ce197"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202" style:family="table-cell" style:parent-style-name="Default">
      <style:text-properties style:font-name="Arial" fo:font-size="9pt" fo:font-weight="bold" style:font-size-asian="9pt" style:font-weight-asian="bold" style:font-size-complex="9pt" style:font-weight-complex="bold"/>
    </style:style>
    <style:style style:name="ce20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Default" style:data-style-name="N121"/>
    <style:style style:name="ce205" style:family="table-cell" style:parent-style-name="Default" style:data-style-name="N121">
      <style:table-cell-properties fo:background-color="#ffff99"/>
    </style:style>
    <style:style style:name="ce206" style:family="table-cell" style:parent-style-name="Default" style:data-style-name="N123">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data-style-name="N121">
      <style:table-cell-properties fo:background-color="#ffff99"/>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data-style-name="N121">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9" style:family="table-cell" style:parent-style-name="Defaul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data-style-name="N12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text-properties fo:color="#ff3333" fo:font-weight="bold" style:font-weight-asian="bold" style:font-weight-complex="bold"/>
    </style:style>
    <style:style style:name="ce212" style:family="table-cell" style:parent-style-name="Default" style:data-style-name="N121">
      <style:text-properties fo:color="#6666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3" style:family="table-cell" style:parent-style-name="Default" style:data-style-name="N123">
      <style:text-properties fo:color="#6666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Default" style:data-style-name="N122">
      <style:text-properties fo:color="#6666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ext-properties fo:color="#6666ff"/>
    </style:style>
    <style:style style:name="ce216" style:family="table-cell" style:parent-style-name="Default" style:data-style-name="N121">
      <style:text-properties fo:color="#ff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Default" style:data-style-name="N123">
      <style:text-properties fo:color="#ff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data-style-name="N122">
      <style:text-properties fo:color="#ff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9" style:family="table-cell" style:parent-style-name="Default" style:data-style-name="N1">
      <style:table-cell-properties fo:background-color="#ffff99"/>
    </style:style>
    <style:style style:name="ce220" style:family="table-cell" style:parent-style-name="Default" style:data-style-name="N2"/>
    <style:style style:name="ce221" style:family="table-cell" style:parent-style-name="Default">
      <style:table-cell-properties style:text-align-source="fix" style:repeat-content="false"/>
      <style:paragraph-properties fo:text-align="end" fo:margin-left="0in"/>
      <style:text-properties fo:color="#6600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Default" style:data-style-name="N121">
      <style:table-cell-properties fo:background-color="#ffff99"/>
      <style:text-properties fo:color="#6600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data-style-name="N61">
      <style:text-properties fo:color="#6600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data-style-name="N121">
      <style:text-properties fo:color="#6600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5" style:family="table-cell" style:parent-style-name="Default" style:data-style-name="N121">
      <style:text-properties fo:color="#6600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data-style-name="N1">
      <style:text-properties fo:color="#6600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Default" style:data-style-name="N10">
      <style:table-cell-properties style:text-align-source="fix" style:repeat-content="false"/>
      <style:paragraph-properties fo:text-align="end" fo:margin-left="0in"/>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8" style:family="table-cell" style:parent-style-name="Default" style:data-style-name="N123">
      <style:table-cell-properties style:text-align-source="fix" style:repeat-content="false"/>
      <style:paragraph-properties fo:text-align="end" fo:margin-left="0in"/>
    </style:style>
    <style:style style:name="ce229" style:family="table-cell" style:parent-style-name="Default">
      <style:table-cell-properties style:text-align-source="fix" style:repeat-content="false"/>
      <style:paragraph-properties fo:text-align="end" fo:margin-left="0in"/>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Default">
      <style:table-cell-properties fo:border="0.0008in solid #000000"/>
      <style:text-properties style:font-name="Arial" fo:font-size="9pt" style:font-size-asian="9pt" style:font-size-complex="9pt"/>
    </style:style>
    <style:style style:name="ce231" style:family="table-cell" style:parent-style-name="Default">
      <style:table-cell-properties fo:background-color="#ffffff"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2" style:family="table-cell" style:parent-style-name="Default" style:data-style-name="N124">
      <style:table-cell-properties fo:background-color="#ffffff" fo:border="0.000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3" style:family="table-cell" style:parent-style-name="Default">
      <style:table-cell-properties fo:background-color="#ffff99"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4" style:family="table-cell" style:parent-style-name="Default" style:data-style-name="N124">
      <style:table-cell-properties fo:background-color="#ffff99" fo:border="0.0008in solid #000000"/>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fo:color="#006600"/>
    </style:style>
  </office:automatic-styles>
  <office:body>
    <office:spreadsheet>
      <table:calculation-settings table:case-sensitive="false" table:use-regular-expressions="false"/>
      <table:table table:name="Reactor" table:style-name="ta2" table:print="false">
        <office:forms form:automatic-focus="false" form:apply-design-mode="false"/>
        <table:table-column table:style-name="co6" table:default-cell-style-name="ce30"/>
        <table:table-column table:style-name="co7" table:number-columns-repeated="12" table:default-cell-style-name="ce30"/>
        <table:table-column table:style-name="co11" table:default-cell-style-name="ce62"/>
        <table:table-column table:style-name="co12" table:number-columns-repeated="2" table:default-cell-style-name="ce30"/>
        <table:table-column table:style-name="co5" table:number-columns-repeated="240" table:default-cell-style-name="ce30"/>
        <table:table-column table:style-name="co5" table:number-columns-repeated="768" table:default-cell-style-name="ce46"/>
        <table:table-row table:style-name="ro3">
          <table:table-cell table:style-name="ce28" office:value-type="string">
            <text:p>Fused Salt Fusion</text:p>
          </table:table-cell>
          <table:table-cell table:number-columns-repeated="1023"/>
        </table:table-row>
        <table:table-row table:style-name="ro6">
          <table:table-cell table:style-name="ce29" office:value-type="string">
            <text:p>The main outline of the experiment is found at github.com/hthalljr. This spreadsheet is for calculations and links to supplementary literature, prefaced with “+”</text:p>
          </table:table-cell>
          <table:table-cell table:number-columns-repeated="12"/>
          <table:table-cell office:value-type="string">
            <text:p><text:a xlink:href="http://github.com/hthalljr">GitHub</text:a></text:p>
          </table:table-cell>
          <table:table-cell table:number-columns-repeated="1010"/>
        </table:table-row>
        <table:table-row table:style-name="ro7">
          <table:table-cell office:value-type="string">
            <text:p>Possible cathode half-cycle: Ni(2+) +2.55 D(+) + 4.55 e(-) = NiD(.55)(solid) + 2 D (adsorbed). Corresponding anode half-cycle: NiD(.55) +2 D (adsorbed) = Ni(2+) + 2.55 D(+) - 4.55 e(-)</text:p>
          </table:table-cell>
          <table:table-cell table:number-columns-repeated="1023"/>
        </table:table-row>
        <table:table-row table:style-name="ro4">
          <table:table-cell office:value-type="string">
            <text:p><text:s/>(We're hoping for D/Ni ratio of 0.55 to obtain 25% SAVs at 650C. “2 D” (absorbed) is just an initial guess for the D activity needed to obtain that ratio. </text:p>
          </table:table-cell>
          <table:table-cell table:number-columns-repeated="12"/>
          <table:table-cell table:style-name="ce186"/>
          <table:table-cell table:number-columns-repeated="1010"/>
        </table:table-row>
        <table:table-row table:style-name="ro5">
          <table:table-cell office:value-type="string">
            <text:p><text:s/>Actual condition will be established by Cyclic Voltammetry (CV), using a molybdenum wire as a quasi-reference electrode, per (Gese 2015) &amp; (Xie &amp; Kamali 2019).</text:p>
          </table:table-cell>
          <table:table-cell table:number-columns-repeated="12"/>
          <table:table-cell table:style-name="ce186" office:value-type="string">
            <text:p><text:a xlink:href="../%20https://www.lib.uidaho.edu/digital/etd/items/gese_idaho_0089n_10453.html"> Gese 2015 </text:a></text:p>
          </table:table-cell>
          <table:table-cell table:number-columns-repeated="1010"/>
        </table:table-row>
        <table:table-row table:style-name="ro4">
          <table:table-cell table:style-name="ce31" office:value-type="string">
            <text:p>We shouldn't need a glove box. LiCl can be dried in place at 94C (Gese 2015, Table 11, p. 40); Our Ni source, NiO, is not hygroscopic and can be added before drying the LiCl.</text:p>
          </table:table-cell>
          <table:table-cell table:style-name="Default" table:number-columns-repeated="1023"/>
        </table:table-row>
        <table:table-row table:style-name="ro8">
          <table:table-cell table:style-name="Default" office:value-type="string">
            <text:p>D2O vapor is carried by an Argon stream (Xie &amp; Kamali 2019). Vent it under slight overpressure with H2 detector to adjust conditions for low D2 loss with a trap to recover D2.</text:p>
          </table:table-cell>
          <table:table-cell table:style-name="Default" table:number-columns-repeated="12"/>
          <table:table-cell table:style-name="ce118" office:value-type="string">
            <text:p><text:a xlink:href="https://pubs.rsc.org/en/content/articlelanding/2019/gc/c8gc02756k">+Xie &amp; Kamali 2019</text:a></text:p>
          </table:table-cell>
          <table:table-cell table:style-name="Default" table:number-columns-repeated="1010"/>
        </table:table-row>
        <table:table-row table:style-name="ro8">
          <table:table-cell table:style-name="Default" office:value-type="string">
            <text:p><text:s/>Connect an oil-free diaphram vacum pump to the vent to help purge and dry the salt. High vacuum is not necessary: this $300 Labfish 30L/min pump at Amazon should do:</text:p>
          </table:table-cell>
          <table:table-cell table:style-name="Default" table:number-columns-repeated="12"/>
          <table:table-cell table:style-name="ce186" office:value-type="string">
            <text:p><text:a xlink:href="https://www.amazon.com/Portable-Diaphragm-Positive-Negative-Pressure/dp/B09K79P7Q2/"> Vac pump </text:a></text:p>
          </table:table-cell>
          <table:table-cell table:style-name="Default" table:number-columns-repeated="1010"/>
        </table:table-row>
        <table:table-row table:style-name="ro8">
          <table:table-cell table:style-name="Default" table:number-columns-repeated="13"/>
          <table:table-cell table:style-name="ce186"/>
          <table:table-cell table:style-name="Default" table:number-columns-repeated="1010"/>
        </table:table-row>
        <table:table-row table:style-name="ro7">
          <table:table-cell table:style-name="ce29" office:value-type="string">
            <text:p>Reactor design</text:p>
          </table:table-cell>
          <table:table-cell table:number-columns-repeated="11"/>
          <table:table-cell table:style-name="ce62"/>
          <table:table-cell table:number-columns-repeated="1011"/>
        </table:table-row>
        <table:table-row table:style-name="ro4">
          <table:table-cell office:value-type="string">
            <text:p>The reactor is housing is a 99.7% Alumina tube: ~40 mm OD x ~33 mm ID x 18 inch, Ebay, about $155 with shipping.</text:p>
          </table:table-cell>
          <table:table-cell table:number-columns-repeated="5"/>
          <table:table-cell table:style-name="ce46"/>
          <table:table-cell table:number-columns-repeated="3"/>
          <table:table-cell table:style-name="Default"/>
          <table:table-cell/>
          <table:table-cell table:style-name="ce62"/>
          <table:table-cell table:style-name="ce188" office:value-type="string">
            <text:p><text:a xlink:href="https://www.ebay.com/itm/185260334667?hash=item2b22605e4b:g:Of4AAOSw8G1h12RB"> Al2O3 tube </text:a></text:p>
          </table:table-cell>
          <table:table-cell table:number-columns-repeated="1010"/>
        </table:table-row>
        <table:table-row table:style-name="ro7">
          <table:table-cell office:value-type="string">
            <text:p>The electrodes are bare copper wires. Straighten them by twisting under tension. They hang from a flange that is sealed to the top of the alumina tube. We need to design a sliding seal for</text:p>
          </table:table-cell>
          <table:table-cell table:number-columns-repeated="1023"/>
        </table:table-row>
        <table:table-row table:style-name="ro7">
          <table:table-cell office:value-type="string">
            <text:p><text:s/>the top flange so that the electrode cage can be lowered under argon into the molten salt for the experiment, then lifted in argon above the salt to drain while the salt cools and solidifies.</text:p>
          </table:table-cell>
          <table:table-cell table:number-columns-repeated="1023"/>
        </table:table-row>
        <table:table-row table:style-name="ro7">
          <table:table-cell office: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6">
          <table:table-cell office:value-type="string">
            <text:p>A high flux of D into and out of the surface is desirable (McKubre et al 2003). Cyclic codeposition &amp; dissolution should accomplish this.</text:p>
          </table:table-cell>
          <table:table-cell table:number-columns-repeated="12"/>
          <table:table-cell table:style-name="ce49" office:value-type="string">
            <text:p><text:a xlink:href="https://www.lenr-canr.org/acrobat/McKubreMCHtheneedfor.pdf">+McKubre et al. 2003</text:a></text:p>
          </table:table-cell>
          <table:table-cell table:number-columns-repeated="1010"/>
        </table:table-row>
        <table:table-row table:style-name="ro6">
          <table:table-cell office:value-type="string">
            <text:p>Electromigration of D is also desired. (Staker 2019). The asymetric electric field between adjacent pairs of electrodes should drive electromigration around the circumference of each wire.</text:p>
          </table:table-cell>
          <table:table-cell table:number-columns-repeated="12"/>
          <table:table-cell office:value-type="string">
            <text:p><text:a xlink:href="https://www.lenr-canr.org/acrobat/McKubreMCHtheneedfor.pdf"> Staker 2019 </text:a></text:p>
          </table:table-cell>
          <table:table-cell table:number-columns-repeated="1010"/>
        </table:table-row>
        <table:table-row table:style-name="ro7">
          <table:table-cell table:number-columns-repeated="1024"/>
        </table:table-row>
        <table:table-row table:style-name="ro7">
          <table:table-cell table:style-name="ce29" office:value-type="string">
            <text:p>The wiring schemes below assure equal current through all electrode pairs.</text:p>
          </table:table-cell>
          <table:table-cell table:number-columns-repeated="1023"/>
        </table:table-row>
        <table:table-row table:style-name="ro7">
          <table:table-cell office:value-type="string">
            <text:p><text:s/>Electrode A-B have opposite polarity during each half cycle, forming electrode pairs. A's are wired in parallel, as are B's. AB <text:s/>BA AB pattern gives maximum field asymmetry around each electrode.</text:p>
          </table:table-cell>
          <table:table-cell table:style-name="ce29" table:number-columns-repeated="12"/>
          <table:table-cell table:style-name="ce190"/>
          <table:table-cell table:style-name="ce29" table:number-columns-repeated="242"/>
          <table:table-cell table:style-name="ce202" table:number-columns-repeated="768"/>
        </table:table-row>
        <table:table-row table:style-name="ro7">
          <table:table-cell table:style-name="ce32" office:value-type="string">
            <text:p>Clock position</text:p>
          </table:table-cell>
          <table:table-cell table:style-name="ce51" office:value-type="float" office:value="12">
            <text:p>12</text:p>
          </table:table-cell>
          <table:table-cell table:style-name="ce51" office:value-type="float" office:value="1">
            <text:p>1</text:p>
          </table:table-cell>
          <table:table-cell table:style-name="ce51" office:value-type="float" office:value="2">
            <text:p>2</text:p>
          </table:table-cell>
          <table:table-cell table:style-name="ce51" office:value-type="float" office:value="3">
            <text:p>3</text:p>
          </table:table-cell>
          <table:table-cell table:style-name="ce51" office:value-type="float" office:value="4">
            <text:p>4</text:p>
          </table:table-cell>
          <table:table-cell table:style-name="ce51" office:value-type="float" office:value="5">
            <text:p>5</text:p>
          </table:table-cell>
          <table:table-cell table:style-name="ce51" office:value-type="float" office:value="6">
            <text:p>6</text:p>
          </table:table-cell>
          <table:table-cell table:style-name="ce51" office:value-type="float" office:value="7">
            <text:p>7</text:p>
          </table:table-cell>
          <table:table-cell table:style-name="ce51" office:value-type="float" office:value="8">
            <text:p>8</text:p>
          </table:table-cell>
          <table:table-cell table:style-name="ce51" office:value-type="float" office:value="9">
            <text:p>9</text:p>
          </table:table-cell>
          <table:table-cell table:style-name="ce51" office:value-type="float" office:value="10">
            <text:p>10</text:p>
          </table:table-cell>
          <table:table-cell table:style-name="ce51" office:value-type="float" office:value="11">
            <text:p>11</text:p>
          </table:table-cell>
          <table:table-cell table:number-columns-repeated="1011"/>
        </table:table-row>
        <table:table-row table:style-name="ro6">
          <table:table-cell table:style-name="ce33" office:value-type="string">
            <text:p>Connections using all 12: (6 pairs): <text:span text:style-name="T1">j x 1</text:span></text:p>
          </table:table-cell>
          <table:table-cell table:style-name="ce52" office:value-type="string">
            <text:p>A </text:p>
          </table:table-cell>
          <table:table-cell table:style-name="ce102" office:value-type="string">
            <text:p><text:s/>B</text:p>
          </table:table-cell>
          <table:table-cell table:style-name="ce102" office:value-type="string">
            <text:p><text:s/>B </text:p>
          </table:table-cell>
          <table:table-cell table:style-name="ce52" office:value-type="string">
            <text:p><text:s/>A </text:p>
          </table:table-cell>
          <table:table-cell table:style-name="ce52" office:value-type="string">
            <text:p>A </text:p>
          </table:table-cell>
          <table:table-cell table:style-name="ce102" office:value-type="string">
            <text:p><text:s/>B</text:p>
          </table:table-cell>
          <table:table-cell table:style-name="ce102" office:value-type="string">
            <text:p><text:s/>B </text:p>
          </table:table-cell>
          <table:table-cell table:style-name="ce52" office:value-type="string">
            <text:p><text:s/>A </text:p>
          </table:table-cell>
          <table:table-cell table:style-name="ce52" office:value-type="string">
            <text:p>A </text:p>
          </table:table-cell>
          <table:table-cell table:style-name="ce102" office:value-type="string">
            <text:p>B</text:p>
          </table:table-cell>
          <table:table-cell table:style-name="ce102" office:value-type="string">
            <text:p>B </text:p>
          </table:table-cell>
          <table:table-cell table:style-name="ce52" office:value-type="string">
            <text:p><text:s/>A </text:p>
          </table:table-cell>
          <table:table-cell table:number-columns-repeated="1011"/>
        </table:table-row>
        <table:table-row table:style-name="ro6">
          <table:table-cell table:style-name="ce34" office:value-type="string">
            <text:p>Connections using 8 (4 pairs): <text:span text:style-name="T1">j <text:s/>x 1.5</text:span></text:p>
          </table:table-cell>
          <table:table-cell table:style-name="ce52" office:value-type="string">
            <text:p>A </text:p>
          </table:table-cell>
          <table:table-cell table:style-name="ce102" office:value-type="string">
            <text:p><text:s/>B</text:p>
          </table:table-cell>
          <table:table-cell table:style-name="ce53" office:value-type="string">
            <text:p>-</text:p>
          </table:table-cell>
          <table:table-cell table:style-name="ce102" office:value-type="string">
            <text:p><text:s/>B </text:p>
          </table:table-cell>
          <table:table-cell table:style-name="ce52" office:value-type="string">
            <text:p><text:s/>A </text:p>
          </table:table-cell>
          <table:table-cell table:style-name="ce53" office:value-type="string">
            <text:p>-</text:p>
          </table:table-cell>
          <table:table-cell table:style-name="ce52" office:value-type="string">
            <text:p>A </text:p>
          </table:table-cell>
          <table:table-cell table:style-name="ce102" office:value-type="string">
            <text:p><text:s/>B</text:p>
          </table:table-cell>
          <table:table-cell table:style-name="ce53" office:value-type="string">
            <text:p>-</text:p>
          </table:table-cell>
          <table:table-cell table:style-name="ce102" office:value-type="string">
            <text:p>B </text:p>
          </table:table-cell>
          <table:table-cell table:style-name="ce52" office:value-type="string">
            <text:p><text:s/>A </text:p>
          </table:table-cell>
          <table:table-cell table:style-name="ce53" office:value-type="string">
            <text:p>-</text:p>
          </table:table-cell>
          <table:table-cell table:number-columns-repeated="1011"/>
        </table:table-row>
        <table:table-row table:style-name="ro6">
          <table:table-cell table:style-name="ce35" office:value-type="string">
            <text:p>Connections using 4 (2 pairs): <text:span text:style-name="T1">j x 3</text:span></text:p>
          </table:table-cell>
          <table:table-cell table:style-name="ce52" office:value-type="string">
            <text:p>A </text:p>
          </table:table-cell>
          <table:table-cell table:style-name="ce102" office:value-type="string">
            <text:p><text:s/>B</text:p>
          </table:table-cell>
          <table:table-cell table:number-columns-repeated="4" table:style-name="ce53" office:value-type="string">
            <text:p>-</text:p>
          </table:table-cell>
          <table:table-cell table:style-name="ce102" office:value-type="string">
            <text:p>B </text:p>
          </table:table-cell>
          <table:table-cell table:style-name="ce52" office:value-type="string">
            <text:p><text:s/>A </text:p>
          </table:table-cell>
          <table:table-cell table:number-columns-repeated="4" table:style-name="ce53" office:value-type="string">
            <text:p>-</text:p>
          </table:table-cell>
          <table:table-cell table:number-columns-repeated="1011"/>
        </table:table-row>
        <table:table-row table:style-name="ro6">
          <table:table-cell table:style-name="ce36" office:value-type="string">
            <text:p>Connections using 2 (1 pair): <text:span text:style-name="T1">j x 6</text:span></text:p>
          </table:table-cell>
          <table:table-cell table:number-columns-repeated="5" table:style-name="ce53" office:value-type="string">
            <text:p>-</text:p>
          </table:table-cell>
          <table:table-cell table:style-name="ce52" office:value-type="string">
            <text:p>A </text:p>
          </table:table-cell>
          <table:table-cell table:style-name="ce102" office:value-type="string">
            <text:p>B </text:p>
          </table:table-cell>
          <table:table-cell table:number-columns-repeated="5" table:style-name="ce53" office:value-type="string">
            <text:p>-</text:p>
          </table:table-cell>
          <table:table-cell table:number-columns-repeated="1011"/>
        </table:table-row>
        <table:table-row table:style-name="ro7">
          <table:table-cell/>
          <table:table-cell table:style-name="ce54"/>
          <table:table-cell table:style-name="ce103"/>
          <table:table-cell table:number-columns-repeated="1021"/>
        </table:table-row>
        <table:table-row table:style-name="ro4">
          <table:table-cell table:style-name="ce29" office:value-type="string">
            <text:p>Space electrode wires equally near the tube ID. Use ceramic cage rings to hold them in place. The cage also accomodates a thermocouple and Mo pseudo-reference electrode.</text:p>
          </table:table-cell>
          <table:table-cell table:style-name="ce55" table:number-columns-repeated="2"/>
          <table:table-cell table:style-name="Default" table:number-columns-repeated="11"/>
          <table:table-cell table:number-columns-repeated="1010"/>
        </table:table-row>
        <table:table-row table:style-name="ro4">
          <table:table-cell office:value-type="string">
            <text:p>Ceramic tube OD, cm</text:p>
          </table:table-cell>
          <table:table-cell table:style-name="ce56" office:value-type="float" office:value="4">
            <text:p>4.0</text:p>
          </table:table-cell>
          <table:table-cell table:style-name="Default" table:number-columns-repeated="2"/>
          <table:table-cell table:style-name="ce56"/>
          <table:table-cell table:style-name="Default"/>
          <table:table-cell table:style-name="ce49" office:value-type="string">
            <text:p>Ceramic tube ID, cm</text:p>
          </table:table-cell>
          <table:table-cell office:value-type="float" office:value="3.3">
            <text:p>3.3</text:p>
          </table:table-cell>
          <table:table-cell table:style-name="Default" table:number-columns-repeated="3"/>
          <table:table-cell table:style-name="ce49" office:value-type="string">
            <text:p>18-inch Al2O3 tube length, cm</text:p>
          </table:table-cell>
          <table:table-cell table:style-name="ce56" table:formula="of:=18*2.54" office:value-type="float" office:value="45.72">
            <text:p>45.7</text:p>
          </table:table-cell>
          <table:table-cell table:style-name="Default"/>
          <table:table-cell table:number-columns-repeated="1010"/>
        </table:table-row>
        <table:table-row table:style-name="ro4">
          <table:table-cell office:value-type="string">
            <text:p>Ceramic tube wall thickness, cm</text:p>
          </table:table-cell>
          <table:table-cell table:formula="of:=([.B27]-[.H27])/2" office:value-type="float" office:value="0.35">
            <text:p>0.35</text:p>
          </table:table-cell>
          <table:table-cell table:style-name="Default" table:number-columns-repeated="2"/>
          <table:table-cell/>
          <table:table-cell table:style-name="Default"/>
          <table:table-cell table:style-name="ce49" office:value-type="string">
            <text:p>Clearance between tube ID &amp; ceramic ring OD, cm</text:p>
          </table:table-cell>
          <table:table-cell table:style-name="ce58" office:value-type="float" office:value="0.2">
            <text:p>0.20</text:p>
          </table:table-cell>
          <table:table-cell table:style-name="Default" table:number-columns-repeated="3"/>
          <table:table-cell table:style-name="ce49" office:value-type="string">
            <text:p>Ceramic cage ring OD, cm</text:p>
          </table:table-cell>
          <table:table-cell table:style-name="ce141" table:formula="of:=[.H27]-2*[.H28]" office:value-type="float" office:value="2.9">
            <text:p>2.90</text:p>
          </table:table-cell>
          <table:table-cell table:style-name="Default"/>
          <table:table-cell table:number-columns-repeated="1010"/>
        </table:table-row>
        <table:table-row table:style-name="ro4">
          <table:table-cell table:style-name="ce29" office:value-type="string">
            <text:p>Diameter of AWG #14 cage wires, cm</text:p>
          </table:table-cell>
          <table:table-cell table:style-name="ce57" office:value-type="float" office:value="0.1628">
            <text:p>0.1628</text:p>
          </table:table-cell>
          <table:table-cell table:style-name="ce57"/>
          <table:table-cell table:style-name="Default" table:number-columns-repeated="3"/>
          <table:table-cell table:style-name="ce49" office:value-type="string">
            <text:p>Ceramic cage ring width (wire OD x 2), cm</text:p>
          </table:table-cell>
          <table:table-cell table:style-name="ce123" table:formula="of:=[.B29]*2" office:value-type="float" office:value="0.3256">
            <text:p>0.326</text:p>
          </table:table-cell>
          <table:table-cell table:style-name="Default" table:number-columns-repeated="3"/>
          <table:table-cell table:style-name="ce49" office:value-type="string">
            <text:p>Ceramic cage ring ID, cm</text:p>
          </table:table-cell>
          <table:table-cell table:style-name="ce58" table:formula="of:=[.M28]-2*[.H29]" office:value-type="float" office:value="2.2488">
            <text:p>2.25</text:p>
          </table:table-cell>
          <table:table-cell table:style-name="Default"/>
          <table:table-cell table:number-columns-repeated="1010"/>
        </table:table-row>
        <table:table-row table:style-name="ro4">
          <table:table-cell table:style-name="ce37" office:value-type="string">
            <text:p>Cage ring diameter at center of wires, cm</text:p>
          </table:table-cell>
          <table:table-cell table:style-name="ce58" table:formula="of:=([.M28]+[.M29])/2" office:value-type="float" office:value="2.5744">
            <text:p>2.57</text:p>
          </table:table-cell>
          <table:table-cell table:style-name="ce58"/>
          <table:table-cell table:style-name="Default" table:number-columns-repeated="3"/>
          <table:table-cell table:style-name="ce133" office:value-type="string">
            <text:p>Number of wires in cage</text:p>
          </table:table-cell>
          <table:table-cell table:style-name="ce156" office:value-type="float" office:value="12">
            <text:p>12</text:p>
          </table:table-cell>
          <table:table-cell table:style-name="Default" table:number-columns-repeated="3"/>
          <table:table-cell table:style-name="ce49" office:value-type="string">
            <text:p>Spacing between adjacent cage wires, cm</text:p>
          </table:table-cell>
          <table:table-cell table:style-name="ce58" table:formula="of:=[.$B30]*SIN(PI()/[.H30])-[.$B29]" office:value-type="float" office:value="0.503503749711929">
            <text:p>0.50</text:p>
          </table:table-cell>
          <table:table-cell table:style-name="Default"/>
          <table:table-cell table:number-columns-repeated="1010"/>
        </table:table-row>
        <table:table-row table:style-name="ro4">
          <table:table-cell office:value-type="string">
            <text:p>Compare: circumference / # wires – wire diam</text:p>
          </table:table-cell>
          <table:table-cell table:style-name="ce58" table:formula="of:=PI()*[.B30]/[.H30]-[.B29]" office:value-type="float" office:value="0.51117634395013">
            <text:p>0.51</text:p>
          </table:table-cell>
          <table:table-cell table:style-name="ce58"/>
          <table:table-cell table:style-name="Default" table:number-columns-repeated="3"/>
          <table:table-cell table:style-name="ce118" office:value-type="string">
            <text:p>Cage ring thickness, cm</text:p>
          </table:table-cell>
          <table:table-cell table:style-name="Default" office:value-type="float" office:value="0.2">
            <text:p>0.2</text:p>
          </table:table-cell>
          <table:table-cell table:style-name="Default" table:number-columns-repeated="3"/>
          <table:table-cell table:style-name="ce133" office:value-type="string">
            <text:p>Immersed depth in salt, cm </text:p>
          </table:table-cell>
          <table:table-cell table:style-name="ce29" office:value-type="float" office:value="10">
            <text:p>10</text:p>
          </table:table-cell>
          <table:table-cell table:style-name="Default"/>
          <table:table-cell table:number-columns-repeated="1010"/>
        </table:table-row>
        <table:table-row table:style-name="ro4">
          <table:table-cell table:style-name="ce31" office:value-type="string">
            <text:p>Total Immersed electrode area cm^2</text:p>
          </table:table-cell>
          <table:table-cell table:style-name="ce56" table:formula="of:=PI()*[.B29]*[.M31]*[.H30]" office:value-type="float" office:value="61.3741540805302">
            <text:p>61.4</text:p>
          </table:table-cell>
          <table:table-cell table:style-name="ce29"/>
          <table:table-cell table:style-name="Default"/>
          <table:table-cell table:style-name="ce32"/>
          <table:table-cell table:style-name="ce144" table:number-columns-repeated="8"/>
          <table:table-cell table:style-name="ce191"/>
          <table:table-cell table:number-columns-repeated="1010"/>
        </table:table-row>
        <table:table-row table:style-name="ro4">
          <table:table-cell table:style-name="ce38" office:value-type="string">
            <text:p>Maximum total current</text:p>
          </table:table-cell>
          <table:table-cell table:style-name="ce38" office:value-type="float" office:value="125">
            <text:p>125</text:p>
          </table:table-cell>
          <table:table-cell table:style-name="ce29"/>
          <table:table-cell office:value-type="string">
            <text:p>Kepco BOP 6-125 MG 4 quadrant 0 to 125 A, 0 to 6 V, programmable waveform, 0 to 800 Hz. <text:s/>($2k-$3k, used)</text:p>
          </table:table-cell>
          <table:table-cell table:number-columns-repeated="9"/>
          <table:table-cell table:style-name="ce49" office:value-type="string">
            <text:p><text:a xlink:href="https://www.ebay.com/itm/133983222731?target=pla-1262749492782&amp;abcId=9300678&amp;merchantid=8561194"> Kepco EBay </text:a></text:p>
          </table:table-cell>
          <table:table-cell table:number-columns-repeated="1010"/>
        </table:table-row>
        <table:table-row table:style-name="ro7">
          <table:table-cell table:style-name="ce39" office:value-type="string">
            <text:p>Max current density j mA/cm^2, for 6 pairs</text:p>
          </table:table-cell>
          <table:table-cell table:style-name="ce59" table:formula="of:=[.B33]*1000/([.B32]/2)" office:value-type="float" office:value="4073.37589813409">
            <text:p>4073</text:p>
          </table:table-cell>
          <table:table-cell/>
          <table:table-cell office:value-type="string">
            <text:p>(Each electrode is in series with its polar opposite, forming a current loop: divide the total electrode area by 2.)</text:p>
          </table:table-cell>
          <table:table-cell/>
          <table:table-cell table:style-name="ce49"/>
          <table:table-cell table:style-name="ce56"/>
          <table:table-cell table:number-columns-repeated="6"/>
          <table:table-cell table:style-name="ce49"/>
          <table:table-cell table:number-columns-repeated="1010"/>
        </table:table-row>
        <table:table-row table:style-name="ro6">
          <table:table-cell table:style-name="ce40" office:value-type="string">
            <text:p>Probable voltage (optimize via CV)</text:p>
          </table:table-cell>
          <table:table-cell table:style-name="ce60" office:value-type="float" office:value="1.5">
            <text:p>1.5</text:p>
          </table:table-cell>
          <table:table-cell/>
          <table:table-cell office:value-type="string">
            <text:p>(CV tutorial: Elgrishi et al. 2017 'A Practical Beginner’s Guide to Cyclic Voltammetry.')</text:p>
          </table:table-cell>
          <table:table-cell/>
          <table:table-cell table:style-name="ce49"/>
          <table:table-cell table:style-name="ce56"/>
          <table:table-cell table:number-columns-repeated="6"/>
          <table:table-cell table:style-name="ce192" office:value-type="string">
            <text:p><text:a xlink:href="https://pubs.acs.org/doi/10.1021/acs.jchemed.7b00361">+Elgrishi et al. 2017</text:a></text:p>
          </table:table-cell>
          <table:table-cell table:number-columns-repeated="1010"/>
        </table:table-row>
        <table:table-row table:style-name="ro7">
          <table:table-cell table:style-name="ce40" office:value-type="string">
            <text:p>Probable max electrolysis power, watts</text:p>
          </table:table-cell>
          <table:table-cell table:style-name="ce59" table:formula="of:=[.B33]*[.B35]" office:value-type="float" office:value="187.5">
            <text:p>188</text:p>
          </table:table-cell>
          <table:table-cell/>
          <table:table-cell office:value-type="string">
            <text:p>(Some appears as resistive heating of the electrolyte, but most appears as thermodynamic free energy in the electrolysis products.)</text:p>
          </table:table-cell>
          <table:table-cell/>
          <table:table-cell table:style-name="ce49"/>
          <table:table-cell table:style-name="ce56"/>
          <table:table-cell table:number-columns-repeated="6"/>
          <table:table-cell table:style-name="ce49"/>
          <table:table-cell table:number-columns-repeated="1010"/>
        </table:table-row>
        <table:table-row table:style-name="ro7">
          <table:table-cell table:style-name="ce31"/>
          <table:table-cell table:style-name="ce56"/>
          <table:table-cell table:style-name="ce29"/>
          <table:table-cell/>
          <table:table-cell table:style-name="ce32"/>
          <table:table-cell table:style-name="ce144" table:number-columns-repeated="8"/>
          <table:table-cell table:style-name="ce191"/>
          <table:table-cell table:number-columns-repeated="1010"/>
        </table:table-row>
        <table:table-row table:style-name="ro7">
          <table:table-cell table:style-name="ce29" office:value-type="string">
            <text:p>Current density j for various electrochemical operations, mA/cm^2.</text:p>
          </table:table-cell>
          <table:table-cell table:number-columns-repeated="1023"/>
        </table:table-row>
        <table:table-row table:style-name="ro4">
          <table:table-cell table:style-name="ce29" office:value-type="string">
            <text:p>Qiao and Kamali 2020</text:p>
          </table:table-cell>
          <table:table-cell table:style-name="ce61"/>
          <table:table-cell table:style-name="ce59" table:formula="of:=220/(PI()*(2/2)^2)" office:value-type="float" office:value="70.0281749604339">
            <text:p>70</text:p>
          </table:table-cell>
          <table:table-cell table:style-name="ce29" office:value-type="string">
            <text:p>Reduction of Co3O4 with H, 680C in LiCl with likely SAVs. Figs 1 &amp; 6: 2 cm dia cathode, 220 mA, 1V</text:p>
          </table:table-cell>
          <table:table-cell table:style-name="ce46"/>
          <table:table-cell table:number-columns-repeated="4"/>
          <table:table-cell table:style-name="ce46"/>
          <table:table-cell table:number-columns-repeated="2"/>
          <table:table-cell table:style-name="ce118"/>
          <table:table-cell table:style-name="ce192" office:value-type="string">
            <text:p><text:a xlink:href="https://pubs.rsc.org/en/content/articlelanding/2020/ma/d0ma00399a"> Qiao and Kamali 2020</text:a></text:p>
          </table:table-cell>
          <table:table-cell table:style-name="ce46"/>
          <table:table-cell table:number-columns-repeated="1009"/>
        </table:table-row>
        <table:table-row table:style-name="ro6">
          <table:table-cell office:value-type="string">
            <text:p>Nickel plating range, Watts bath, range</text:p>
          </table:table-cell>
          <table:table-cell office:value-type="float" office:value="20">
            <text:p>20</text:p>
          </table:table-cell>
          <table:table-cell office:value-type="float" office:value="70">
            <text:p>70</text:p>
          </table:table-cell>
          <table:table-cell office:value-type="string">
            <text:p><text:s/>Nickel Institute 2014 'Nickel Plating Handbook', Ch 3, Table 2, p. 13</text:p>
          </table:table-cell>
          <table:table-cell table:style-name="ce46"/>
          <table:table-cell table:number-columns-repeated="5"/>
          <table:table-cell table:style-name="ce46"/>
          <table:table-cell table:number-columns-repeated="2"/>
          <table:table-cell table:style-name="ce192" office:value-type="string">
            <text:p><text:a xlink:href="https://nickelinstitute.org/media/2323/nph_141015.pdf">+Nickel Institute 2014 </text:a></text:p>
          </table:table-cell>
          <table:table-cell table:style-name="ce46"/>
          <table:table-cell table:number-columns-repeated="1009"/>
        </table:table-row>
        <table:table-row table:style-name="ro6">
          <table:table-cell table:style-name="ce29" office:value-type="string">
            <text:p>Pd-D codeposition in D2O solution at 50C</text:p>
          </table:table-cell>
          <table:table-cell table:style-name="ce46"/>
          <table:table-cell table:style-name="ce29" office:value-type="float" office:value="500">
            <text:p>500</text:p>
          </table:table-cell>
          <table:table-cell table:style-name="ce29" office:value-type="string">
            <text:p>Letts &amp; Hagelstein 2012 'Modified Szpak Protocol for Excess Heat,' p 47</text:p>
          </table:table-cell>
          <table:table-cell table:number-columns-repeated="9"/>
          <table:table-cell table:style-name="ce193" office:value-type="string">
            <text:p><text:a xlink:href="https://jcmns.scholasticahq.com/article/72159"> Letts  and Hagelstein 2012</text:a></text:p>
          </table:table-cell>
          <table:table-cell table:style-name="ce46"/>
          <table:table-cell table:number-columns-repeated="1009"/>
        </table:table-row>
        <table:table-row table:style-name="ro4">
          <table:table-cell office:value-type="string">
            <text:p>Fleischmann &amp; Pons Pd in D2O, &lt;100C, range</text:p>
          </table:table-cell>
          <table:table-cell office:value-type="float" office:value="8">
            <text:p>8</text:p>
          </table:table-cell>
          <table:table-cell office:value-type="float" office:value="654">
            <text:p>654</text:p>
          </table:table-cell>
          <table:table-cell office:value-type="string">
            <text:p><text:s/>Fleischmann &amp; Pons 1989 'Electrochemically induced nuclear fusion of deuterium'</text:p>
          </table:table-cell>
          <table:table-cell table:number-columns-repeated="3"/>
          <table:table-cell table:style-name="ce46"/>
          <table:table-cell table:number-columns-repeated="3"/>
          <table:table-cell table:style-name="Default"/>
          <table:table-cell/>
          <table:table-cell table:style-name="ce49" office:value-type="string">
            <text:p><text:a xlink:href="https://www.sciencedirect.com/science/article/abs/pii/0022072889800063">Fleischmann and Pons 1989</text:a></text:p>
          </table:table-cell>
          <table:table-cell table:style-name="ce46"/>
          <table:table-cell table:number-columns-repeated="1009"/>
        </table:table-row>
        <table:table-row table:style-name="ro6">
          <table:table-cell office:value-type="string">
            <text:p>PdHx in LiC-KCl-LiH, 400C</text:p>
          </table:table-cell>
          <table:table-cell table:style-name="ce46"/>
          <table:table-cell office:value-type="float" office:value="800">
            <text:p>800</text:p>
          </table:table-cell>
          <table:table-cell office:value-type="string">
            <text:p>Nohira &amp; Ito 1997 Electrochem H-Absorbing Behavior Pd &amp; Pd‐Li Alloys in Molten LiCl‐KCl‐LiH</text:p>
          </table:table-cell>
          <table:table-cell table:number-columns-repeated="3"/>
          <table:table-cell table:style-name="ce46"/>
          <table:table-cell table:number-columns-repeated="5"/>
          <table:table-cell table:style-name="ce194" office:value-type="string">
            <text:p><text:a xlink:href="https://iopscience.iop.org/article/10.1149/1.1837806">+Nohira and Ito 1997</text:a></text:p>
          </table:table-cell>
          <table:table-cell table:style-name="ce46"/>
          <table:table-cell table:number-columns-repeated="1009"/>
        </table:table-row>
        <table:table-row table:style-name="ro6">
          <table:table-cell office:value-type="string">
            <text:p>High rate flash Cu foam electrodeposition</text:p>
          </table:table-cell>
          <table:table-cell/>
          <table:table-cell office:value-type="float" office:value="3000">
            <text:p>3000</text:p>
          </table:table-cell>
          <table:table-cell office:value-type="string">
            <text:p>Shin &amp; Liu <text:s/>2004 Cu Foam Structures w Highly Porous Nanostructured Walls (Cu rapid deposition on foaming H2).</text:p>
          </table:table-cell>
          <table:table-cell table:number-columns-repeated="3"/>
          <table:table-cell table:style-name="ce46"/>
          <table:table-cell table:number-columns-repeated="5"/>
          <table:table-cell table:style-name="ce192" office:value-type="string">
            <text:p><text:a xlink:href="https://fcbt.mse.gatech.edu/PDF/2004_(100)Chem.Mat_Shin.pdf">+Shin and Liu 2004</text:a></text:p>
          </table:table-cell>
          <table:table-cell table:style-name="ce46"/>
          <table:table-cell table:number-columns-repeated="1009"/>
        </table:table-row>
        <table:table-row table:style-name="ro6">
          <table:table-cell office:value-type="string">
            <text:p>Limiting j for gas-evolving evolving reactions</text:p>
          </table:table-cell>
          <table:table-cell table:style-name="ce62"/>
          <table:table-cell office:value-type="float" office:value="7000">
            <text:p>7000</text:p>
          </table:table-cell>
          <table:table-cell office:value-type="string">
            <text:p>Lee et al. 2020 'Critical current density as performance indicator for gas-evolving electrochemical devices' Fig. 2B</text:p>
          </table:table-cell>
          <table:table-cell table:style-name="ce46"/>
          <table:table-cell table:number-columns-repeated="8"/>
          <table:table-cell table:style-name="ce49" office:value-type="string">
            <text:p><text:a xlink:href="https://www.sciencedirect.com/science/article/pii/S266638642030151X?via=ihub">+Lee et al. 2020</text:a></text:p>
          </table:table-cell>
          <table:table-cell table:number-columns-repeated="1010"/>
        </table:table-row>
        <table:table-row table:style-name="ro7">
          <table:table-cell table:style-name="ce29"/>
          <table:table-cell table:style-name="ce59" table:number-columns-repeated="2"/>
          <table:table-cell table:style-name="ce46"/>
          <table:table-cell table:number-columns-repeated="1020"/>
        </table:table-row>
        <table:table-row table:style-name="ro7">
          <table:table-cell table:style-name="ce29" office:value-type="string">
            <text:p>Estimate power dissipation and voltage drop in electrodes from connection above flange to level of molten salt. (Ni or Pd coating is too thin to have much effect on the resistance).</text:p>
          </table:table-cell>
          <table:table-cell table:style-name="ce59" table:number-columns-repeated="2"/>
          <table:table-cell table:style-name="ce46"/>
          <table:table-cell table:number-columns-repeated="1020"/>
        </table:table-row>
        <table:table-row table:style-name="ro4">
          <table:table-cell office:value-type="string">
            <text:p>Resistivity ρ of Cu at 20 C, <text:span text:style-name="T2">μ</text:span>-<text:span text:style-name="T2">Ω-</text:span>cm</text:p>
          </table:table-cell>
          <table:table-cell table:style-name="ce58" office:value-type="float" office:value="1.678">
            <text:p>1.68</text:p>
          </table:table-cell>
          <table:table-cell table:style-name="ce104"/>
          <table:table-cell table:style-name="ce31" office:value-type="string">
            <text:p>(1 <text:span text:style-name="T2">μ</text:span>-<text:span text:style-name="T2">Ω-</text:span>cm = 10^-8 <text:span text:style-name="T2">Ω-m)</text:span></text:p>
          </table:table-cell>
          <table:table-cell table:style-name="ce31" table:number-columns-repeated="4"/>
          <table:table-cell table:style-name="ce49" office:value-type="string">
            <text:p>ρ of Cu at 650 C = 923 K, <text:span text:style-name="T2">μ</text:span>-<text:span text:style-name="T2">Ω-</text:span>cm</text:p>
          </table:table-cell>
          <table:table-cell table:style-name="ce160" table:formula="of:=6.041+0.5*(6.858-6.041)" office:value-type="float" office:value="6.4495">
            <text:p>6.45</text:p>
          </table:table-cell>
          <table:table-cell table:style-name="ce31" office:value-type="string">
            <text:p><text:s/>(Matula 1979, Table 2, p. 1161)</text:p>
          </table:table-cell>
          <table:table-cell table:style-name="Default"/>
          <table:table-cell/>
          <table:table-cell table:style-name="ce49" office:value-type="string">
            <text:p><text:a xlink:href="https://srd.nist.gov/JPCRD/jpcrd155.pdf">+Matula 1979</text:a></text:p>
          </table:table-cell>
          <table:table-cell table:number-columns-repeated="1010"/>
        </table:table-row>
        <table:table-row table:style-name="ro7">
          <table:table-cell office:value-type="string">
            <text:p>bottom of electrode cage to bottom of tube, cm</text:p>
          </table:table-cell>
          <table:table-cell table:style-name="ce56" table:formula="of:=[.H27]/2" office:value-type="float" office:value="1.65">
            <text:p>1.7</text:p>
          </table:table-cell>
          <table:table-cell/>
          <table:table-cell table:style-name="ce46" table:number-columns-repeated="2"/>
          <table:table-cell table:style-name="ce49" office:value-type="string">
            <text:p>distance, bottom of tube to top of cage, cm</text:p>
          </table:table-cell>
          <table:table-cell table:style-name="ce56" table:formula="of:=[.B49]+[.M31]" office:value-type="float" office:value="11.65">
            <text:p>11.7</text:p>
          </table:table-cell>
          <table:table-cell table:style-name="ce46"/>
          <table:table-cell/>
          <table:table-cell table:style-name="ce46"/>
          <table:table-cell table:style-name="ce49" office:value-type="string">
            <text:p>Inside height of tube, cm</text:p>
          </table:table-cell>
          <table:table-cell table:style-name="ce56" table:formula="of:=[.M27]-[.B28]" office:value-type="float" office:value="45.37">
            <text:p>45.4</text:p>
          </table:table-cell>
          <table:table-cell table:style-name="ce176"/>
          <table:table-cell table:number-columns-repeated="1011"/>
        </table:table-row>
        <table:table-row table:style-name="ro7">
          <table:table-cell table:style-name="ce37" office:value-type="string">
            <text:p>flange thickness, cm</text:p>
          </table:table-cell>
          <table:table-cell table:style-name="ce56" office:value-type="float" office:value="1">
            <text:p>1.0</text:p>
          </table:table-cell>
          <table:table-cell table:style-name="ce56"/>
          <table:table-cell table:number-columns-repeated="2"/>
          <table:table-cell table:style-name="ce49" office:value-type="string">
            <text:p>extension of leads above top of flange, cm</text:p>
          </table:table-cell>
          <table:table-cell table:style-name="ce56" office:value-type="float" office:value="1">
            <text:p>1.0</text:p>
          </table:table-cell>
          <table:table-cell table:style-name="ce46"/>
          <table:table-cell table:number-columns-repeated="2"/>
          <table:table-cell table:style-name="ce49" office:value-type="string">
            <text:p>Total length of leads above level of salt, cm</text:p>
          </table:table-cell>
          <table:table-cell table:style-name="ce168" table:formula="of:=[.L49]-[.G49]+[.B50]+[.G50]" office:value-type="float" office:value="35.72">
            <text:p>35.7</text:p>
          </table:table-cell>
          <table:table-cell table:style-name="ce46"/>
          <table:table-cell table:number-columns-repeated="1011"/>
        </table:table-row>
        <table:table-row table:style-name="ro6">
          <table:table-cell table:style-name="ce37" office:value-type="string">
            <text:p>average Temp of current leads, 20 C to 660 C</text:p>
          </table:table-cell>
          <table:table-cell table:style-name="ce61" table:formula="of:=(660+20)/2" office:value-type="float" office:value="340">
            <text:p>340</text:p>
          </table:table-cell>
          <table:table-cell table:style-name="ce56"/>
          <table:table-cell table:style-name="ce46" table:number-columns-repeated="2"/>
          <table:table-cell table:style-name="ce49"/>
          <table:table-cell table:style-name="ce49" office:value-type="string">
            <text:p>ρ of Cu at 340C (613 K), <text:span text:style-name="T2">μ</text:span>-<text:span text:style-name="T2">Ω-</text:span>cm</text:p>
          </table:table-cell>
          <table:table-cell table:style-name="ce160" table:formula="of:=3.792+0.13*(4.514-3.792)" office:value-type="float" office:value="3.88586">
            <text:p>3.89</text:p>
          </table:table-cell>
          <table:table-cell/>
          <table:table-cell table:style-name="ce31"/>
          <table:table-cell table:style-name="ce49" office:value-type="string">
            <text:p>Compare average, 20 C &amp; 650 C:</text:p>
          </table:table-cell>
          <table:table-cell table:style-name="ce169" table:formula="of:=([.B48]+[.J48])/2" office:value-type="float" office:value="4.06375">
            <text:p>4.06</text:p>
          </table:table-cell>
          <table:table-cell table:style-name="ce46" office:value-type="string">
            <text:p><text:s/>(slightly nonlinear)</text:p>
          </table:table-cell>
          <table:table-cell table:number-columns-repeated="1011"/>
        </table:table-row>
        <table:table-row table:style-name="ro6">
          <table:table-cell table:style-name="ce41" office:value-type="string">
            <text:p>Resistance, top connector to molten salt, <text:span text:style-name="T2">Ω</text:span></text:p>
          </table:table-cell>
          <table:table-cell table:style-name="ce63" table:formula="of:=[.$H$51]*0.000001*[.$L$50]/(PI()*([.B29]/2)^2)" office:value-type="float" office:value="0.00666806642547342">
            <text:p>6.67E-03</text:p>
          </table:table-cell>
          <table:table-cell table:style-name="ce58" office:value-type="string">
            <text:p><text:s/>( = <text:span text:style-name="T2">ρ</text:span> * length / area)</text:p>
          </table:table-cell>
          <table:table-cell/>
          <table:table-cell table:style-name="ce46"/>
          <table:table-cell/>
          <table:table-cell table:style-name="ce46" table:number-columns-repeated="2"/>
          <table:table-cell table:number-columns-repeated="3"/>
          <table:table-cell table:style-name="ce46" table:number-columns-repeated="2"/>
          <table:table-cell table:number-columns-repeated="1011"/>
        </table:table-row>
        <table:table-row table:style-name="ro6">
          <table:table-cell table:style-name="ce42" office:value-type="string">
            <text:p>Total current from power supply, Ampere</text:p>
          </table:table-cell>
          <table:table-cell table:style-name="ce64" office:value-type="float" office:value="83.6">
            <text:p>83.6</text:p>
          </table:table-cell>
          <table:table-cell table:style-name="ce105"/>
          <table:table-cell table:style-name="ce126"/>
          <table:table-cell table:style-name="ce135"/>
          <table:table-cell table:style-name="ce145" office:value-type="string">
            <text:p>Use tools/goal seek to find <text:span text:style-name="T3">total current</text:span> needed for desired current density with chosen wiring configuration.</text:p>
          </table:table-cell>
          <table:table-cell table:style-name="ce146" table:number-columns-repeated="7"/>
          <table:table-cell table:style-name="ce195"/>
          <table:table-cell table:style-name="ce46" table:number-columns-repeated="242"/>
          <table:table-cell table:number-columns-repeated="768"/>
        </table:table-row>
        <table:table-row table:style-name="ro7">
          <table:table-cell table:style-name="ce29" office:value-type="string">
            <text:p>number of active anode/cathode pairs, n</text:p>
          </table:table-cell>
          <table:table-cell table:style-name="ce65" office:value-type="float" office:value="6">
            <text:p>6</text:p>
          </table:table-cell>
          <table:table-cell table:style-name="ce105" office:value-type="float" office:value="4">
            <text:p>4</text:p>
          </table:table-cell>
          <table:table-cell table:style-name="ce126" office:value-type="float" office:value="2">
            <text:p>2</text:p>
          </table:table-cell>
          <table:table-cell table:style-name="ce135" office:value-type="float" office:value="1">
            <text:p>1</text:p>
          </table:table-cell>
          <table:table-cell table:style-name="ce46" table:number-columns-repeated="8"/>
          <table:table-cell table:style-name="ce49"/>
          <table:table-cell table:style-name="ce46" table:number-columns-repeated="242"/>
          <table:table-cell table:number-columns-repeated="768"/>
        </table:table-row>
        <table:table-row table:style-name="ro4">
          <table:table-cell office:value-type="string">
            <text:p>current in each lead, amperes</text:p>
          </table:table-cell>
          <table:table-cell table:style-name="ce66" table:formula="of:=[.$B$53]/[.B54]" office:value-type="float" office:value="13.9333333333333">
            <text:p>13.93</text:p>
          </table:table-cell>
          <table:table-cell table:style-name="ce106" table:formula="of:=[.$B$53]/[.C54]" office:value-type="float" office:value="20.9">
            <text:p>20.90</text:p>
          </table:table-cell>
          <table:table-cell table:style-name="ce127" table:formula="of:=[.$B$53]/[.D54]" office:value-type="float" office:value="41.8">
            <text:p>41.80</text:p>
          </table:table-cell>
          <table:table-cell table:style-name="ce136" table:formula="of:=[.$B$53]/[.E54]" office:value-type="float" office:value="83.6">
            <text:p>83.60</text:p>
          </table:table-cell>
          <table:table-cell table:style-name="Default"/>
          <table:table-cell table:number-columns-repeated="1018"/>
        </table:table-row>
        <table:table-row table:style-name="ro7">
          <table:table-cell office:value-type="string">
            <text:p>Total surface area of anodes or cathodes</text:p>
          </table:table-cell>
          <table:table-cell table:style-name="ce67" table:formula="of:=[.B32]" office:value-type="float" office:value="61.3741540805302">
            <text:p>61.4</text:p>
          </table:table-cell>
          <table:table-cell table:style-name="ce107" table:formula="of:=[.B56]*[.C54]/[.B54]" office:value-type="float" office:value="40.9161027203535">
            <text:p>40.9</text:p>
          </table:table-cell>
          <table:table-cell table:style-name="ce117" table:formula="of:=[.B56]*[.D54]/[.B54]" office:value-type="float" office:value="20.4580513601767">
            <text:p>20.5</text:p>
          </table:table-cell>
          <table:table-cell table:style-name="ce137" table:formula="of:=[.C56]*[.E54]/[.C54]" office:value-type="float" office:value="10.2290256800884">
            <text:p>10.2</text:p>
          </table:table-cell>
          <table:table-cell table:number-columns-repeated="1019"/>
        </table:table-row>
        <table:table-row table:style-name="ro4">
          <table:table-cell table:style-name="ce29" office:value-type="string">
            <text:p>Electrolytic current density j, mA/cm^2</text:p>
          </table:table-cell>
          <table:table-cell table:style-name="ce68" table:formula="of:=[.$B$53]/([.B56]/2)*1000" office:value-type="float" office:value="2724.27380067208">
            <text:p>2724</text:p>
          </table:table-cell>
          <table:table-cell table:style-name="ce108" table:formula="of:=[.B57]*[.B54]/[.C54]" office:value-type="float" office:value="4086.41070100812">
            <text:p>4086</text:p>
          </table:table-cell>
          <table:table-cell table:style-name="ce128" table:formula="of:=[.B57]*[.B54]/[.D54]" office:value-type="float" office:value="8172.82140201625">
            <text:p>8173</text:p>
          </table:table-cell>
          <table:table-cell table:style-name="ce138" table:formula="of:=[.C57]*[.C54]/[.E54]" office:value-type="float" office:value="16345.6428040325">
            <text:p>16346</text:p>
          </table:table-cell>
          <table:table-cell table:style-name="Default"/>
          <table:table-cell table:number-columns-repeated="1018"/>
        </table:table-row>
        <table:table-row table:style-name="ro7">
          <table:table-cell office:value-type="string">
            <text:p>Power loss in all leads above salt, watts</text:p>
          </table:table-cell>
          <table:table-cell table:style-name="ce69" table:formula="of:=2*[.B54]*[.B55]*[.B55]*[.$B52]" office:value-type="float" office:value="15.5342831749922">
            <text:p>15.53</text:p>
          </table:table-cell>
          <table:table-cell table:style-name="ce109" table:formula="of:=2*[.C54]*[.C55]*[.C55]*[.$B52]" office:value-type="float" office:value="23.3014247624884">
            <text:p>23.30</text:p>
          </table:table-cell>
          <table:table-cell table:style-name="ce129" table:formula="of:=2*[.D54]*[.D55]*[.D55]*[.$B52]" office:value-type="float" office:value="46.6028495249767">
            <text:p>46.60</text:p>
          </table:table-cell>
          <table:table-cell table:style-name="ce139" table:formula="of:=2*[.E54]*[.E55]*[.E55]*[.$B52]" office:value-type="float" office:value="93.2056990499535">
            <text:p>93.21</text:p>
          </table:table-cell>
          <table:table-cell office:value-type="string">
            <text:p><text:s/>( = 2 * n * I^2 * R ) (twice as many leads as number of pairs)</text:p>
          </table:table-cell>
          <table:table-cell table:number-columns-repeated="1018"/>
        </table:table-row>
        <table:table-row table:style-name="ro7">
          <table:table-cell office:value-type="string">
            <text:p>voltage drop, top of lead to level of salt ( = I * R)</text:p>
          </table:table-cell>
          <table:table-cell table:style-name="ce70" table:formula="of:=[.$B52]*[.B55]" office:value-type="float" office:value="0.0929083921949297">
            <text:p>0.093</text:p>
          </table:table-cell>
          <table:table-cell table:style-name="ce110" table:formula="of:=[.$B52]*[.C55]" office:value-type="float" office:value="0.139362588292395">
            <text:p>0.139</text:p>
          </table:table-cell>
          <table:table-cell table:style-name="ce130" table:formula="of:=[.$B52]*[.D55]" office:value-type="float" office:value="0.278725176584789">
            <text:p>0.279</text:p>
          </table:table-cell>
          <table:table-cell table:style-name="ce140" table:formula="of:=[.$B52]*[.E55]" office:value-type="float" office:value="0.557450353169578">
            <text:p>0.557</text:p>
          </table:table-cell>
          <table:table-cell table:number-columns-repeated="1019"/>
        </table:table-row>
        <table:table-row table:style-name="ro7">
          <table:table-cell/>
          <table:table-cell table:style-name="ce71"/>
          <table:table-cell table:style-name="ce111"/>
          <table:table-cell table:style-name="ce131"/>
          <table:table-cell table:style-name="ce46"/>
          <table:table-cell table:number-columns-repeated="1019"/>
        </table:table-row>
        <table:table-row table:style-name="ro7">
          <table:table-cell table:style-name="ce29" office:value-type="string">
            <text:p>Estimate power dissipation and voltage drop within immersed electrodes (approximate integration with 10 discrete steps, accounting for electrolyis current leaving each segment).</text:p>
          </table:table-cell>
          <table:table-cell table:style-name="ce61"/>
          <table:table-cell table:number-columns-repeated="1022"/>
        </table:table-row>
        <table:table-row table:style-name="ro7">
          <table:table-cell table:style-name="ce29" office:value-type="string">
            <text:p>Do this for all 4 wiring configurations. </text:p>
          </table:table-cell>
          <table:table-cell table:style-name="ce61"/>
          <table:table-cell table:number-columns-repeated="1022"/>
        </table:table-row>
        <table:table-row table:style-name="ro6">
          <table:table-cell office:value-type="string">
            <text:p>resistance of each 1 cm segment, ohm, 660 C</text:p>
          </table:table-cell>
          <table:table-cell table:style-name="ce63" table:formula="of:=[.J48]*0.000001*1/(PI()*([.B29]/2)^2)" office:value-type="float" office:value="0.000309832780599695">
            <text:p>3.10E-04</text:p>
          </table:table-cell>
          <table:table-cell office:value-type="string">
            <text:p><text:s/>( = <text:span text:style-name="T2">ρ</text:span> * length / area)</text:p>
          </table:table-cell>
          <table:table-cell table:number-columns-repeated="3"/>
          <table:table-cell table:style-name="ce46" table:number-columns-repeated="2"/>
          <table:table-cell table:number-columns-repeated="1016"/>
        </table:table-row>
        <table:table-row table:style-name="ro4">
          <table:table-cell table:style-name="Default" table:number-columns-repeated="1024"/>
        </table:table-row>
        <table:table-row table:style-name="ro7">
          <table:table-cell table:style-name="ce29" office:value-type="string">
            <text:p>distance along wire, cm</text:p>
          </table:table-cell>
          <table:table-cell table:style-name="ce59" office:value-type="float" office:value="0">
            <text:p>0</text:p>
          </table:table-cell>
          <table:table-cell table:style-name="ce29" table:formula="of:=[.B65]+[.$M31]/10" office:value-type="float" office:value="1">
            <text:p>1</text:p>
          </table:table-cell>
          <table:table-cell table:style-name="ce29" table:formula="of:=[.C65]+[.$M31]/10" office:value-type="float" office:value="2">
            <text:p>2</text:p>
          </table:table-cell>
          <table:table-cell table:style-name="ce29" table:formula="of:=[.D65]+[.$M31]/10" office:value-type="float" office:value="3">
            <text:p>3</text:p>
          </table:table-cell>
          <table:table-cell table:style-name="ce29" table:formula="of:=[.E65]+[.$M31]/10" office:value-type="float" office:value="4">
            <text:p>4</text:p>
          </table:table-cell>
          <table:table-cell table:style-name="ce29" table:formula="of:=[.F65]+[.$M31]/10" office:value-type="float" office:value="5">
            <text:p>5</text:p>
          </table:table-cell>
          <table:table-cell table:style-name="ce29" table:formula="of:=[.G65]+[.$M31]/10" office:value-type="float" office:value="6">
            <text:p>6</text:p>
          </table:table-cell>
          <table:table-cell table:style-name="ce29" table:formula="of:=[.H65]+[.$M31]/10" office:value-type="float" office:value="7">
            <text:p>7</text:p>
          </table:table-cell>
          <table:table-cell table:style-name="ce29" table:formula="of:=[.I65]+[.$M31]/10" office:value-type="float" office:value="8">
            <text:p>8</text:p>
          </table:table-cell>
          <table:table-cell table:style-name="ce29" table:formula="of:=[.J65]+[.$M31]/10" office:value-type="float" office:value="9">
            <text:p>9</text:p>
          </table:table-cell>
          <table:table-cell table:style-name="ce29" table:formula="of:=[.K65]+[.$M31]/10" office:value-type="float" office:value="10">
            <text:p>10</text:p>
          </table:table-cell>
          <table:table-cell table:number-columns-repeated="1012"/>
        </table:table-row>
        <table:table-row table:style-name="ro7">
          <table:table-cell table:style-name="ce43" office:value-type="string">
            <text:p>number of connected pairs</text:p>
          </table:table-cell>
          <table:table-cell table:style-name="ce72" office:value-type="float" office:value="6">
            <text:p>6</text:p>
          </table:table-cell>
          <table:table-cell table:style-name="ce112" table:number-columns-repeated="4"/>
          <table:table-cell table:style-name="ce147"/>
          <table:table-cell table:style-name="ce112" table:number-columns-repeated="3"/>
          <table:table-cell table:style-name="ce43" table:number-columns-repeated="2"/>
          <table:table-cell table:number-columns-repeated="1012"/>
        </table:table-row>
        <table:table-row table:style-name="ro7">
          <table:table-cell table:style-name="ce43" office:value-type="string">
            <text:p>current in each successive segment, A</text:p>
          </table:table-cell>
          <table:table-cell table:style-name="ce66" table:formula="of:=[.B55]" office:value-type="float" office:value="13.9333333333333">
            <text:p>13.93</text:p>
          </table:table-cell>
          <table:table-cell table:style-name="ce69" table:formula="of:=[.$B67]*(1-[.C$65]/10)" office:value-type="float" office:value="12.54">
            <text:p>12.54</text:p>
          </table:table-cell>
          <table:table-cell table:style-name="ce69" table:formula="of:=[.$B67]*(1-[.D$65]/10)" office:value-type="float" office:value="11.1466666666667">
            <text:p>11.15</text:p>
          </table:table-cell>
          <table:table-cell table:style-name="ce69" table:formula="of:=[.$B67]*(1-[.E$65]/10)" office:value-type="float" office:value="9.75333333333333">
            <text:p>9.75</text:p>
          </table:table-cell>
          <table:table-cell table:style-name="ce69" table:formula="of:=[.$B67]*(1-[.F$65]/10)" office:value-type="float" office:value="8.36">
            <text:p>8.36</text:p>
          </table:table-cell>
          <table:table-cell table:style-name="ce69" table:formula="of:=[.$B67]*(1-[.G$65]/10)" office:value-type="float" office:value="6.96666666666667">
            <text:p>6.97</text:p>
          </table:table-cell>
          <table:table-cell table:style-name="ce69" table:formula="of:=[.$B67]*(1-[.H$65]/10)" office:value-type="float" office:value="5.57333333333333">
            <text:p>5.57</text:p>
          </table:table-cell>
          <table:table-cell table:style-name="ce69" table:formula="of:=[.$B67]*(1-[.I$65]/10)" office:value-type="float" office:value="4.18">
            <text:p>4.18</text:p>
          </table:table-cell>
          <table:table-cell table:style-name="ce69" table:formula="of:=[.$B67]*(1-[.J$65]/10)" office:value-type="float" office:value="2.78666666666667">
            <text:p>2.79</text:p>
          </table:table-cell>
          <table:table-cell table:style-name="ce69" table:formula="of:=[.$B67]*(1-[.K$65]/10)" office:value-type="float" office:value="1.39333333333333">
            <text:p>1.39</text:p>
          </table:table-cell>
          <table:table-cell table:style-name="ce69" table:formula="of:=[.$B67]*(1-[.L$65]/10)" office:value-type="float" office:value="0">
            <text:p>0.00</text:p>
          </table:table-cell>
          <table:table-cell table:number-columns-repeated="1012"/>
        </table:table-row>
        <table:table-row table:style-name="ro7">
          <table:table-cell table:style-name="ce43" office:value-type="string">
            <text:p>power dissipated in segment, W ( = I^2*R )</text:p>
          </table:table-cell>
          <table:table-cell table:style-name="ce73" table:formula="of:=[.B67]*[.B67]*[.$B$63]" office:value-type="float" office:value="0.0601502475083346">
            <text:p>6.02E-02</text:p>
          </table:table-cell>
          <table:table-cell table:style-name="ce113" table:formula="of:=[.C67]*[.C67]*[.$B$63]" office:value-type="float" office:value="0.0487217004817511">
            <text:p>4.87E-02</text:p>
          </table:table-cell>
          <table:table-cell table:style-name="ce113" table:formula="of:=[.D67]*[.D67]*[.$B$63]" office:value-type="float" office:value="0.0384961584053342">
            <text:p>3.85E-02</text:p>
          </table:table-cell>
          <table:table-cell table:style-name="ce113" table:formula="of:=[.E67]*[.E67]*[.$B$63]" office:value-type="float" office:value="0.029473621279084">
            <text:p>2.95E-02</text:p>
          </table:table-cell>
          <table:table-cell table:style-name="ce113" table:formula="of:=[.F67]*[.F67]*[.$B$63]" office:value-type="float" office:value="0.0216540891030005">
            <text:p>2.17E-02</text:p>
          </table:table-cell>
          <table:table-cell table:style-name="ce113" table:formula="of:=[.G67]*[.G67]*[.$B$63]" office:value-type="float" office:value="0.0150375618770837">
            <text:p>1.50E-02</text:p>
          </table:table-cell>
          <table:table-cell table:style-name="ce113" table:formula="of:=[.H67]*[.H67]*[.$B$63]" office:value-type="float" office:value="0.00962403960133354">
            <text:p>9.62E-03</text:p>
          </table:table-cell>
          <table:table-cell table:style-name="ce113" table:formula="of:=[.I67]*[.I67]*[.$B$63]" office:value-type="float" office:value="0.00541352227575012">
            <text:p>5.41E-03</text:p>
          </table:table-cell>
          <table:table-cell table:style-name="ce113" table:formula="of:=[.J67]*[.J67]*[.$B$63]" office:value-type="float" office:value="0.00240600990033338">
            <text:p>2.41E-03</text:p>
          </table:table-cell>
          <table:table-cell table:style-name="ce113" table:formula="of:=[.K67]*[.K67]*[.$B$63]" office:value-type="float" office:value="0.000601502475083346">
            <text:p>6.02E-04</text:p>
          </table:table-cell>
          <table:table-cell table:style-name="ce113" table:formula="of:=[.L67]*[.L67]*[.$B$63]" office:value-type="float" office:value="0">
            <text:p>0.00E+00</text:p>
          </table:table-cell>
          <table:table-cell table:number-columns-repeated="1012"/>
        </table:table-row>
        <table:table-row table:style-name="ro7">
          <table:table-cell table:style-name="ce43" office:value-type="string">
            <text:p>Voltage drop in segment ( = I * R)</text:p>
          </table:table-cell>
          <table:table-cell table:style-name="ce73" table:formula="of:=[.B67]*[.$B$63]" office:value-type="float" office:value="0.00431700340968909">
            <text:p>4.32E-03</text:p>
          </table:table-cell>
          <table:table-cell table:style-name="ce113" table:formula="of:=[.C67]*[.$B$63]" office:value-type="float" office:value="0.00388530306872018">
            <text:p>3.89E-03</text:p>
          </table:table-cell>
          <table:table-cell table:style-name="ce113" table:formula="of:=[.D67]*[.$B$63]" office:value-type="float" office:value="0.00345360272775127">
            <text:p>3.45E-03</text:p>
          </table:table-cell>
          <table:table-cell table:style-name="ce113" table:formula="of:=[.E67]*[.$B$63]" office:value-type="float" office:value="0.00302190238678236">
            <text:p>3.02E-03</text:p>
          </table:table-cell>
          <table:table-cell table:style-name="ce113" table:formula="of:=[.F67]*[.$B$63]" office:value-type="float" office:value="0.00259020204581345">
            <text:p>2.59E-03</text:p>
          </table:table-cell>
          <table:table-cell table:style-name="ce113" table:formula="of:=[.G67]*[.$B$63]" office:value-type="float" office:value="0.00215850170484454">
            <text:p>2.16E-03</text:p>
          </table:table-cell>
          <table:table-cell table:style-name="ce113" table:formula="of:=[.H67]*[.$B$63]" office:value-type="float" office:value="0.00172680136387564">
            <text:p>1.73E-03</text:p>
          </table:table-cell>
          <table:table-cell table:style-name="ce113" table:formula="of:=[.I67]*[.$B$63]" office:value-type="float" office:value="0.00129510102290673">
            <text:p>1.30E-03</text:p>
          </table:table-cell>
          <table:table-cell table:style-name="ce113" table:formula="of:=[.J67]*[.$B$63]" office:value-type="float" office:value="0.000863400681937818">
            <text:p>8.63E-04</text:p>
          </table:table-cell>
          <table:table-cell table:style-name="ce113" table:formula="of:=[.K67]*[.$B$63]" office:value-type="float" office:value="0.000431700340968909">
            <text:p>4.32E-04</text:p>
          </table:table-cell>
          <table:table-cell table:style-name="ce113" table:formula="of:=[.L67]*[.$B$63]" office:value-type="float" office:value="0">
            <text:p>0.00E+00</text:p>
          </table:table-cell>
          <table:table-cell table:number-columns-repeated="1012"/>
        </table:table-row>
        <table:table-row table:style-name="ro7">
          <table:table-cell table:style-name="ce43" office:value-type="string">
            <text:p>Power dissipated in immersed electrodes, W</text:p>
          </table:table-cell>
          <table:table-cell table:style-name="ce74" table:formula="of:=SUM([.$B68:.$L68])*[.B66]*2" office:value-type="float" office:value="2.77894143488506">
            <text:p>2.779</text:p>
          </table:table-cell>
          <table:table-cell table:style-name="ce112" office:value-type="string">
            <text:p><text:s/>(twice as many electrodes as pairs)</text:p>
          </table:table-cell>
          <table:table-cell table:style-name="ce112" table:number-columns-repeated="3"/>
          <table:table-cell table:style-name="ce43"/>
          <table:table-cell table:style-name="ce112" table:number-columns-repeated="3"/>
          <table:table-cell table:style-name="ce43" table:number-columns-repeated="2"/>
          <table:table-cell table:number-columns-repeated="1012"/>
        </table:table-row>
        <table:table-row table:style-name="ro7">
          <table:table-cell table:style-name="ce43" office:value-type="string">
            <text:p>Total voltage drop along immersed electrodes</text:p>
          </table:table-cell>
          <table:table-cell table:style-name="ce74" table:formula="of:=SUM([.B69:.L69])" office:value-type="float" office:value="0.02374351875329">
            <text:p>0.024</text:p>
          </table:table-cell>
          <table:table-cell table:style-name="ce112" table:number-columns-repeated="4"/>
          <table:table-cell table:style-name="ce43"/>
          <table:table-cell table:style-name="ce112" table:number-columns-repeated="3"/>
          <table:table-cell table:style-name="ce43" table:number-columns-repeated="2"/>
          <table:table-cell table:number-columns-repeated="1012"/>
        </table:table-row>
        <table:table-row table:style-name="ro7">
          <table:table-cell table:style-name="ce43" office:value-type="string">
            <text:p>Total power lost in leads &amp; electrodes, watts</text:p>
          </table:table-cell>
          <table:table-cell table:style-name="ce75" table:formula="of:=[.B$58]+[.B70]" office:value-type="float" office:value="18.3132246098773">
            <text:p>18.313</text:p>
          </table:table-cell>
          <table:table-cell table:style-name="ce112" table:number-columns-repeated="4"/>
          <table:table-cell table:style-name="ce43"/>
          <table:table-cell table:style-name="ce112" table:number-columns-repeated="3"/>
          <table:table-cell table:style-name="ce43" table:number-columns-repeated="2"/>
          <table:table-cell table:style-name="ce46"/>
          <table:table-cell table:style-name="ce196"/>
          <table:table-cell table:number-columns-repeated="1010"/>
        </table:table-row>
        <table:table-row table:style-name="ro7">
          <table:table-cell table:style-name="ce43" office:value-type="string">
            <text:p>Total voltage drop across leads &amp; electrodes</text:p>
          </table:table-cell>
          <table:table-cell table:style-name="ce75" table:formula="of:=[.B$59]+[.B71]" office:value-type="float" office:value="0.11665191094822">
            <text:p>0.117</text:p>
          </table:table-cell>
          <table:table-cell table:style-name="ce112" table:number-columns-repeated="4"/>
          <table:table-cell table:style-name="ce43"/>
          <table:table-cell table:style-name="ce112" table:number-columns-repeated="3"/>
          <table:table-cell table:style-name="ce43" table:number-columns-repeated="2"/>
          <table:table-cell table:number-columns-repeated="1012"/>
        </table:table-row>
        <table:table-row table:style-name="ro7">
          <table:table-cell/>
          <table:table-cell table:style-name="ce76"/>
          <table:table-cell table:style-name="ce31"/>
          <table:table-cell table:number-columns-repeated="1021"/>
        </table:table-row>
        <table:table-row table:style-name="ro7">
          <table:table-cell table:style-name="ce44" office:value-type="string">
            <text:p>number of connected pairs</text:p>
          </table:table-cell>
          <table:table-cell table:style-name="ce77" office:value-type="float" office:value="4">
            <text:p>4</text:p>
          </table:table-cell>
          <table:table-cell table:style-name="ce114" table:number-columns-repeated="4"/>
          <table:table-cell table:style-name="ce148"/>
          <table:table-cell table:style-name="ce114" table:number-columns-repeated="3"/>
          <table:table-cell table:style-name="ce44" table:number-columns-repeated="2"/>
          <table:table-cell table:number-columns-repeated="1012"/>
        </table:table-row>
        <table:table-row table:style-name="ro7">
          <table:table-cell table:style-name="ce44" office:value-type="string">
            <text:p>current in each successive segment, A</text:p>
          </table:table-cell>
          <table:table-cell table:style-name="ce78" table:formula="of:=[.C55]" office:value-type="float" office:value="20.9">
            <text:p>20.9</text:p>
          </table:table-cell>
          <table:table-cell table:style-name="ce107" table:formula="of:=[.$B76]*(1-[.C$65]/10)" office:value-type="float" office:value="18.81">
            <text:p>18.8</text:p>
          </table:table-cell>
          <table:table-cell table:style-name="ce107" table:formula="of:=[.$B76]*(1-[.D$65]/10)" office:value-type="float" office:value="16.72">
            <text:p>16.7</text:p>
          </table:table-cell>
          <table:table-cell table:style-name="ce107" table:formula="of:=[.$B76]*(1-[.E$65]/10)" office:value-type="float" office:value="14.63">
            <text:p>14.6</text:p>
          </table:table-cell>
          <table:table-cell table:style-name="ce107" table:formula="of:=[.$B76]*(1-[.F$65]/10)" office:value-type="float" office:value="12.54">
            <text:p>12.5</text:p>
          </table:table-cell>
          <table:table-cell table:style-name="ce107" table:formula="of:=[.$B76]*(1-[.G$65]/10)" office:value-type="float" office:value="10.45">
            <text:p>10.5</text:p>
          </table:table-cell>
          <table:table-cell table:style-name="ce107" table:formula="of:=[.$B76]*(1-[.H$65]/10)" office:value-type="float" office:value="8.36">
            <text:p>8.4</text:p>
          </table:table-cell>
          <table:table-cell table:style-name="ce107" table:formula="of:=[.$B76]*(1-[.I$65]/10)" office:value-type="float" office:value="6.27">
            <text:p>6.3</text:p>
          </table:table-cell>
          <table:table-cell table:style-name="ce107" table:formula="of:=[.$B76]*(1-[.J$65]/10)" office:value-type="float" office:value="4.18">
            <text:p>4.2</text:p>
          </table:table-cell>
          <table:table-cell table:style-name="ce107" table:formula="of:=[.$B76]*(1-[.K$65]/10)" office:value-type="float" office:value="2.09">
            <text:p>2.1</text:p>
          </table:table-cell>
          <table:table-cell table:style-name="ce107" table:formula="of:=[.$B76]*(1-[.L$65]/10)" office:value-type="float" office:value="0">
            <text:p>0.0</text:p>
          </table:table-cell>
          <table:table-cell table:number-columns-repeated="1012"/>
        </table:table-row>
        <table:table-row table:style-name="ro7">
          <table:table-cell table:style-name="ce44" office:value-type="string">
            <text:p>power dissipated in segment, W ( = I^2*R )</text:p>
          </table:table-cell>
          <table:table-cell table:style-name="ce79" table:formula="of:=[.B76]*[.B76]*[.$B$63]" office:value-type="float" office:value="0.135338056893753">
            <text:p>1.35E-01</text:p>
          </table:table-cell>
          <table:table-cell table:style-name="ce115" table:formula="of:=[.C76]*[.C76]*[.$B$63]" office:value-type="float" office:value="0.10962382608394">
            <text:p>1.10E-01</text:p>
          </table:table-cell>
          <table:table-cell table:style-name="ce115" table:formula="of:=[.D76]*[.D76]*[.$B$63]" office:value-type="float" office:value="0.0866163564120019">
            <text:p>8.66E-02</text:p>
          </table:table-cell>
          <table:table-cell table:style-name="ce115" table:formula="of:=[.E76]*[.E76]*[.$B$63]" office:value-type="float" office:value="0.0663156478779389">
            <text:p>6.63E-02</text:p>
          </table:table-cell>
          <table:table-cell table:style-name="ce115" table:formula="of:=[.F76]*[.F76]*[.$B$63]" office:value-type="float" office:value="0.0487217004817511">
            <text:p>4.87E-02</text:p>
          </table:table-cell>
          <table:table-cell table:style-name="ce115" table:formula="of:=[.G76]*[.G76]*[.$B$63]" office:value-type="float" office:value="0.0338345142234382">
            <text:p>3.38E-02</text:p>
          </table:table-cell>
          <table:table-cell table:style-name="ce115" table:formula="of:=[.H76]*[.H76]*[.$B$63]" office:value-type="float" office:value="0.0216540891030005">
            <text:p>2.17E-02</text:p>
          </table:table-cell>
          <table:table-cell table:style-name="ce115" table:formula="of:=[.I76]*[.I76]*[.$B$63]" office:value-type="float" office:value="0.0121804251204378">
            <text:p>1.22E-02</text:p>
          </table:table-cell>
          <table:table-cell table:style-name="ce115" table:formula="of:=[.J76]*[.J76]*[.$B$63]" office:value-type="float" office:value="0.00541352227575012">
            <text:p>5.41E-03</text:p>
          </table:table-cell>
          <table:table-cell table:style-name="ce115" table:formula="of:=[.K76]*[.K76]*[.$B$63]" office:value-type="float" office:value="0.00135338056893753">
            <text:p>1.35E-03</text:p>
          </table:table-cell>
          <table:table-cell table:style-name="ce115" table:formula="of:=[.L76]*[.L76]*[.$B$63]" office:value-type="float" office:value="0">
            <text:p>0.00E+00</text:p>
          </table:table-cell>
          <table:table-cell table:number-columns-repeated="1012"/>
        </table:table-row>
        <table:table-row table:style-name="ro7">
          <table:table-cell table:style-name="ce44" office:value-type="string">
            <text:p>Voltage drop in segment ( = I * R)</text:p>
          </table:table-cell>
          <table:table-cell table:style-name="ce79" table:formula="of:=[.B76]*[.$B$63]" office:value-type="float" office:value="0.00647550511453363">
            <text:p>6.48E-03</text:p>
          </table:table-cell>
          <table:table-cell table:style-name="ce115" table:formula="of:=[.C76]*[.$B$63]" office:value-type="float" office:value="0.00582795460308027">
            <text:p>5.83E-03</text:p>
          </table:table-cell>
          <table:table-cell table:style-name="ce115" table:formula="of:=[.D76]*[.$B$63]" office:value-type="float" office:value="0.00518040409162691">
            <text:p>5.18E-03</text:p>
          </table:table-cell>
          <table:table-cell table:style-name="ce115" table:formula="of:=[.E76]*[.$B$63]" office:value-type="float" office:value="0.00453285358017354">
            <text:p>4.53E-03</text:p>
          </table:table-cell>
          <table:table-cell table:style-name="ce115" table:formula="of:=[.F76]*[.$B$63]" office:value-type="float" office:value="0.00388530306872018">
            <text:p>3.89E-03</text:p>
          </table:table-cell>
          <table:table-cell table:style-name="ce115" table:formula="of:=[.G76]*[.$B$63]" office:value-type="float" office:value="0.00323775255726682">
            <text:p>3.24E-03</text:p>
          </table:table-cell>
          <table:table-cell table:style-name="ce115" table:formula="of:=[.H76]*[.$B$63]" office:value-type="float" office:value="0.00259020204581345">
            <text:p>2.59E-03</text:p>
          </table:table-cell>
          <table:table-cell table:style-name="ce115" table:formula="of:=[.I76]*[.$B$63]" office:value-type="float" office:value="0.00194265153436009">
            <text:p>1.94E-03</text:p>
          </table:table-cell>
          <table:table-cell table:style-name="ce115" table:formula="of:=[.J76]*[.$B$63]" office:value-type="float" office:value="0.00129510102290673">
            <text:p>1.30E-03</text:p>
          </table:table-cell>
          <table:table-cell table:style-name="ce115" table:formula="of:=[.K76]*[.$B$63]" office:value-type="float" office:value="0.000647550511453363">
            <text:p>6.48E-04</text:p>
          </table:table-cell>
          <table:table-cell table:style-name="ce115" table:formula="of:=[.L76]*[.$B$63]" office:value-type="float" office:value="0">
            <text:p>0.00E+00</text:p>
          </table:table-cell>
          <table:table-cell table:number-columns-repeated="1012"/>
        </table:table-row>
        <table:table-row table:style-name="ro7">
          <table:table-cell table:style-name="ce44" office:value-type="string">
            <text:p>Power dissipated in immersed electrodes, W</text:p>
          </table:table-cell>
          <table:table-cell table:style-name="ce80" table:formula="of:=SUM([.$B77:.$L77])*[.B75]*2" office:value-type="float" office:value="4.16841215232759">
            <text:p>4.168</text:p>
          </table:table-cell>
          <table:table-cell table:style-name="ce114" office:value-type="string">
            <text:p><text:s/>(twice as many electrodes as pairs)</text:p>
          </table:table-cell>
          <table:table-cell table:style-name="ce114" table:number-columns-repeated="3"/>
          <table:table-cell table:style-name="ce44"/>
          <table:table-cell table:style-name="ce114" table:number-columns-repeated="3"/>
          <table:table-cell table:style-name="ce44" table:number-columns-repeated="2"/>
          <table:table-cell table:number-columns-repeated="1012"/>
        </table:table-row>
        <table:table-row table:style-name="ro7">
          <table:table-cell table:style-name="ce44" office:value-type="string">
            <text:p>Total voltage drop along immersed electrodes</text:p>
          </table:table-cell>
          <table:table-cell table:style-name="ce80" table:formula="of:=SUM([.B78:.L78])" office:value-type="float" office:value="0.035615278129935">
            <text:p>0.036</text:p>
          </table:table-cell>
          <table:table-cell table:style-name="ce114" table:number-columns-repeated="4"/>
          <table:table-cell table:style-name="ce44"/>
          <table:table-cell table:style-name="ce114" table:number-columns-repeated="3"/>
          <table:table-cell table:style-name="ce44" table:number-columns-repeated="2"/>
          <table:table-cell table:number-columns-repeated="1012"/>
        </table:table-row>
        <table:table-row table:style-name="ro7">
          <table:table-cell table:style-name="ce44" office:value-type="string">
            <text:p>Total power lost in leads &amp; electrodes, watts</text:p>
          </table:table-cell>
          <table:table-cell table:style-name="ce81" table:formula="of:=[.C$58]+[.B79]" office:value-type="float" office:value="27.469836914816">
            <text:p>27.470</text:p>
          </table:table-cell>
          <table:table-cell table:style-name="ce114" table:number-columns-repeated="4"/>
          <table:table-cell table:style-name="ce44"/>
          <table:table-cell table:style-name="ce114" table:number-columns-repeated="3"/>
          <table:table-cell table:style-name="ce44" table:number-columns-repeated="2"/>
          <table:table-cell table:number-columns-repeated="1012"/>
        </table:table-row>
        <table:table-row table:style-name="ro7">
          <table:table-cell table:style-name="ce44" office:value-type="string">
            <text:p>Total voltage drop across leads &amp; electrodes</text:p>
          </table:table-cell>
          <table:table-cell table:style-name="ce81" table:formula="of:=[.C$59]+[.B80]" office:value-type="float" office:value="0.17497786642233">
            <text:p>0.175</text:p>
          </table:table-cell>
          <table:table-cell table:style-name="ce114" table:number-columns-repeated="4"/>
          <table:table-cell table:style-name="ce44"/>
          <table:table-cell table:style-name="ce114" table:number-columns-repeated="3"/>
          <table:table-cell table:style-name="ce44" table:number-columns-repeated="2"/>
          <table:table-cell table:number-columns-repeated="1012"/>
        </table:table-row>
        <table:table-row table:style-name="ro7">
          <table:table-cell/>
          <table:table-cell table:style-name="ce76"/>
          <table:table-cell table:style-name="ce31"/>
          <table:table-cell table:number-columns-repeated="1021"/>
        </table:table-row>
        <table:table-row table:style-name="ro7">
          <table:table-cell table:style-name="ce45" office:value-type="string">
            <text:p>number of connected pairs</text:p>
          </table:table-cell>
          <table:table-cell table:style-name="ce82" office:value-type="float" office:value="2">
            <text:p>2</text:p>
          </table:table-cell>
          <table:table-cell table:style-name="ce116" table:number-columns-repeated="4"/>
          <table:table-cell table:style-name="ce149"/>
          <table:table-cell table:style-name="ce116" table:number-columns-repeated="3"/>
          <table:table-cell table:style-name="ce45" table:number-columns-repeated="2"/>
          <table:table-cell table:number-columns-repeated="1012"/>
        </table:table-row>
        <table:table-row table:style-name="ro7">
          <table:table-cell table:style-name="ce45" office:value-type="string">
            <text:p>current in each successive segment, A</text:p>
          </table:table-cell>
          <table:table-cell table:style-name="ce83" table:formula="of:=[.D55]" office:value-type="float" office:value="41.8">
            <text:p>41.8</text:p>
          </table:table-cell>
          <table:table-cell table:style-name="ce117" table:formula="of:=[.$B85]*(1-[.C$65]/10)" office:value-type="float" office:value="37.62">
            <text:p>37.6</text:p>
          </table:table-cell>
          <table:table-cell table:style-name="ce117" table:formula="of:=[.$B85]*(1-[.D$65]/10)" office:value-type="float" office:value="33.44">
            <text:p>33.4</text:p>
          </table:table-cell>
          <table:table-cell table:style-name="ce117" table:formula="of:=[.$B85]*(1-[.E$65]/10)" office:value-type="float" office:value="29.26">
            <text:p>29.3</text:p>
          </table:table-cell>
          <table:table-cell table:style-name="ce117" table:formula="of:=[.$B85]*(1-[.F$65]/10)" office:value-type="float" office:value="25.08">
            <text:p>25.1</text:p>
          </table:table-cell>
          <table:table-cell table:style-name="ce117" table:formula="of:=[.$B85]*(1-[.G$65]/10)" office:value-type="float" office:value="20.9">
            <text:p>20.9</text:p>
          </table:table-cell>
          <table:table-cell table:style-name="ce117" table:formula="of:=[.$B85]*(1-[.H$65]/10)" office:value-type="float" office:value="16.72">
            <text:p>16.7</text:p>
          </table:table-cell>
          <table:table-cell table:style-name="ce117" table:formula="of:=[.$B85]*(1-[.I$65]/10)" office:value-type="float" office:value="12.54">
            <text:p>12.5</text:p>
          </table:table-cell>
          <table:table-cell table:style-name="ce117" table:formula="of:=[.$B85]*(1-[.J$65]/10)" office:value-type="float" office:value="8.36">
            <text:p>8.4</text:p>
          </table:table-cell>
          <table:table-cell table:style-name="ce117" table:formula="of:=[.$B85]*(1-[.K$65]/10)" office:value-type="float" office:value="4.18">
            <text:p>4.2</text:p>
          </table:table-cell>
          <table:table-cell table:style-name="ce117" table:formula="of:=[.$B85]*(1-[.L$65]/10)" office:value-type="float" office:value="0">
            <text:p>0.0</text:p>
          </table:table-cell>
          <table:table-cell table:number-columns-repeated="1012"/>
        </table:table-row>
        <table:table-row table:style-name="ro7">
          <table:table-cell table:style-name="ce45" office:value-type="string">
            <text:p>power dissipated in segment, W ( = I^2*R )</text:p>
          </table:table-cell>
          <table:table-cell table:style-name="ce84" table:formula="of:=[.B85]*[.B85]*[.$B$63]" office:value-type="float" office:value="0.541352227575012">
            <text:p>5.41E-01</text:p>
          </table:table-cell>
          <table:table-cell table:style-name="ce119" table:formula="of:=[.C85]*[.C85]*[.$B$63]" office:value-type="float" office:value="0.43849530433576">
            <text:p>4.38E-01</text:p>
          </table:table-cell>
          <table:table-cell table:style-name="ce119" table:formula="of:=[.D85]*[.D85]*[.$B$63]" office:value-type="float" office:value="0.346465425648007">
            <text:p>3.46E-01</text:p>
          </table:table-cell>
          <table:table-cell table:style-name="ce119" table:formula="of:=[.E85]*[.E85]*[.$B$63]" office:value-type="float" office:value="0.265262591511756">
            <text:p>2.65E-01</text:p>
          </table:table-cell>
          <table:table-cell table:style-name="ce119" table:formula="of:=[.F85]*[.F85]*[.$B$63]" office:value-type="float" office:value="0.194886801927004">
            <text:p>1.95E-01</text:p>
          </table:table-cell>
          <table:table-cell table:style-name="ce119" table:formula="of:=[.G85]*[.G85]*[.$B$63]" office:value-type="float" office:value="0.135338056893753">
            <text:p>1.35E-01</text:p>
          </table:table-cell>
          <table:table-cell table:style-name="ce119" table:formula="of:=[.H85]*[.H85]*[.$B$63]" office:value-type="float" office:value="0.0866163564120019">
            <text:p>8.66E-02</text:p>
          </table:table-cell>
          <table:table-cell table:style-name="ce119" table:formula="of:=[.I85]*[.I85]*[.$B$63]" office:value-type="float" office:value="0.0487217004817511">
            <text:p>4.87E-02</text:p>
          </table:table-cell>
          <table:table-cell table:style-name="ce119" table:formula="of:=[.J85]*[.J85]*[.$B$63]" office:value-type="float" office:value="0.0216540891030005">
            <text:p>2.17E-02</text:p>
          </table:table-cell>
          <table:table-cell table:style-name="ce119" table:formula="of:=[.K85]*[.K85]*[.$B$63]" office:value-type="float" office:value="0.00541352227575012">
            <text:p>5.41E-03</text:p>
          </table:table-cell>
          <table:table-cell table:style-name="ce119" table:formula="of:=[.L85]*[.L85]*[.$B$63]" office:value-type="float" office:value="0">
            <text:p>0.00E+00</text:p>
          </table:table-cell>
          <table:table-cell table:number-columns-repeated="1012"/>
        </table:table-row>
        <table:table-row table:style-name="ro7">
          <table:table-cell table:style-name="ce45" office:value-type="string">
            <text:p>Voltage drop in segment ( = I * R)</text:p>
          </table:table-cell>
          <table:table-cell table:style-name="ce84" table:formula="of:=[.B85]*[.$B$63]" office:value-type="float" office:value="0.0129510102290673">
            <text:p>1.30E-02</text:p>
          </table:table-cell>
          <table:table-cell table:style-name="ce119" table:formula="of:=[.C85]*[.$B$63]" office:value-type="float" office:value="0.0116559092061605">
            <text:p>1.17E-02</text:p>
          </table:table-cell>
          <table:table-cell table:style-name="ce119" table:formula="of:=[.D85]*[.$B$63]" office:value-type="float" office:value="0.0103608081832538">
            <text:p>1.04E-02</text:p>
          </table:table-cell>
          <table:table-cell table:style-name="ce119" table:formula="of:=[.E85]*[.$B$63]" office:value-type="float" office:value="0.00906570716034709">
            <text:p>9.07E-03</text:p>
          </table:table-cell>
          <table:table-cell table:style-name="ce119" table:formula="of:=[.F85]*[.$B$63]" office:value-type="float" office:value="0.00777060613744036">
            <text:p>7.77E-03</text:p>
          </table:table-cell>
          <table:table-cell table:style-name="ce119" table:formula="of:=[.G85]*[.$B$63]" office:value-type="float" office:value="0.00647550511453363">
            <text:p>6.48E-03</text:p>
          </table:table-cell>
          <table:table-cell table:style-name="ce119" table:formula="of:=[.H85]*[.$B$63]" office:value-type="float" office:value="0.00518040409162691">
            <text:p>5.18E-03</text:p>
          </table:table-cell>
          <table:table-cell table:style-name="ce119" table:formula="of:=[.I85]*[.$B$63]" office:value-type="float" office:value="0.00388530306872018">
            <text:p>3.89E-03</text:p>
          </table:table-cell>
          <table:table-cell table:style-name="ce119" table:formula="of:=[.J85]*[.$B$63]" office:value-type="float" office:value="0.00259020204581345">
            <text:p>2.59E-03</text:p>
          </table:table-cell>
          <table:table-cell table:style-name="ce119" table:formula="of:=[.K85]*[.$B$63]" office:value-type="float" office:value="0.00129510102290673">
            <text:p>1.30E-03</text:p>
          </table:table-cell>
          <table:table-cell table:style-name="ce119" table:formula="of:=[.L85]*[.$B$63]" office:value-type="float" office:value="0">
            <text:p>0.00E+00</text:p>
          </table:table-cell>
          <table:table-cell table:number-columns-repeated="1012"/>
        </table:table-row>
        <table:table-row table:style-name="ro7">
          <table:table-cell table:style-name="ce45" office:value-type="string">
            <text:p>Power dissipated in immersed electrodes, W</text:p>
          </table:table-cell>
          <table:table-cell table:style-name="ce85" table:formula="of:=SUM([.$B86:.$L86])*[.B84]*2" office:value-type="float" office:value="8.33682430465518">
            <text:p>8.337</text:p>
          </table:table-cell>
          <table:table-cell table:style-name="ce116" office:value-type="string">
            <text:p><text:s/>(twice as many electrodes as pairs)</text:p>
          </table:table-cell>
          <table:table-cell table:style-name="ce116" table:number-columns-repeated="3"/>
          <table:table-cell table:style-name="ce45"/>
          <table:table-cell table:style-name="ce116" table:number-columns-repeated="3"/>
          <table:table-cell table:style-name="ce45" table:number-columns-repeated="2"/>
          <table:table-cell table:number-columns-repeated="1012"/>
        </table:table-row>
        <table:table-row table:style-name="ro7">
          <table:table-cell table:style-name="ce45" office:value-type="string">
            <text:p>Total voltage drop along immersed electrodes</text:p>
          </table:table-cell>
          <table:table-cell table:style-name="ce85" table:formula="of:=SUM([.B87:.L87])" office:value-type="float" office:value="0.07123055625987">
            <text:p>0.071</text:p>
          </table:table-cell>
          <table:table-cell table:style-name="ce116" table:number-columns-repeated="4"/>
          <table:table-cell table:style-name="ce45"/>
          <table:table-cell table:style-name="ce116" table:number-columns-repeated="3"/>
          <table:table-cell table:style-name="ce45" table:number-columns-repeated="2"/>
          <table:table-cell table:number-columns-repeated="1012"/>
        </table:table-row>
        <table:table-row table:style-name="ro7">
          <table:table-cell table:style-name="ce45" office:value-type="string">
            <text:p>Total power lost in leads &amp; electrodes, watts</text:p>
          </table:table-cell>
          <table:table-cell table:style-name="ce81" table:formula="of:=[.D$58]+[.B88]" office:value-type="float" office:value="54.9396738296319">
            <text:p>54.940</text:p>
          </table:table-cell>
          <table:table-cell table:style-name="ce116" table:number-columns-repeated="4"/>
          <table:table-cell table:style-name="ce45"/>
          <table:table-cell table:style-name="ce116" table:number-columns-repeated="3"/>
          <table:table-cell table:style-name="ce45" table:number-columns-repeated="2"/>
          <table:table-cell table:number-columns-repeated="1012"/>
        </table:table-row>
        <table:table-row table:style-name="ro7">
          <table:table-cell table:style-name="ce45" office:value-type="string">
            <text:p>Total voltage drop across leads &amp; electrodes</text:p>
          </table:table-cell>
          <table:table-cell table:style-name="ce86" table:formula="of:=[.D$59]+[.B89]" office:value-type="float" office:value="0.349955732844659">
            <text:p>0.350</text:p>
          </table:table-cell>
          <table:table-cell table:style-name="ce116" table:number-columns-repeated="4"/>
          <table:table-cell table:style-name="ce45"/>
          <table:table-cell table:style-name="ce116" table:number-columns-repeated="3"/>
          <table:table-cell table:style-name="ce45" table:number-columns-repeated="2"/>
          <table:table-cell table:number-columns-repeated="1012"/>
        </table:table-row>
        <table:table-row table:style-name="ro7">
          <table:table-cell table:style-name="ce46" table:number-columns-repeated="3"/>
          <table:table-cell table:number-columns-repeated="1021"/>
        </table:table-row>
        <table:table-row table:style-name="ro7">
          <table:table-cell table:style-name="ce47" office:value-type="string">
            <text:p>number of connected pairs</text:p>
          </table:table-cell>
          <table:table-cell table:style-name="ce87" office:value-type="float" office:value="1">
            <text:p>1</text:p>
          </table:table-cell>
          <table:table-cell table:style-name="ce120"/>
          <table:table-cell table:style-name="ce47" table:number-columns-repeated="9"/>
          <table:table-cell table:number-columns-repeated="1012"/>
        </table:table-row>
        <table:table-row table:style-name="ro7">
          <table:table-cell table:style-name="ce47" office:value-type="string">
            <text:p>current in each successive segment, A</text:p>
          </table:table-cell>
          <table:table-cell table:style-name="ce88" table:formula="of:=[.E55]" office:value-type="float" office:value="83.6">
            <text:p>84</text:p>
          </table:table-cell>
          <table:table-cell table:style-name="ce121" table:formula="of:=[.$B94]*(1-[.C$65]/10)" office:value-type="float" office:value="75.24">
            <text:p>75.2</text:p>
          </table:table-cell>
          <table:table-cell table:style-name="ce121" table:formula="of:=[.$B94]*(1-[.D$65]/10)" office:value-type="float" office:value="66.88">
            <text:p>66.9</text:p>
          </table:table-cell>
          <table:table-cell table:style-name="ce121" table:formula="of:=[.$B94]*(1-[.E$65]/10)" office:value-type="float" office:value="58.52">
            <text:p>58.5</text:p>
          </table:table-cell>
          <table:table-cell table:style-name="ce121" table:formula="of:=[.$B94]*(1-[.F$65]/10)" office:value-type="float" office:value="50.16">
            <text:p>50.2</text:p>
          </table:table-cell>
          <table:table-cell table:style-name="ce121" table:formula="of:=[.$B94]*(1-[.G$65]/10)" office:value-type="float" office:value="41.8">
            <text:p>41.8</text:p>
          </table:table-cell>
          <table:table-cell table:style-name="ce121" table:formula="of:=[.$B94]*(1-[.H$65]/10)" office:value-type="float" office:value="33.44">
            <text:p>33.4</text:p>
          </table:table-cell>
          <table:table-cell table:style-name="ce121" table:formula="of:=[.$B94]*(1-[.I$65]/10)" office:value-type="float" office:value="25.08">
            <text:p>25.1</text:p>
          </table:table-cell>
          <table:table-cell table:style-name="ce121" table:formula="of:=[.$B94]*(1-[.J$65]/10)" office:value-type="float" office:value="16.72">
            <text:p>16.7</text:p>
          </table:table-cell>
          <table:table-cell table:style-name="ce121" table:formula="of:=[.$B94]*(1-[.K$65]/10)" office:value-type="float" office:value="8.36">
            <text:p>8.4</text:p>
          </table:table-cell>
          <table:table-cell table:style-name="ce121" table:formula="of:=[.$B94]*(1-[.L$65]/10)" office:value-type="float" office:value="0">
            <text:p>0.0</text:p>
          </table:table-cell>
          <table:table-cell table:number-columns-repeated="1012"/>
        </table:table-row>
        <table:table-row table:style-name="ro7">
          <table:table-cell table:style-name="ce47" office:value-type="string">
            <text:p>power dissipated in segment, W ( = I^2*R )</text:p>
          </table:table-cell>
          <table:table-cell table:style-name="ce89" table:formula="of:=[.B94]*[.B94]*[.$B$63]" office:value-type="float" office:value="2.16540891030005">
            <text:p>2.17E+00</text:p>
          </table:table-cell>
          <table:table-cell table:style-name="ce89" table:formula="of:=[.C94]*[.C94]*[.$B$63]" office:value-type="float" office:value="1.75398121734304">
            <text:p>1.75E+00</text:p>
          </table:table-cell>
          <table:table-cell table:style-name="ce89" table:formula="of:=[.D94]*[.D94]*[.$B$63]" office:value-type="float" office:value="1.38586170259203">
            <text:p>1.39E+00</text:p>
          </table:table-cell>
          <table:table-cell table:style-name="ce89" table:formula="of:=[.E94]*[.E94]*[.$B$63]" office:value-type="float" office:value="1.06105036604702">
            <text:p>1.06E+00</text:p>
          </table:table-cell>
          <table:table-cell table:style-name="ce89" table:formula="of:=[.F94]*[.F94]*[.$B$63]" office:value-type="float" office:value="0.779547207708017">
            <text:p>7.80E-01</text:p>
          </table:table-cell>
          <table:table-cell table:style-name="ce89" table:formula="of:=[.G94]*[.G94]*[.$B$63]" office:value-type="float" office:value="0.541352227575012">
            <text:p>5.41E-01</text:p>
          </table:table-cell>
          <table:table-cell table:style-name="ce89" table:formula="of:=[.H94]*[.H94]*[.$B$63]" office:value-type="float" office:value="0.346465425648007">
            <text:p>3.46E-01</text:p>
          </table:table-cell>
          <table:table-cell table:style-name="ce89" table:formula="of:=[.I94]*[.I94]*[.$B$63]" office:value-type="float" office:value="0.194886801927004">
            <text:p>1.95E-01</text:p>
          </table:table-cell>
          <table:table-cell table:style-name="ce89" table:formula="of:=[.J94]*[.J94]*[.$B$63]" office:value-type="float" office:value="0.0866163564120018">
            <text:p>8.66E-02</text:p>
          </table:table-cell>
          <table:table-cell table:style-name="ce89" table:formula="of:=[.K94]*[.K94]*[.$B$63]" office:value-type="float" office:value="0.0216540891030005">
            <text:p>2.17E-02</text:p>
          </table:table-cell>
          <table:table-cell table:style-name="ce89" table:formula="of:=[.L94]*[.L94]*[.$B$63]" office:value-type="float" office:value="0">
            <text:p>0.00E+00</text:p>
          </table:table-cell>
          <table:table-cell table:number-columns-repeated="1012"/>
        </table:table-row>
        <table:table-row table:style-name="ro7">
          <table:table-cell table:style-name="ce47" office:value-type="string">
            <text:p>Voltage drop in segment ( = I * R)</text:p>
          </table:table-cell>
          <table:table-cell table:style-name="ce89" table:formula="of:=[.B94]*[.$B$63]" office:value-type="float" office:value="0.0259020204581345">
            <text:p>2.59E-02</text:p>
          </table:table-cell>
          <table:table-cell table:style-name="ce89" table:formula="of:=[.C94]*[.$B$63]" office:value-type="float" office:value="0.0233118184123211">
            <text:p>2.33E-02</text:p>
          </table:table-cell>
          <table:table-cell table:style-name="ce89" table:formula="of:=[.D94]*[.$B$63]" office:value-type="float" office:value="0.0207216163665076">
            <text:p>2.07E-02</text:p>
          </table:table-cell>
          <table:table-cell table:style-name="ce89" table:formula="of:=[.E94]*[.$B$63]" office:value-type="float" office:value="0.0181314143206942">
            <text:p>1.81E-02</text:p>
          </table:table-cell>
          <table:table-cell table:style-name="ce89" table:formula="of:=[.F94]*[.$B$63]" office:value-type="float" office:value="0.0155412122748807">
            <text:p>1.55E-02</text:p>
          </table:table-cell>
          <table:table-cell table:style-name="ce89" table:formula="of:=[.G94]*[.$B$63]" office:value-type="float" office:value="0.0129510102290673">
            <text:p>1.30E-02</text:p>
          </table:table-cell>
          <table:table-cell table:style-name="ce89" table:formula="of:=[.H94]*[.$B$63]" office:value-type="float" office:value="0.0103608081832538">
            <text:p>1.04E-02</text:p>
          </table:table-cell>
          <table:table-cell table:style-name="ce89" table:formula="of:=[.I94]*[.$B$63]" office:value-type="float" office:value="0.00777060613744036">
            <text:p>7.77E-03</text:p>
          </table:table-cell>
          <table:table-cell table:style-name="ce89" table:formula="of:=[.J94]*[.$B$63]" office:value-type="float" office:value="0.00518040409162691">
            <text:p>5.18E-03</text:p>
          </table:table-cell>
          <table:table-cell table:style-name="ce89" table:formula="of:=[.K94]*[.$B$63]" office:value-type="float" office:value="0.00259020204581345">
            <text:p>2.59E-03</text:p>
          </table:table-cell>
          <table:table-cell table:style-name="ce89" table:formula="of:=[.L94]*[.$B$63]" office:value-type="float" office:value="0">
            <text:p>0.00E+00</text:p>
          </table:table-cell>
          <table:table-cell table:number-columns-repeated="1012"/>
        </table:table-row>
        <table:table-row table:style-name="ro7">
          <table:table-cell table:style-name="ce47" office:value-type="string">
            <text:p>Power dissipated in immersed electrodes, W</text:p>
          </table:table-cell>
          <table:table-cell table:style-name="ce90" table:formula="of:=SUM([.$B95:.$L95])*[.B93]*2" office:value-type="float" office:value="16.6736486093104">
            <text:p>16.674</text:p>
          </table:table-cell>
          <table:table-cell table:style-name="ce122" office:value-type="string">
            <text:p><text:s/>(twice as many electrodes as pairs)</text:p>
          </table:table-cell>
          <table:table-cell table:style-name="ce47" table:number-columns-repeated="9"/>
          <table:table-cell table:number-columns-repeated="1012"/>
        </table:table-row>
        <table:table-row table:style-name="ro7">
          <table:table-cell table:style-name="ce47" office:value-type="string">
            <text:p>Total voltage drop along immersed electrodes</text:p>
          </table:table-cell>
          <table:table-cell table:style-name="ce90" table:formula="of:=SUM([.B96:.L96])" office:value-type="float" office:value="0.14246111251974">
            <text:p>0.142</text:p>
          </table:table-cell>
          <table:table-cell table:style-name="ce120"/>
          <table:table-cell table:style-name="ce47" table:number-columns-repeated="9"/>
          <table:table-cell table:number-columns-repeated="1012"/>
        </table:table-row>
        <table:table-row table:style-name="ro7">
          <table:table-cell table:style-name="ce47" office:value-type="string">
            <text:p>Total power lost in leads &amp; electrodes, watts</text:p>
          </table:table-cell>
          <table:table-cell table:style-name="ce91" table:formula="of:=[.E$58]+[.B97]" office:value-type="float" office:value="109.879347659264">
            <text:p>109.879</text:p>
          </table:table-cell>
          <table:table-cell table:style-name="ce120"/>
          <table:table-cell table:style-name="ce47" table:number-columns-repeated="9"/>
          <table:table-cell table:number-columns-repeated="1012"/>
        </table:table-row>
        <table:table-row table:style-name="ro7">
          <table:table-cell table:style-name="ce47" office:value-type="string">
            <text:p>Total voltage drop across leads &amp; electrodes</text:p>
          </table:table-cell>
          <table:table-cell table:style-name="ce91" table:formula="of:=[.E$59]+[.B98]" office:value-type="float" office:value="0.699911465689318">
            <text:p>0.700</text:p>
          </table:table-cell>
          <table:table-cell table:style-name="ce120"/>
          <table:table-cell table:style-name="ce47" table:number-columns-repeated="9"/>
          <table:table-cell table:number-columns-repeated="1012"/>
        </table:table-row>
        <table:table-row table:style-name="ro7">
          <table:table-cell table:style-name="ce45"/>
          <table:table-cell table:style-name="ce46" table:number-columns-repeated="2"/>
          <table:table-cell table:number-columns-repeated="1021"/>
        </table:table-row>
        <table:table-row table:style-name="ro7">
          <table:table-cell office:value-type="string">
            <text:p>The reactor needs to be designed so that the electrode cage can be fully withdrawn from the LiCl salt bath while it is molten. Calculate the volume of salt and its level, at temperature.</text:p>
          </table:table-cell>
          <table:table-cell table:number-columns-repeated="1023"/>
        </table:table-row>
        <table:table-row table:style-name="ro7">
          <table:table-cell office:value-type="string">
            <text:p>volume of tube bottom hemisphere, cm^3</text:p>
          </table:table-cell>
          <table:table-cell table:style-name="ce58" table:formula="of:=4/3*PI()*([.H27]/2)^3/2" office:value-type="float" office:value="9.40828459933803">
            <text:p>9.41</text:p>
          </table:table-cell>
          <table:table-cell table:number-columns-repeated="2"/>
          <table:table-cell table:style-name="ce49" office:value-type="string">
            <text:p>volume per cm height of tube, cm^3</text:p>
          </table:table-cell>
          <table:table-cell table:style-name="ce141" table:formula="of:=PI()*([.H27]/2)^2*1" office:value-type="float" office:value="8.55298599939821">
            <text:p>8.55</text:p>
          </table:table-cell>
          <table:table-cell table:style-name="ce46"/>
          <table:table-cell/>
          <table:table-cell table:style-name="ce46"/>
          <table:table-cell table:style-name="ce49" table:number-columns-repeated="2"/>
          <table:table-cell table:number-columns-repeated="1013"/>
        </table:table-row>
        <table:table-row table:style-name="ro7">
          <table:table-cell office:value-type="string">
            <text:p>total volume of tube to level of salt, cm^3</text:p>
          </table:table-cell>
          <table:table-cell table:style-name="ce56" table:formula="of:=[.B103]+[.F103]*[.M31]" office:value-type="float" office:value="94.9381445933201">
            <text:p>94.9</text:p>
          </table:table-cell>
          <table:table-cell table:number-columns-repeated="2"/>
          <table:table-cell table:style-name="ce49" office:value-type="string">
            <text:p>volume of cage wires, cm^3</text:p>
          </table:table-cell>
          <table:table-cell table:style-name="ce141" table:formula="of:=PI()*([.B29]/2)^2*[.M31]*[.H30]" office:value-type="float" office:value="2.49792807107758">
            <text:p>2.50</text:p>
          </table:table-cell>
          <table:table-cell table:style-name="ce46"/>
          <table:table-cell table:number-columns-repeated="2"/>
          <table:table-cell table:style-name="ce49" office:value-type="string">
            <text:p>volume of two ceramic cage disks, cm^3</text:p>
          </table:table-cell>
          <table:table-cell table:style-name="ce58" table:formula="of:=2*PI()*([.M28]^2-[.M29]^2)/4*[.H31]" office:value-type="float" office:value="1.05334414843278">
            <text:p>1.05</text:p>
          </table:table-cell>
          <table:table-cell table:number-columns-repeated="1013"/>
        </table:table-row>
        <table:table-row table:style-name="ro7">
          <table:table-cell office:value-type="string">
            <text:p>volume of molten salt, with no heater</text:p>
          </table:table-cell>
          <table:table-cell table:style-name="ce56" table:formula="of:=[.B104]-[.F104]-[.K104]" office:value-type="float" office:value="91.3868723738098">
            <text:p>91.4</text:p>
          </table:table-cell>
          <table:table-cell table:number-columns-repeated="1022"/>
        </table:table-row>
        <table:table-row table:style-name="ro7">
          <table:table-cell table:number-columns-repeated="1024"/>
        </table:table-row>
        <table:table-row table:style-name="ro7">
          <table:table-cell table:style-name="ce29" office: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6">
          <table:table-cell office:value-type="string">
            <text:p>Omega Al2O thermocouple tube, 18 inch long, one end closed, part PTRA-1234-18</text:p>
          </table:table-cell>
          <table:table-cell table:style-name="ce31"/>
          <table:table-cell/>
          <table:table-cell table:style-name="ce31"/>
          <table:table-cell table:number-columns-repeated="3"/>
          <table:table-cell table:style-name="ce31"/>
          <table:table-cell table:number-columns-repeated="4"/>
          <table:table-cell table:style-name="ce31"/>
          <table:table-cell office:value-type="string">
            <text:p><text:a xlink:href="https://assets.omega.com/spec/PTRA_PTRM.pdf"> Omega </text:a></text:p>
          </table:table-cell>
          <table:table-cell table:number-columns-repeated="1010"/>
        </table:table-row>
        <table:table-row table:style-name="ro7">
          <table:table-cell table:style-name="ce48" office:value-type="string">
            <text:p>OD, in</text:p>
          </table:table-cell>
          <table:table-cell table:style-name="ce49" table:formula="of:=3/4" office:value-type="float" office:value="0.75">
            <text:p>0.75</text:p>
          </table:table-cell>
          <table:table-cell table:style-name="ce31"/>
          <table:table-cell table:style-name="ce132" office:value-type="string">
            <text:p>ID, in</text:p>
          </table:table-cell>
          <table:table-cell table:style-name="ce141" table:formula="of:=1/2" office:value-type="float" office:value="0.5">
            <text:p>0.50</text:p>
          </table:table-cell>
          <table:table-cell table:style-name="ce31"/>
          <table:table-cell table:style-name="ce132" office:value-type="string">
            <text:p>OD, cm</text:p>
          </table:table-cell>
          <table:table-cell table:style-name="ce31" table:formula="of:=[.B109]*2.54" office:value-type="float" office:value="1.905">
            <text:p>1.905</text:p>
          </table:table-cell>
          <table:table-cell table:style-name="ce31"/>
          <table:table-cell table:style-name="ce49" office:value-type="string">
            <text:p>ID, cm</text:p>
          </table:table-cell>
          <table:table-cell table:style-name="ce167" table:formula="of:=[.E109]*2.54" office:value-type="float" office:value="1.27">
            <text:p>1.270</text:p>
          </table:table-cell>
          <table:table-cell table:style-name="ce31" table:number-columns-repeated="2"/>
          <table:table-cell table:number-columns-repeated="1011"/>
        </table:table-row>
        <table:table-row table:style-name="ro7">
          <table:table-cell table:style-name="ce49" office:value-type="string">
            <text:p>Wall, in</text:p>
          </table:table-cell>
          <table:table-cell table:style-name="ce92" table:formula="of:=([.B109]-[.E109])/2" office:value-type="float" office:value="0.125">
            <text:p>0.125</text:p>
          </table:table-cell>
          <table:table-cell table:style-name="ce58"/>
          <table:table-cell table:style-name="ce132" office:value-type="string">
            <text:p>Wall, cm</text:p>
          </table:table-cell>
          <table:table-cell table:style-name="ce31" table:formula="of:=[.B110]*2.54" office:value-type="float" office:value="0.3175">
            <text:p>0.3175</text:p>
          </table:table-cell>
          <table:table-cell table:style-name="ce31" table:number-columns-repeated="5"/>
          <table:table-cell table:number-columns-repeated="2"/>
          <table:table-cell table:style-name="ce125"/>
          <table:table-cell table:number-columns-repeated="1011"/>
        </table:table-row>
        <table:table-row table:style-name="ro4">
          <table:table-cell table:style-name="ce37" office:value-type="string">
            <text:p>volume excluded by hemisphere bottom, cm^3</text:p>
          </table:table-cell>
          <table:table-cell table:style-name="ce92" table:formula="of:=4/3*PI()*([.H109]/2)^3/2" office:value-type="float" office:value="1.80989577690137">
            <text:p>1.810</text:p>
          </table:table-cell>
          <table:table-cell table:style-name="ce58"/>
          <table:table-cell table:style-name="ce132"/>
          <table:table-cell table:style-name="Default"/>
          <table:table-cell table:style-name="ce132" office:value-type="string">
            <text:p>volume excluded by tube per cm length, cm^3</text:p>
          </table:table-cell>
          <table:table-cell table:style-name="ce141" table:formula="of:=PI()*([.H109]/2)^2*1" office:value-type="float" office:value="2.85022956992342">
            <text:p>2.85</text:p>
          </table:table-cell>
          <table:table-cell table:style-name="Default"/>
          <table:table-cell table:style-name="ce31" table:number-columns-repeated="2"/>
          <table:table-cell/>
          <table:table-cell table:style-name="ce173" office:value-type="string">
            <text:p>total volume excluded by heater to salt level, cm^3</text:p>
          </table:table-cell>
          <table:table-cell table:style-name="ce177" table:formula="of:=[.B111]+[.G111]*[.M31]" office:value-type="float" office:value="30.3121914761356">
            <text:p>30.31</text:p>
          </table:table-cell>
          <table:table-cell table:number-columns-repeated="1011"/>
        </table:table-row>
        <table:table-row table:style-name="ro7">
          <table:table-cell table:style-name="ce41" office:value-type="string">
            <text:p>total volume of salt needed, with heater, cm^3</text:p>
          </table:table-cell>
          <table:table-cell table:style-name="ce93" table:formula="of:=[.B105]-[.M111]" office:value-type="float" office:value="61.0746808976741">
            <text:p>61.1</text:p>
          </table:table-cell>
          <table:table-cell table:style-name="ce58"/>
          <table:table-cell table:style-name="ce132"/>
          <table:table-cell table:style-name="ce31" table:number-columns-repeated="6"/>
          <table:table-cell table:number-columns-repeated="2"/>
          <table:table-cell table:style-name="ce125"/>
          <table:table-cell table:number-columns-repeated="1011"/>
        </table:table-row>
        <table:table-row table:style-name="ro7">
          <table:table-cell table:style-name="ce37"/>
          <table:table-cell table:style-name="ce94"/>
          <table:table-cell table:style-name="ce58"/>
          <table:table-cell table:style-name="ce132"/>
          <table:table-cell table:style-name="ce31" table:number-columns-repeated="6"/>
          <table:table-cell table:number-columns-repeated="2"/>
          <table:table-cell table:style-name="ce125"/>
          <table:table-cell table:number-columns-repeated="1011"/>
        </table:table-row>
        <table:table-row table:style-name="ro6">
          <table:table-cell office:value-type="string">
            <text:p>LiCL properties</text:p>
          </table:table-cell>
          <table:table-cell table:style-name="ce49" office:value-type="string">
            <text:p>MP, C</text:p>
          </table:table-cell>
          <table:table-cell office:value-type="float" office:value="605">
            <text:p>605</text:p>
          </table:table-cell>
          <table:table-cell table:style-name="ce49" office:value-type="string">
            <text:p>BP range</text:p>
          </table:table-cell>
          <table:table-cell office:value-type="float" office:value="1325">
            <text:p>1325</text:p>
          </table:table-cell>
          <table:table-cell office:value-type="float" office:value="1360">
            <text:p>1360</text:p>
          </table:table-cell>
          <table:table-cell table:style-name="ce49" office:value-type="string">
            <text:p><text:span text:style-name="T2">ρ</text:span>, g/cm^3</text:p>
          </table:table-cell>
          <table:table-cell office:value-type="float" office:value="2.068">
            <text:p>2.068</text:p>
          </table:table-cell>
          <table:table-cell office:value-type="string">
            <text:p>(at room temperature)</text:p>
          </table:table-cell>
          <table:table-cell table:number-columns-repeated="4"/>
          <table:table-cell table:style-name="ce49" office:value-type="string">
            <text:p><text:a xlink:href="https://onlinelibrary.wiley.com/doi/10.1002/047084289X.rl076.pub2">+Wiley Lib-LiCl</text:a></text:p>
          </table:table-cell>
          <table:table-cell table:number-columns-repeated="1010"/>
        </table:table-row>
        <table:table-row table:style-name="ro5">
          <table:table-cell office:value-type="string">
            <text:p>LiCl can be dried at 150 C for 3 hr. For higher purity, recrystallize from MeOH &amp; dry at 140 C 12 hr at <text:s/>0.5 mm Hg. See also Gese 2015, Table 11, p. 40, 94 C</text:p>
          </table:table-cell>
          <table:table-cell table:number-columns-repeated="10"/>
          <table:table-cell table:style-name="ce46"/>
          <table:table-cell/>
          <table:table-cell table:style-name="ce186" office:value-type="string">
            <text:p><text:a xlink:href="https://www.lib.uidaho.edu/digital/etd/items/gese_idaho_0089n_10453.html">Gese 2015</text:a></text:p>
          </table:table-cell>
          <table:table-cell table:number-columns-repeated="1010"/>
        </table:table-row>
        <table:table-row table:style-name="ro4">
          <table:table-cell office:value-type="string">
            <text:p>Density of LiCl at melting point</text:p>
          </table:table-cell>
          <table:table-cell office:value-type="float" office:value="1.502">
            <text:p>1.502</text:p>
          </table:table-cell>
          <table:table-cell table:number-columns-repeated="11"/>
          <table:table-cell table:style-name="Default"/>
          <table:table-cell table:number-columns-repeated="1010"/>
        </table:table-row>
        <table:table-row table:style-name="ro7">
          <table:table-cell office:value-type="string">
            <text:p>Temperature, C</text:p>
          </table:table-cell>
          <table:table-cell office:value-type="float" office:value="605">
            <text:p>605</text:p>
          </table:table-cell>
          <table:table-cell office:value-type="float" office:value="630">
            <text:p>630</text:p>
          </table:table-cell>
          <table:table-cell table:style-name="ce29" office:value-type="float" office:value="650">
            <text:p>650</text:p>
          </table:table-cell>
          <table:table-cell office:value-type="float" office:value="670">
            <text:p>670</text:p>
          </table:table-cell>
          <table:table-cell office:value-type="float" office:value="690">
            <text:p>690</text:p>
          </table:table-cell>
          <table:table-cell office:value-type="float" office:value="710">
            <text:p>710</text:p>
          </table:table-cell>
          <table:table-cell office:value-type="float" office:value="730">
            <text:p>730</text:p>
          </table:table-cell>
          <table:table-cell office:value-type="float" office:value="750">
            <text:p>750</text:p>
          </table:table-cell>
          <table:table-cell office:value-type="float" office:value="770">
            <text:p>770</text:p>
          </table:table-cell>
          <table:table-cell office:value-type="float" office:value="781">
            <text:p>781</text:p>
          </table:table-cell>
          <table:table-cell table:number-columns-repeated="1013"/>
        </table:table-row>
        <table:table-row table:style-name="ro6">
          <table:table-cell office:value-type="string">
            <text:p>density, g/cm^3 (Hogland 2010, p. 4-127)</text:p>
          </table:table-cell>
          <table:table-cell table:formula="of:=[.$B$116]-0.000432*([.B117]-[.$B$117])" office:value-type="float" office:value="1.502">
            <text:p>1.502</text:p>
          </table:table-cell>
          <table:table-cell table:style-name="ce123" table:formula="of:=[.$B$116]-0.000432*([.C117]-[.$B$117])" office:value-type="float" office:value="1.4912">
            <text:p>1.491</text:p>
          </table:table-cell>
          <table:table-cell table:style-name="ce98" table:formula="of:=[.$B$116]-0.000432*([.D117]-[.$B$117])" office:value-type="float" office:value="1.48256">
            <text:p>1.483</text:p>
          </table:table-cell>
          <table:table-cell table:style-name="ce123" table:formula="of:=[.$B$116]-0.000432*([.E117]-[.$B$117])" office:value-type="float" office:value="1.47392">
            <text:p>1.474</text:p>
          </table:table-cell>
          <table:table-cell table:style-name="ce123" table:formula="of:=[.$B$116]-0.000432*([.F117]-[.$B$117])" office:value-type="float" office:value="1.46528">
            <text:p>1.465</text:p>
          </table:table-cell>
          <table:table-cell table:style-name="ce123" table:formula="of:=[.$B$116]-0.000432*([.G117]-[.$B$117])" office:value-type="float" office:value="1.45664">
            <text:p>1.457</text:p>
          </table:table-cell>
          <table:table-cell table:style-name="ce123" table:formula="of:=[.$B$116]-0.000432*([.H117]-[.$B$117])" office:value-type="float" office:value="1.448">
            <text:p>1.448</text:p>
          </table:table-cell>
          <table:table-cell table:style-name="ce123" table:formula="of:=[.$B$116]-0.000432*([.I117]-[.$B$117])" office:value-type="float" office:value="1.43936">
            <text:p>1.439</text:p>
          </table:table-cell>
          <table:table-cell table:style-name="ce123" table:formula="of:=[.$B$116]-0.000432*([.J117]-[.$B$117])" office:value-type="float" office:value="1.43072">
            <text:p>1.431</text:p>
          </table:table-cell>
          <table:table-cell table:style-name="ce123" table:formula="of:=[.$B$116]-0.000432*([.K117]-[.$B$117])" office:value-type="float" office:value="1.425968">
            <text:p>1.426</text:p>
          </table:table-cell>
          <table:table-cell table:number-columns-repeated="2"/>
          <table:table-cell table:style-name="ce49" office:value-type="string">
            <text:p><text:a xlink:href="https://moltensalt.org/references/static/downloads/pdf/element-salt-densities.pdf">+Hogland 2010</text:a></text:p>
          </table:table-cell>
          <table:table-cell table:number-columns-repeated="1010"/>
        </table:table-row>
        <table:table-row table:style-name="ro7">
          <table:table-cell table:style-name="ce29" office:value-type="string">
            <text:p>total weight LiCl for desired level, at T</text:p>
          </table:table-cell>
          <table:table-cell table:style-name="ce56" table:formula="of:=[.$B$112]*[.B$118]" office:value-type="float" office:value="91.7341707083066">
            <text:p>91.7</text:p>
          </table:table-cell>
          <table:table-cell table:style-name="ce56" table:formula="of:=[.$B$112]*[.C$118]" office:value-type="float" office:value="91.0745641546117">
            <text:p>91.1</text:p>
          </table:table-cell>
          <table:table-cell table:style-name="ce60" table:formula="of:=[.$B$112]*[.D$118]" office:value-type="float" office:value="90.5468789116558">
            <text:p>90.5</text:p>
          </table:table-cell>
          <table:table-cell table:style-name="ce56" table:formula="of:=[.$B$112]*[.E$118]" office:value-type="float" office:value="90.0191936686999">
            <text:p>90.0</text:p>
          </table:table-cell>
          <table:table-cell table:style-name="ce56" table:formula="of:=[.$B$112]*[.F$118]" office:value-type="float" office:value="89.491508425744">
            <text:p>89.5</text:p>
          </table:table-cell>
          <table:table-cell table:style-name="ce56" table:formula="of:=[.$B$112]*[.G$118]" office:value-type="float" office:value="88.9638231827881">
            <text:p>89.0</text:p>
          </table:table-cell>
          <table:table-cell table:style-name="ce56" table:formula="of:=[.$B$112]*[.H$118]" office:value-type="float" office:value="88.4361379398322">
            <text:p>88.4</text:p>
          </table:table-cell>
          <table:table-cell table:style-name="ce56" table:formula="of:=[.$B$112]*[.I$118]" office:value-type="float" office:value="87.9084526968763">
            <text:p>87.9</text:p>
          </table:table-cell>
          <table:table-cell table:style-name="ce56" table:formula="of:=[.$B$112]*[.J$118]" office:value-type="float" office:value="87.3807674539203">
            <text:p>87.4</text:p>
          </table:table-cell>
          <table:table-cell table:style-name="ce56" table:formula="of:=[.$B$112]*[.K$118]" office:value-type="float" office:value="87.0905405702946">
            <text:p>87.1</text:p>
          </table:table-cell>
          <table:table-cell/>
          <table:table-cell table:style-name="ce125"/>
          <table:table-cell table:number-columns-repeated="1011"/>
        </table:table-row>
        <table:table-row table:style-name="ro7">
          <table:table-cell table:style-name="ce49"/>
          <table:table-cell table:style-name="ce92"/>
          <table:table-cell table:style-name="ce58"/>
          <table:table-cell table:style-name="ce132"/>
          <table:table-cell table:style-name="ce31" table:number-columns-repeated="6"/>
          <table:table-cell table:number-columns-repeated="2"/>
          <table:table-cell table:style-name="ce125"/>
          <table:table-cell table:number-columns-repeated="1011"/>
        </table:table-row>
        <table:table-row table:style-name="ro7">
          <table:table-cell office:value-type="string">
            <text:p>ID of cage rings, cm</text:p>
          </table:table-cell>
          <table:table-cell table:style-name="ce58" table:formula="of:=[.M29]" office:value-type="float" office:value="2.2488">
            <text:p>2.25</text:p>
          </table:table-cell>
          <table:table-cell table:style-name="ce58"/>
          <table:table-cell table:style-name="ce49"/>
          <table:table-cell table:style-name="ce92"/>
          <table:table-cell table:style-name="ce31" table:number-columns-repeated="2"/>
          <table:table-cell table:style-name="ce49" office:value-type="string">
            <text:p>Clearance, heater tube OD to cage ring ID, cm</text:p>
          </table:table-cell>
          <table:table-cell table:style-name="ce58" table:formula="of:=([.B121]-[.H109])/2" office:value-type="float" office:value="0.1719">
            <text:p>0.17</text:p>
          </table:table-cell>
          <table:table-cell table:style-name="ce31"/>
          <table:table-cell table:number-columns-repeated="2"/>
          <table:table-cell table:style-name="ce125"/>
          <table:table-cell table:number-columns-repeated="1011"/>
        </table:table-row>
        <table:table-row table:style-name="ro7">
          <table:table-cell table:style-name="ce31" office:value-type="string">
            <text:p>Clearance, OD of winding to ID of tube, cm</text:p>
          </table:table-cell>
          <table:table-cell table:style-name="ce31" office:value-type="float" office:value="0">
            <text:p>0</text:p>
          </table:table-cell>
          <table:table-cell table:style-name="ce31"/>
          <table:table-cell table:style-name="ce133" office:value-type="string">
            <text:p>OD of winding, cm</text:p>
          </table:table-cell>
          <table:table-cell table:style-name="ce40" table:formula="of:=[.H109]-2*[.B122]" office:value-type="float" office:value="1.905">
            <text:p>1.905</text:p>
          </table:table-cell>
          <table:table-cell table:style-name="ce39"/>
          <table:table-cell table:style-name="ce153" office:value-type="string">
            <text:p>heater length, cm</text:p>
          </table:table-cell>
          <table:table-cell table:style-name="ce39" table:formula="of:=[.M31]" office:value-type="float" office:value="10">
            <text:p>10</text:p>
          </table:table-cell>
          <table:table-cell table:style-name="ce164"/>
          <table:table-cell table:style-name="ce49" office:value-type="string">
            <text:p>Heated area, cm^2</text:p>
          </table:table-cell>
          <table:table-cell table:style-name="ce56" table:formula="of:=PI()*[.E122]*[.H122]" office:value-type="float" office:value="59.8473400508856">
            <text:p>59.8</text:p>
          </table:table-cell>
          <table:table-cell table:style-name="ce133" office:value-type="string">
            <text:p>area, m^2</text:p>
          </table:table-cell>
          <table:table-cell table:style-name="ce178" table:formula="of:=[.K122]/100/100" office:value-type="float" office:value="0.00598473400508856">
            <text:p>5.98E-03</text:p>
          </table:table-cell>
          <table:table-cell table:number-columns-repeated="1011"/>
        </table:table-row>
        <table:table-row table:style-name="ro7">
          <table:table-cell table:style-name="ce31" table:number-columns-repeated="3"/>
          <table:table-cell table:style-name="ce133"/>
          <table:table-cell table:style-name="ce40"/>
          <table:table-cell table:style-name="ce39"/>
          <table:table-cell table:style-name="ce153"/>
          <table:table-cell table:style-name="ce39"/>
          <table:table-cell table:style-name="ce164"/>
          <table:table-cell table:style-name="ce49"/>
          <table:table-cell table:style-name="ce56"/>
          <table:table-cell table:style-name="ce133"/>
          <table:table-cell table:style-name="ce178"/>
          <table:table-cell table:number-columns-repeated="1011"/>
        </table:table-row>
        <table:table-row table:style-name="ro9">
          <table:table-cell table:style-name="ce31" office:value-type="string">
            <text:p>Temperature, C</text:p>
          </table:table-cell>
          <table:table-cell table:style-name="Default" office:value-type="float" office:value="650">
            <text:p>650</text:p>
          </table:table-cell>
          <table:table-cell table:style-name="Default" office:value-type="float" office:value="700">
            <text:p>700</text:p>
          </table:table-cell>
          <table:table-cell office:value-type="float" office:value="750">
            <text:p>750</text:p>
          </table:table-cell>
          <table:table-cell office:value-type="float" office:value="800">
            <text:p>800</text:p>
          </table:table-cell>
          <table:table-cell table:style-name="ce31" office:value-type="float" office:value="850">
            <text:p>850</text:p>
          </table:table-cell>
          <table:table-cell table:style-name="ce31" office:value-type="float" office:value="900">
            <text:p>900</text:p>
          </table:table-cell>
          <table:table-cell table:style-name="ce31" office:value-type="float" office:value="1000">
            <text:p>1000</text:p>
          </table:table-cell>
          <table:table-cell table:style-name="ce31" office:value-type="float" office:value="1100">
            <text:p>1100</text:p>
          </table:table-cell>
          <table:table-cell table:style-name="Default" table:number-columns-repeated="5"/>
          <table:table-cell table:number-columns-repeated="1010"/>
        </table:table-row>
        <table:table-row table:style-name="ro9">
          <table:table-cell office:value-type="string">
            <text:p>Kanthal APM wire Max wall loading, kW/m^2, </text:p>
          </table:table-cell>
          <table:table-cell office:value-type="float" office:value="74">
            <text:p>74</text:p>
          </table:table-cell>
          <table:table-cell office:value-type="float" office:value="68">
            <text:p>68</text:p>
          </table:table-cell>
          <table:table-cell office:value-type="float" office:value="63">
            <text:p>63</text:p>
          </table:table-cell>
          <table:table-cell office:value-type="float" office:value="58">
            <text:p>58</text:p>
          </table:table-cell>
          <table:table-cell office:value-type="float" office:value="53">
            <text:p>53</text:p>
          </table:table-cell>
          <table:table-cell table:style-name="ce49" office:value-type="float" office:value="50">
            <text:p>50</text:p>
          </table:table-cell>
          <table:table-cell table:style-name="ce49" office:value-type="float" office:value="42">
            <text:p>42</text:p>
          </table:table-cell>
          <table:table-cell table:style-name="ce49" office:value-type="float" office:value="33">
            <text:p>33</text:p>
          </table:table-cell>
          <table:table-cell table:style-name="ce31" table:number-columns-repeated="3"/>
          <table:table-cell table:style-name="ce49" office:value-type="string">
            <text:p>(p 6, Fig 3, curve b, wire on ceramic tubes)</text:p>
          </table:table-cell>
          <table:table-cell table:style-name="ce197" office:value-type="string">
            <text:p><text:a xlink:href="https://www.ibt.co.il/uploaded_files/documents/file1359965681_U3423.pdf">+Kanthal</text:a></text:p>
          </table:table-cell>
          <table:table-cell table:number-columns-repeated="1010"/>
        </table:table-row>
        <table:table-row table:style-name="ro9">
          <table:table-cell table:style-name="ce29" office:value-type="string">
            <text:p>Maximum wall loading, watts</text:p>
          </table:table-cell>
          <table:table-cell table:style-name="ce61" table:formula="of:=[.$M$122]*[.B125]*1000" office:value-type="float" office:value="442.870316376553">
            <text:p>443</text:p>
          </table:table-cell>
          <table:table-cell table:style-name="ce61" table:formula="of:=[.$M$122]*[.C125]*1000" office:value-type="float" office:value="406.961912346022">
            <text:p>407</text:p>
          </table:table-cell>
          <table:table-cell table:style-name="ce61" table:formula="of:=[.$M$122]*[.D125]*1000" office:value-type="float" office:value="377.038242320579">
            <text:p>377</text:p>
          </table:table-cell>
          <table:table-cell table:style-name="ce61" table:formula="of:=[.$M$122]*[.E125]*1000" office:value-type="float" office:value="347.114572295136">
            <text:p>347</text:p>
          </table:table-cell>
          <table:table-cell table:style-name="ce61" table:formula="of:=[.$M$122]*[.F125]*1000" office:value-type="float" office:value="317.190902269693">
            <text:p>317</text:p>
          </table:table-cell>
          <table:table-cell table:style-name="ce61" table:formula="of:=[.$M$122]*[.G125]*1000" office:value-type="float" office:value="299.236700254428">
            <text:p>299</text:p>
          </table:table-cell>
          <table:table-cell table:style-name="ce61" table:formula="of:=[.$M$122]*[.H125]*1000" office:value-type="float" office:value="251.358828213719">
            <text:p>251</text:p>
          </table:table-cell>
          <table:table-cell table:style-name="ce61" table:formula="of:=[.$M$122]*[.I125]*1000" office:value-type="float" office:value="197.496222167922">
            <text:p>197</text:p>
          </table:table-cell>
          <table:table-cell table:style-name="ce49"/>
          <table:table-cell table:number-columns-repeated="1014"/>
        </table:table-row>
        <table:table-row table:style-name="ro9">
          <table:table-cell office: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9">
          <table:table-cell office: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9">
          <table:table-cell table:style-name="ce40" office:value-type="string">
            <text:p>Kanthal APM wire diameter, mm</text:p>
          </table:table-cell>
          <table:table-cell table:style-name="ce95" office:value-type="float" office:value="1">
            <text:p>1.0</text:p>
          </table:table-cell>
          <table:table-cell/>
          <table:table-cell table:style-name="ce29"/>
          <table:table-cell table:style-name="ce142" office:value-type="string">
            <text:p>resistance, ohm / meter</text:p>
          </table:table-cell>
          <table:table-cell table:style-name="ce40" office:value-type="float" office:value="1.85">
            <text:p>1.85</text:p>
          </table:table-cell>
          <table:table-cell/>
          <table:table-cell table:style-name="ce37" office:value-type="string">
            <text:p><text:s/>(Kanthal handbook, p 19)</text:p>
          </table:table-cell>
          <table:table-cell table:style-name="ce31" table:number-columns-repeated="3"/>
          <table:table-cell/>
          <table:table-cell table:style-name="ce31"/>
          <table:table-cell table:number-columns-repeated="1011"/>
        </table:table-row>
        <table:table-row table:style-name="ro9">
          <table:table-cell table:style-name="ce31" office:value-type="string">
            <text:p>Number of windings if spacing = wire diameter</text:p>
          </table:table-cell>
          <table:table-cell table:style-name="ce96" table:formula="of:=[.$H$122]/(2*[.B129]/10)" office:value-type="float" office:value="50">
            <text:p>50</text:p>
          </table:table-cell>
          <table:table-cell table:style-name="ce124" table:number-columns-repeated="3"/>
          <table:table-cell table:style-name="ce49" office:value-type="string">
            <text:p>base of triangle per winding, m</text:p>
          </table:table-cell>
          <table:table-cell table:style-name="ce154" table:formula="of:=PI()*[.E122]/100" office:value-type="float" office:value="0.0598473400508856">
            <text:p>0.05985</text:p>
          </table:table-cell>
          <table:table-cell table:style-name="ce124"/>
          <table:table-cell/>
          <table:table-cell table:style-name="ce31"/>
          <table:table-cell table:style-name="ce49" office:value-type="string">
            <text:p>height of triangle per winding, m</text:p>
          </table:table-cell>
          <table:table-cell table:formula="of:=2*[.B129]/1000" office:value-type="float" office:value="0.002">
            <text:p>0.002</text:p>
          </table:table-cell>
          <table:table-cell table:number-columns-repeated="1012"/>
        </table:table-row>
        <table:table-row table:style-name="ro9">
          <table:table-cell table:style-name="ce31" office:value-type="string">
            <text:p>length of each winding (hypotenuse)</text:p>
          </table:table-cell>
          <table:table-cell table:style-name="ce97" table:formula="of:=SQRT([.G130]^2+[.L130]^2)" office:value-type="float" office:value="0.0598807490865498">
            <text:p>0.0599</text:p>
          </table:table-cell>
          <table:table-cell table:style-name="ce58" table:number-columns-repeated="3"/>
          <table:table-cell table:style-name="ce141" office:value-type="string">
            <text:p>total length of winding, m</text:p>
          </table:table-cell>
          <table:table-cell table:style-name="ce58" table:formula="of:=[.B131]*[.B130]" office:value-type="float" office:value="2.99403745432749">
            <text:p>2.99</text:p>
          </table:table-cell>
          <table:table-cell table:style-name="ce58"/>
          <table:table-cell table:style-name="ce31" table:number-columns-repeated="4"/>
          <table:table-cell table:number-columns-repeated="1012"/>
        </table:table-row>
        <table:table-row table:style-name="ro9">
          <table:table-cell table:style-name="ce37" office:value-type="string">
            <text:p>length of center lead, to bottom of coil, m</text:p>
          </table:table-cell>
          <table:table-cell table:style-name="ce49" office:value-type="float" office:value="0.11">
            <text:p>0.11</text:p>
          </table:table-cell>
          <table:table-cell table:style-name="ce125"/>
          <table:table-cell table:number-columns-repeated="2"/>
          <table:table-cell table:style-name="ce49" office:value-type="string">
            <text:p>length of outside lead, to top of coil, m</text:p>
          </table:table-cell>
          <table:table-cell table:style-name="ce58" office:value-type="float" office:value="0.02">
            <text:p>0.02</text:p>
          </table:table-cell>
          <table:table-cell table:style-name="ce58"/>
          <table:table-cell table:number-columns-repeated="2"/>
          <table:table-cell table:style-name="ce31" table:number-columns-repeated="3"/>
          <table:table-cell table:style-name="ce197"/>
          <table:table-cell table:number-columns-repeated="1010"/>
        </table:table-row>
        <table:table-row table:style-name="ro9">
          <table:table-cell table:style-name="ce29" office:value-type="string">
            <text:p>Calibration heater power goal, at 750 C, W</text:p>
          </table:table-cell>
          <table:table-cell table:style-name="ce29" office:value-type="float" office:value="1000">
            <text:p>1000</text:p>
          </table:table-cell>
          <table:table-cell/>
          <table:table-cell table:style-name="ce134" office:value-type="string">
            <text:p>Maximum voltage</text:p>
          </table:table-cell>
          <table:table-cell table:style-name="ce143" office:value-type="float" office:value="76.0223650761604">
            <text:p>76.0</text:p>
          </table:table-cell>
          <table:table-cell table:style-name="ce29"/>
          <table:table-cell table:style-name="ce133" office:value-type="string">
            <text:p>Maximum current, A</text:p>
          </table:table-cell>
          <table:table-cell table:style-name="ce162" table:formula="of:=[.B133]/[.E133]" office:value-type="float" office:value="13.1540238059969">
            <text:p>13.2</text:p>
          </table:table-cell>
          <table:table-cell/>
          <table:table-cell table:style-name="ce133" office:value-type="string">
            <text:p>Resistance, ohms</text:p>
          </table:table-cell>
          <table:table-cell table:style-name="ce160" table:formula="of:=[.E133]/[.H133]" office:value-type="float" office:value="5.77939999177301">
            <text:p>5.78</text:p>
          </table:table-cell>
          <table:table-cell table:number-columns-repeated="1013"/>
        </table:table-row>
        <table:table-row table:style-name="ro9">
          <table:table-cell table:style-name="ce41" office:value-type="string">
            <text:p>total heater wire length, including leads, m</text:p>
          </table:table-cell>
          <table:table-cell table:style-name="ce98" table:formula="of:=[.G131]+[.B132]+[.G132]" office:value-type="float" office:value="3.12403745432749">
            <text:p>3.124</text:p>
          </table:table-cell>
          <table:table-cell/>
          <table:table-cell table:style-name="ce49"/>
          <table:table-cell table:style-name="ce56"/>
          <table:table-cell/>
          <table:table-cell table:style-name="ce49"/>
          <table:table-cell table:style-name="ce48"/>
          <table:table-cell/>
          <table:table-cell table:style-name="ce133"/>
          <table:table-cell table:style-name="ce29"/>
          <table:table-cell table:number-columns-repeated="1013"/>
        </table:table-row>
        <table:table-row table:style-name="ro9">
          <table:table-cell table:style-name="ce50" office:value-type="string">
            <text:p>length needed for desired resistance, m</text:p>
          </table:table-cell>
          <table:table-cell table:style-name="ce99" table:formula="of:=[.$K$133]/[.F129]" office:value-type="float" office:value="3.12399999555298">
            <text:p>3.124</text:p>
          </table:table-cell>
          <table:table-cell/>
          <table:table-cell office:value-type="string">
            <text:p>(Use tools/goal seek to find maximum voltage needed such that length needed for desired resistance equals actual heater wire length)</text:p>
          </table:table-cell>
          <table:table-cell table:number-columns-repeated="1020"/>
        </table:table-row>
        <table:table-row table:style-name="ro9">
          <table:table-cell table:style-name="ce32" office:value-type="string">
            <text:p>Total heater power, watts</text:p>
          </table:table-cell>
          <table:table-cell table:style-name="ce32" office:value-type="float" office:value="50">
            <text:p>50</text:p>
          </table:table-cell>
          <table:table-cell table:style-name="ce32" office:value-type="float" office:value="100">
            <text:p>100</text:p>
          </table:table-cell>
          <table:table-cell table:style-name="ce32" office:value-type="float" office:value="200">
            <text:p>200</text:p>
          </table:table-cell>
          <table:table-cell table:style-name="ce32" office:value-type="float" office:value="300">
            <text:p>300</text:p>
          </table:table-cell>
          <table:table-cell table:style-name="ce32" office:value-type="float" office:value="357">
            <text:p>357</text:p>
          </table:table-cell>
          <table:table-cell table:style-name="ce32" office:value-type="float" office:value="400">
            <text:p>400</text:p>
          </table:table-cell>
          <table:table-cell table:style-name="ce32" office:value-type="float" office:value="500">
            <text:p>500</text:p>
          </table:table-cell>
          <table:table-cell table:style-name="ce32" office:value-type="float" office:value="600">
            <text:p>600</text:p>
          </table:table-cell>
          <table:table-cell table:style-name="ce32" office:value-type="float" office:value="700">
            <text:p>700</text:p>
          </table:table-cell>
          <table:table-cell table:style-name="ce32" office:value-type="float" office:value="800">
            <text:p>800</text:p>
          </table:table-cell>
          <table:table-cell table:style-name="ce32" office:value-type="float" office:value="900">
            <text:p>900</text:p>
          </table:table-cell>
          <table:table-cell table:style-name="ce181" office:value-type="float" office:value="1000">
            <text:p>1000</text:p>
          </table:table-cell>
          <table:table-cell table:number-columns-repeated="1011"/>
        </table:table-row>
        <table:table-row table:style-name="ro9">
          <table:table-cell table:style-name="ce32" office:value-type="string">
            <text:p>Heater voltage</text:p>
          </table:table-cell>
          <table:table-cell table:style-name="ce100" table:formula="of:=SQRT([.B136]*[.$K$133])" office:value-type="float" office:value="16.9991176120601">
            <text:p>17.0</text:p>
          </table:table-cell>
          <table:table-cell table:style-name="ce100" table:formula="of:=SQRT([.C136]*[.$K$133])" office:value-type="float" office:value="24.0403826753507">
            <text:p>24.0</text:p>
          </table:table-cell>
          <table:table-cell table:style-name="ce100" table:formula="of:=SQRT([.D136]*[.$K$133])" office:value-type="float" office:value="33.9982352241201">
            <text:p>34.0</text:p>
          </table:table-cell>
          <table:table-cell table:style-name="ce100" table:formula="of:=SQRT([.E136]*[.$K$133])" office:value-type="float" office:value="41.639164227106">
            <text:p>41.6</text:p>
          </table:table-cell>
          <table:table-cell table:style-name="ce100" table:formula="of:=SQRT([.F136]*[.$K$133])" office:value-type="float" office:value="45.4229655247537">
            <text:p>45.4</text:p>
          </table:table-cell>
          <table:table-cell table:style-name="ce100" table:formula="of:=SQRT([.G136]*[.$K$133])" office:value-type="float" office:value="48.0807653507014">
            <text:p>48.1</text:p>
          </table:table-cell>
          <table:table-cell table:style-name="ce100" table:formula="of:=SQRT([.H136]*[.$K$133])" office:value-type="float" office:value="53.7559298671924">
            <text:p>53.8</text:p>
          </table:table-cell>
          <table:table-cell table:style-name="ce100" table:formula="of:=SQRT([.I136]*[.$K$133])" office:value-type="float" office:value="58.8866707758539">
            <text:p>58.9</text:p>
          </table:table-cell>
          <table:table-cell table:style-name="ce100" table:formula="of:=SQRT([.J136]*[.$K$133])" office:value-type="float" office:value="63.6048739818035">
            <text:p>63.6</text:p>
          </table:table-cell>
          <table:table-cell table:style-name="ce100" table:formula="of:=SQRT([.K136]*[.$K$133])" office:value-type="float" office:value="67.9964704482403">
            <text:p>68.0</text:p>
          </table:table-cell>
          <table:table-cell table:style-name="ce100" table:formula="of:=SQRT([.L136]*[.$K$133])" office:value-type="float" office:value="72.121148026052">
            <text:p>72.1</text:p>
          </table:table-cell>
          <table:table-cell table:style-name="ce184" table:formula="of:=SQRT([.M136]*[.$K$133])" office:value-type="float" office:value="76.0223650761604">
            <text:p>76.0</text:p>
          </table:table-cell>
          <table:table-cell table:number-columns-repeated="1011"/>
        </table:table-row>
        <table:table-row table:style-name="ro9">
          <table:table-cell table:style-name="ce32" office:value-type="string">
            <text:p>Heater current, amperes</text:p>
          </table:table-cell>
          <table:table-cell table:style-name="ce101" table:formula="of:=[.B137]/[.$K$133]" office:value-type="float" office:value="2.94132914078595">
            <text:p>2.94</text:p>
          </table:table-cell>
          <table:table-cell table:style-name="ce101" table:formula="of:=[.C137]/[.$K$133]" office:value-type="float" office:value="4.1596675623027">
            <text:p>4.16</text:p>
          </table:table-cell>
          <table:table-cell table:style-name="ce101" table:formula="of:=[.D137]/[.$K$133]" office:value-type="float" office:value="5.88265828157191">
            <text:p>5.88</text:p>
          </table:table-cell>
          <table:table-cell table:style-name="ce101" table:formula="of:=[.E137]/[.$K$133]" office:value-type="float" office:value="7.20475556050445">
            <text:p>7.20</text:p>
          </table:table-cell>
          <table:table-cell table:style-name="ce101" table:formula="of:=[.F137]/[.$K$133]" office:value-type="float" office:value="7.85946042658639">
            <text:p>7.86</text:p>
          </table:table-cell>
          <table:table-cell table:style-name="ce101" table:formula="of:=[.G137]/[.$K$133]" office:value-type="float" office:value="8.3193351246054">
            <text:p>8.32</text:p>
          </table:table-cell>
          <table:table-cell table:style-name="ce101" table:formula="of:=[.H137]/[.$K$133]" office:value-type="float" office:value="9.30129943310968">
            <text:p>9.30</text:p>
          </table:table-cell>
          <table:table-cell table:style-name="ce101" table:formula="of:=[.I137]/[.$K$133]" office:value-type="float" office:value="10.1890630272484">
            <text:p>10.19</text:p>
          </table:table-cell>
          <table:table-cell table:style-name="ce101" table:formula="of:=[.J137]/[.$K$133]" office:value-type="float" office:value="11.0054459065552">
            <text:p>11.01</text:p>
          </table:table-cell>
          <table:table-cell table:style-name="ce101" table:formula="of:=[.K137]/[.$K$133]" office:value-type="float" office:value="11.7653165631438">
            <text:p>11.77</text:p>
          </table:table-cell>
          <table:table-cell table:style-name="ce101" table:formula="of:=[.L137]/[.$K$133]" office:value-type="float" office:value="12.4790026869081">
            <text:p>12.48</text:p>
          </table:table-cell>
          <table:table-cell table:style-name="ce185" table:formula="of:=[.M137]/[.$K$133]" office:value-type="float" office:value="13.1540238059969">
            <text:p>13.15</text:p>
          </table:table-cell>
          <table:table-cell table:number-columns-repeated="1011"/>
        </table:table-row>
        <table:table-row table:style-name="ro9" table:number-rows-repeated="1048379">
          <table:table-cell table:number-columns-repeated="1024"/>
        </table:table-row>
        <table:table-row table:style-name="ro10" table:number-rows-repeated="58">
          <table:table-cell table:number-columns-repeated="1024"/>
        </table:table-row>
        <table:table-row table:style-name="ro10">
          <table:table-cell table:number-columns-repeated="1024"/>
        </table:table-row>
        <table:named-expressions/>
      </table:table>
      <table:table table:name="Experiment 1 - Ni" table:style-name="ta4" table:print="false">
        <office:forms form:automatic-focus="false" form:apply-design-mode="false"/>
        <table:table-column table:style-name="co13" table:default-cell-style-name="ce150"/>
        <table:table-column table:style-name="co14" table:number-columns-repeated="4" table:default-cell-style-name="Default"/>
        <table:table-column table:style-name="co14" table:number-columns-repeated="3" table:default-cell-style-name="ce150"/>
        <table:table-column table:style-name="co14" table:number-columns-repeated="2" table:default-cell-style-name="Default"/>
        <table:table-column table:style-name="co14" table:default-cell-style-name="ce150"/>
        <table:table-column table:style-name="co14" table:default-cell-style-name="Default"/>
        <table:table-column table:style-name="co14" table:number-columns-repeated="2" table:default-cell-style-name="ce150"/>
        <table:table-column table:style-name="co5" table:number-columns-repeated="242" table:default-cell-style-name="ce150"/>
        <table:table-column table:style-name="co5" table:number-columns-repeated="768" table:default-cell-style-name="ce170"/>
        <table:table-row table:style-name="ro5">
          <table:table-cell table:style-name="ce38" office:value-type="string">
            <text:p>Experiment 1: Nickel</text:p>
          </table:table-cell>
          <table:table-cell office:value-type="string">
            <text:p>Ni mp: 1455C</text:p>
          </table:table-cell>
          <table:table-cell/>
          <table:table-cell office:value-type="string">
            <text:p>NiO mp: 1955C</text:p>
          </table:table-cell>
          <table:table-cell table:number-columns-repeated="2"/>
          <table:table-cell table:style-name="ce118"/>
          <table:table-cell table:number-columns-repeated="2"/>
          <table:table-cell table:style-name="ce118" office:value-type="string">
            <text:p><text:a xlink:href="https://en.wikipedia.org/wiki/Nickel">+Wikipedia-Nickel</text:a></text:p>
          </table:table-cell>
          <table:table-cell table:style-name="Default"/>
          <table:table-cell table:style-name="ce187" office:value-type="string">
            <text:p><text:a xlink:href="https://en.wikipedia.org/wiki/Nickel(II)_oxide">+Wikipedia-Ni(II)O</text:a></text:p>
          </table:table-cell>
          <table:table-cell table:style-name="Default" table:number-columns-repeated="1012"/>
        </table:table-row>
        <table:table-row table:style-name="ro4">
          <table:table-cell office:value-type="string">
            <text:p>Maximum available current density <text:s/>j for <text:s/>6 electrode pairs @125A, <text:s/>mA/cm^2</text:p>
          </table:table-cell>
          <table:table-cell table:number-columns-repeated="3"/>
          <table:table-cell table:style-name="ce219" table:formula="of:=[Reactor.B34]" office:value-type="float" office:value="4073.37589813409">
            <text:p>4073</text:p>
          </table:table-cell>
          <table:table-cell table:style-name="Default" office:value-type="string">
            <text:p><text:s/>from sheet “Reactor,”</text:p>
          </table:table-cell>
          <table:table-cell table:style-name="Default" table:number-columns-repeated="2"/>
          <table:table-cell table:number-columns-repeated="2"/>
          <table:table-cell table:style-name="Default"/>
          <table:table-cell/>
          <table:table-cell table:style-name="Default" table:number-columns-repeated="1012"/>
        </table:table-row>
        <table:table-row table:style-name="ro5">
          <table:table-cell office:value-type="string">
            <text:p>Target ratio, D/Ni for 25% SAVs @ 650C</text:p>
          </table:table-cell>
          <table:table-cell office:value-type="float" office:value="0.55">
            <text:p>0.55</text:p>
          </table:table-cell>
          <table:table-cell table:style-name="ce211"/>
          <table:table-cell table:number-columns-repeated="2"/>
          <table:table-cell table:style-name="Default" table:number-columns-repeated="3"/>
          <table:table-cell table:number-columns-repeated="2"/>
          <table:table-cell table:style-name="Default"/>
          <table:table-cell table:style-name="ce118" office:value-type="string">
            <text:p><text:a xlink:href="https://jcmns.scholasticahq.com/article/72159-modified-szpak-protocol-for-excess-heat">Letts and Hagelstein 2012</text:a></text:p>
          </table:table-cell>
          <table:table-cell table:style-name="Default" table:number-columns-repeated="1012"/>
        </table:table-row>
        <table:table-row table:style-name="ro4">
          <table:table-cell office:value-type="string">
            <text:p>Guess at adsorbed D/Ni to obtain above ratio</text:p>
          </table:table-cell>
          <table:table-cell table:style-name="ce204" office:value-type="float" office:value="2">
            <text:p>2.0</text:p>
          </table:table-cell>
          <table:table-cell table:style-name="ce150" office:value-type="string">
            <text:p>Determine this experimentally. Rapid polarity reversal is needed to prevent its escape as D2 bubbles.</text:p>
          </table:table-cell>
          <table:table-cell table:number-columns-repeated="2"/>
          <table:table-cell table:style-name="Default" table:number-columns-repeated="3"/>
          <table:table-cell table:number-columns-repeated="2"/>
          <table:table-cell table:style-name="Default"/>
          <table:table-cell/>
          <table:table-cell table:style-name="Default" table:number-columns-repeated="1012"/>
        </table:table-row>
        <table:table-row table:style-name="ro4">
          <table:table-cell table:style-name="Default"/>
          <table:table-cell table:style-name="ce151"/>
          <table:table-cell table:style-name="ce150" office:value-type="string">
            <text:p>Extra adsorbed D in the cathodic half-cycle should be recovered during the anodic half-cycle.</text:p>
          </table:table-cell>
          <table:table-cell table:style-name="ce151" table:number-columns-repeated="2"/>
          <table:table-cell table:number-columns-repeated="3"/>
          <table:table-cell table:style-name="ce150" table:number-columns-repeated="2"/>
          <table:table-cell/>
          <table:table-cell table:style-name="ce150"/>
          <table:table-cell table:number-columns-repeated="1012"/>
        </table:table-row>
        <table:table-row table:style-name="ro4">
          <table:table-cell office:value-type="string">
            <text:p>Cathode net reaction</text:p>
          </table:table-cell>
          <table:table-cell office:value-type="string">
            <text:p>Ni(2+) +2.55 D(+) + 4.55 e(-) = NiD(.55)(solid) + 2 D (adsorbed)</text:p>
          </table:table-cell>
          <table:table-cell/>
          <table:table-cell table:style-name="ce151" table:number-columns-repeated="2"/>
          <table:table-cell table:number-columns-repeated="3"/>
          <table:table-cell table:style-name="ce150" table:number-columns-repeated="2"/>
          <table:table-cell/>
          <table:table-cell table:style-name="ce150"/>
          <table:table-cell table:number-columns-repeated="1012"/>
        </table:table-row>
        <table:table-row table:style-name="ro4">
          <table:table-cell office:value-type="string">
            <text:p>Anode net reaction</text:p>
          </table:table-cell>
          <table:table-cell office:value-type="string">
            <text:p>NiD(.55) +2 D (adsorbed) = Ni(2+) + 2.55 D(+) - 4.55 e(-)</text:p>
          </table:table-cell>
          <table:table-cell/>
          <table:table-cell table:style-name="ce151" table:number-columns-repeated="2"/>
          <table:table-cell table:number-columns-repeated="3"/>
          <table:table-cell table:style-name="ce150" table:number-columns-repeated="2"/>
          <table:table-cell/>
          <table:table-cell table:style-name="ce150"/>
          <table:table-cell table:number-columns-repeated="1012"/>
        </table:table-row>
        <table:table-row table:style-name="ro4">
          <table:table-cell table:style-name="Default"/>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row table:style-name="ro4">
          <table:table-cell office:value-type="string">
            <text:p>Faraday's constant, Coulombs per mole</text:p>
          </table:table-cell>
          <table:table-cell table:style-name="ce155" office:value-type="float" office:value="96485.3">
            <text:p>9.65E+04</text:p>
          </table:table-cell>
          <table:table-cell table:style-name="ce150" office:value-type="string">
            <text:p><text:s/>(1 Coulomb = 1 Ampere-sec)</text:p>
          </table:table-cell>
          <table:table-cell table:style-name="ce150" table:number-columns-repeated="2"/>
          <table:table-cell table:number-columns-repeated="3"/>
          <table:table-cell table:style-name="ce150" table:number-columns-repeated="2"/>
          <table:table-cell/>
          <table:table-cell table:style-name="ce150"/>
          <table:table-cell table:number-columns-repeated="1012"/>
        </table:table-row>
        <table:table-row table:style-name="ro4">
          <table:table-cell office:value-type="string">
            <text:p>Estimated current density j needed, mA/cm^2</text:p>
          </table:table-cell>
          <table:table-cell table:style-name="ce205" table:formula="of:=[Reactor.B57]" office:value-type="float" office:value="2724.27380067208">
            <text:p>2724.3</text:p>
          </table:table-cell>
          <table:table-cell table:style-name="ce150" office:value-type="string">
            <text:p>(from sheet “Reactor”)</text:p>
          </table:table-cell>
          <table:table-cell table:style-name="ce150" table:number-columns-repeated="2"/>
          <table:table-cell table:number-columns-repeated="3"/>
          <table:table-cell table:style-name="ce150" table:number-columns-repeated="2"/>
          <table:table-cell/>
          <table:table-cell table:style-name="ce193" office:value-type="string">
            <text:p><text:a xlink:href="https://jcmns.scholasticahq.com/article/72159"> Letts  and Hagelstein 2012</text:a></text:p>
          </table:table-cell>
          <table:table-cell table:number-columns-repeated="1012"/>
        </table:table-row>
        <table:table-row table:style-name="ro4">
          <table:table-cell office:value-type="string">
            <text:p>Current needed for this j, 6-pair configuration, A</text:p>
          </table:table-cell>
          <table:table-cell table:style-name="ce205" table:formula="of:=[Reactor.B53]" office:value-type="float" office:value="83.6">
            <text:p>83.6</text:p>
          </table:table-cell>
          <table:table-cell table:style-name="ce150" office:value-type="string">
            <text:p>(From sheet “Reactor,” rms value. Use tools/goal seek with this value on sheet “Reactor” to obtain desired NiD(.55) thickness, below.)</text:p>
          </table:table-cell>
          <table:table-cell table:style-name="ce150" table:number-columns-repeated="2"/>
          <table:table-cell table:number-columns-repeated="3"/>
          <table:table-cell table:style-name="ce150" table:number-columns-repeated="2"/>
          <table:table-cell/>
          <table:table-cell table:style-name="ce193"/>
          <table:table-cell table:number-columns-repeated="1012"/>
        </table:table-row>
        <table:table-row table:style-name="ro4">
          <table:table-cell table:style-name="ce151" office:value-type="string">
            <text:p>Frequency, Hertz (select for ~100 unit cells)</text:p>
          </table:table-cell>
          <table:table-cell table:style-name="ce151" office:value-type="float" office:value="9">
            <text:p>9</text:p>
          </table:table-cell>
          <table:table-cell table:style-name="ce150"/>
          <table:table-cell table:style-name="ce170"/>
          <table:table-cell table:style-name="ce187" office:value-type="string">
            <text:p>Half-cycle duration, sec</text:p>
          </table:table-cell>
          <table:table-cell table:style-name="ce158" table:formula="of:=1/[.B12]/2" office:value-type="float" office:value="0.0555555555555556">
            <text:p>0.056</text:p>
          </table:table-cell>
          <table:table-cell table:style-name="ce170"/>
          <table:table-cell table:number-columns-repeated="3"/>
          <table:table-cell table:style-name="Default"/>
          <table:table-cell table:style-name="ce170"/>
          <table:table-cell table:number-columns-repeated="1012"/>
        </table:table-row>
        <table:table-row table:style-name="ro4">
          <table:table-cell table:style-name="ce152" office:value-type="string">
            <text:p>Coulombs delivered per half-cycle</text:p>
          </table:table-cell>
          <table:table-cell table:style-name="ce157" table:formula="of:=[.B11]*[.F12]" office:value-type="float" office:value="4.64444444444444">
            <text:p>4.64</text:p>
          </table:table-cell>
          <table:table-cell table:style-name="ce170" table:number-columns-repeated="2"/>
          <table:table-cell table:style-name="ce187"/>
          <table:table-cell table:style-name="ce158"/>
          <table:table-cell table:style-name="ce170"/>
          <table:table-cell/>
          <table:table-cell table:style-name="ce187"/>
          <table:table-cell table:style-name="ce157"/>
          <table:table-cell table:style-name="ce170" table:number-columns-repeated="2"/>
          <table:table-cell table:number-columns-repeated="1012"/>
        </table:table-row>
        <table:table-row table:style-name="ro4">
          <table:table-cell table:style-name="ce152" office:value-type="string">
            <text:p>moles of electrons needed for reaction</text:p>
          </table:table-cell>
          <table:table-cell table:style-name="ce150" office:value-type="float" office:value="4.55">
            <text:p>4.55</text:p>
          </table:table-cell>
          <table:table-cell/>
          <table:table-cell table:style-name="ce118" office:value-type="string">
            <text:p>moles to reduce Ni</text:p>
          </table:table-cell>
          <table:table-cell table:style-name="ce220" table:formula="of:=[.B14]*2/[.B14]" office:value-type="float" office:value="2">
            <text:p>2.00</text:p>
          </table:table-cell>
          <table:table-cell table:style-name="Default"/>
          <table:table-cell table:style-name="ce118" office:value-type="string">
            <text:p>Moles D in Ni</text:p>
          </table:table-cell>
          <table:table-cell table:style-name="Default" office:value-type="float" office:value="0.55">
            <text:p>0.55</text:p>
          </table:table-cell>
          <table:table-cell table:style-name="ce118"/>
          <table:table-cell table:style-name="ce118" office:value-type="string">
            <text:p>moles adsorbed D</text:p>
          </table:table-cell>
          <table:table-cell table:style-name="Default" office:value-type="float" office:value="2">
            <text:p>2</text:p>
          </table:table-cell>
          <table:table-cell table:number-columns-repeated="1013"/>
        </table:table-row>
        <table:table-row table:style-name="ro4">
          <table:table-cell table:style-name="ce152" office:value-type="string">
            <text:p>atomic weight of Ni, g/mole</text:p>
          </table:table-cell>
          <table:table-cell table:style-name="ce158" office:value-type="float" office:value="58.693">
            <text:p>58.693</text:p>
          </table:table-cell>
          <table:table-cell/>
          <table:table-cell table:style-name="ce118" office:value-type="string">
            <text:p>atomic weight of D</text:p>
          </table:table-cell>
          <table:table-cell table:style-name="ce220" office:value-type="float" office:value="2.014">
            <text:p>2.01</text:p>
          </table:table-cell>
          <table:table-cell table:style-name="Default"/>
          <table:table-cell table:style-name="ce118" office:value-type="string">
            <text:p>Mol wt of NiD(.55)</text:p>
          </table:table-cell>
          <table:table-cell table:style-name="ce228" table:formula="of:=[.B15]+[.H14]*[.E15]" office:value-type="float" office:value="59.8007">
            <text:p>59.801</text:p>
          </table:table-cell>
          <table:table-cell table:number-columns-repeated="2"/>
          <table:table-cell table:style-name="ce118"/>
          <table:table-cell table:number-columns-repeated="1013"/>
        </table:table-row>
        <table:table-row table:style-name="ro4">
          <table:table-cell table:style-name="ce203" office:value-type="string">
            <text:p>moles Ni(D1.5) formed per half-cycle</text:p>
          </table:table-cell>
          <table:table-cell table:style-name="ce159" table:formula="of:=[.B13]/[.B9]/([.E14]+[.H14])" office:value-type="float" office:value="0.0000188769767262706">
            <text:p>1.89E-05</text:p>
          </table:table-cell>
          <table:table-cell table:style-name="ce170"/>
          <table:table-cell/>
          <table:table-cell table:style-name="ce189" office:value-type="string">
            <text:p>moles adsorbed D per half-cycle</text:p>
          </table:table-cell>
          <table:table-cell table:style-name="ce159" table:formula="of:=[.B13]/[.B9]/[.K14]" office:value-type="float" office:value="0.000024068145325995">
            <text:p>2.41E-05</text:p>
          </table:table-cell>
          <table:table-cell table:style-name="Default" table:number-columns-repeated="2"/>
          <table:table-cell table:number-columns-repeated="2"/>
          <table:table-cell table:style-name="ce170" table:number-columns-repeated="2"/>
          <table:table-cell table:number-columns-repeated="1012"/>
        </table:table-row>
        <table:table-row table:style-name="ro4">
          <table:table-cell table:style-name="ce152" office:value-type="string">
            <text:p>grams nickel formed from NiO per half-cycle</text:p>
          </table:table-cell>
          <table:table-cell table:style-name="ce159" table:formula="of:=[.B16]*[.B15]" office:value-type="float" office:value="0.001107946394995">
            <text:p>1.11E-03</text:p>
          </table:table-cell>
          <table:table-cell table:style-name="ce170" office:value-type="string">
            <text:p><text:s/>(Use Ni metal density, since density of SAV phase is unknown)</text:p>
          </table:table-cell>
          <table:table-cell table:style-name="ce150"/>
          <table:table-cell table:style-name="ce170" table:number-columns-repeated="2"/>
          <table:table-cell table:number-columns-repeated="2"/>
          <table:table-cell table:style-name="ce198"/>
          <table:table-cell table:style-name="ce150"/>
          <table:table-cell table:style-name="ce170" table:number-columns-repeated="2"/>
          <table:table-cell table:number-columns-repeated="1012"/>
        </table:table-row>
        <table:table-row table:style-name="ro4">
          <table:table-cell office:value-type="string">
            <text:p>density of Nickel, g/cm^3</text:p>
          </table:table-cell>
          <table:table-cell table:style-name="ce150" office:value-type="float" office:value="8.908">
            <text:p>8.908</text:p>
          </table:table-cell>
          <table:table-cell table:style-name="ce150" table:number-columns-repeated="2"/>
          <table:table-cell table:style-name="ce187" office:value-type="string">
            <text:p>Approx volume of NiD(.55), cm^3</text:p>
          </table:table-cell>
          <table:table-cell table:style-name="ce155" table:formula="of:=[.B17]/[.B18]" office:value-type="float" office:value="0.000124376559833296">
            <text:p>1.24E-04</text:p>
          </table:table-cell>
          <table:table-cell/>
          <table:table-cell table:style-name="Default"/>
          <table:table-cell table:number-columns-repeated="2"/>
          <table:table-cell table:style-name="Default"/>
          <table:table-cell/>
          <table:table-cell table:style-name="ce170"/>
          <table:table-cell table:number-columns-repeated="1011"/>
        </table:table-row>
        <table:table-row table:style-name="ro4">
          <table:table-cell table:style-name="ce152" office:value-type="string">
            <text:p>Density of NiO, g/cm^3</text:p>
          </table:table-cell>
          <table:table-cell table:style-name="ce206" office:value-type="float" office:value="6.67">
            <text:p>6.670</text:p>
          </table:table-cell>
          <table:table-cell table:number-columns-repeated="3"/>
          <table:table-cell table:style-name="ce189" office:value-type="string">
            <text:p>thickness of NiO / thickness of Ni, %</text:p>
          </table:table-cell>
          <table:table-cell table:style-name="ce227" table:formula="of:=[.B18]/[.B19]" office:value-type="percentage" office:value="1.33553223388306">
            <text:p>134%</text:p>
          </table:table-cell>
          <table:table-cell table:style-name="Default"/>
          <table:table-cell table:number-columns-repeated="2"/>
          <table:table-cell table:style-name="Default"/>
          <table:table-cell/>
          <table:table-cell table:style-name="ce170"/>
          <table:table-cell table:number-columns-repeated="1011"/>
        </table:table-row>
        <table:table-row table:style-name="ro4">
          <table:table-cell table:style-name="ce152"/>
          <table:table-cell table:style-name="ce206"/>
          <table:table-cell table:number-columns-repeated="3"/>
          <table:table-cell table:style-name="ce189"/>
          <table:table-cell table:style-name="ce227"/>
          <table:table-cell table:style-name="Default"/>
          <table:table-cell/>
          <table:table-cell table:style-name="ce187"/>
          <table:table-cell table:style-name="ce155"/>
          <table:table-cell/>
          <table:table-cell table:style-name="ce170"/>
          <table:table-cell table:number-columns-repeated="1011"/>
        </table:table-row>
        <table:table-row table:style-name="ro4">
          <table:table-cell office:value-type="string">
            <text:p>Number of active anode/cathode pairs</text:p>
          </table:table-cell>
          <table:table-cell table:style-name="ce161" office:value-type="float" office:value="6">
            <text:p>6</text:p>
          </table:table-cell>
          <table:table-cell table:style-name="ce171" office:value-type="float" office:value="4">
            <text:p>4</text:p>
          </table:table-cell>
          <table:table-cell table:style-name="ce179" office:value-type="float" office:value="2">
            <text:p>2</text:p>
          </table:table-cell>
          <table:table-cell table:style-name="ce221" office:value-type="float" office:value="1">
            <text:p>1</text:p>
          </table:table-cell>
          <table:table-cell table:style-name="ce155"/>
          <table:table-cell table:number-columns-repeated="3"/>
          <table:table-cell table:style-name="ce187" office:value-type="string">
            <text:p>nanometers in one cm</text:p>
          </table:table-cell>
          <table:table-cell table:style-name="ce155" table:formula="of:=1000000000/100" office:value-type="float" office:value="10000000">
            <text:p>1.00E+07</text:p>
          </table:table-cell>
          <table:table-cell/>
          <table:table-cell table:style-name="ce155"/>
          <table:table-cell table:number-columns-repeated="1011"/>
        </table:table-row>
        <table:table-row table:style-name="ro4">
          <table:table-cell office:value-type="string">
            <text:p>Active area, cm^2</text:p>
          </table:table-cell>
          <table:table-cell table:style-name="ce207" table:formula="of:=[Reactor.B56]" office:value-type="float" office:value="61.3741540805302">
            <text:p>61.4</text:p>
          </table:table-cell>
          <table:table-cell table:style-name="ce207" table:formula="of:=[Reactor.C56]" office:value-type="float" office:value="40.9161027203535">
            <text:p>40.9</text:p>
          </table:table-cell>
          <table:table-cell table:style-name="ce207" table:formula="of:=[Reactor.D56]" office:value-type="float" office:value="20.4580513601767">
            <text:p>20.5</text:p>
          </table:table-cell>
          <table:table-cell table:style-name="ce222" table:formula="of:=[Reactor.E56]" office:value-type="float" office:value="10.2290256800884">
            <text:p>10.2</text:p>
          </table:table-cell>
          <table:table-cell table:style-name="ce155"/>
          <table:table-cell table:number-columns-repeated="4"/>
          <table:table-cell table:style-name="Default"/>
          <table:table-cell/>
          <table:table-cell table:style-name="ce155"/>
          <table:table-cell table:number-columns-repeated="1011"/>
        </table:table-row>
        <table:table-row table:style-name="ro5">
          <table:table-cell table:style-name="ce152" office:value-type="string">
            <text:p>Thickness = volume/area, cm</text:p>
          </table:table-cell>
          <table:table-cell table:style-name="ce163" table:formula="of:=[.$F$18]/[.B22]" office:value-type="float" office:value="0.00000202652992447112">
            <text:p>2.03E-06</text:p>
          </table:table-cell>
          <table:table-cell table:style-name="ce172" table:formula="of:=[.$F$18]/[.C22]" office:value-type="float" office:value="0.00000303979488670668">
            <text:p>3.04E-06</text:p>
          </table:table-cell>
          <table:table-cell table:style-name="ce180" table:formula="of:=[.$F$18]/[.D22]" office:value-type="float" office:value="0.00000607958977341336">
            <text:p>6.08E-06</text:p>
          </table:table-cell>
          <table:table-cell table:style-name="ce223" table:formula="of:=[.$F$18]/[.E22]" office:value-type="float" office:value="0.0000121591795468267">
            <text:p>1.22E-05</text:p>
          </table:table-cell>
          <table:table-cell table:style-name="ce155"/>
          <table:table-cell/>
          <table:table-cell table:style-name="ce187" office:value-type="string">
            <text:p>Nickel fcc lattice parameter, nm</text:p>
          </table:table-cell>
          <table:table-cell table:style-name="ce158" office:value-type="float" office:value="0.3499">
            <text:p>0.350</text:p>
          </table:table-cell>
          <table:table-cell table:number-columns-repeated="2"/>
          <table:table-cell table:style-name="ce229" office:value-type="string">
            <text:p><text:a xlink:href="https://en.wikipedia.org/wiki/Lattice_constant#List_of_lattice_constants">+Wikipedia-lattice constants</text:a></text:p>
          </table:table-cell>
          <table:table-cell table:style-name="ce155"/>
          <table:table-cell table:number-columns-repeated="1011"/>
        </table:table-row>
        <table:table-row table:style-name="ro5">
          <table:table-cell table:style-name="ce151" office:value-type="string">
            <text:p>Ni Thickness, nanometers</text:p>
          </table:table-cell>
          <table:table-cell table:style-name="ce208" table:formula="of:=[.B23]*[.$K$21]" office:value-type="float" office:value="20.2652992447112">
            <text:p>20.3</text:p>
          </table:table-cell>
          <table:table-cell table:style-name="ce212" table:formula="of:=[.C23]*[.$K$21]" office:value-type="float" office:value="30.3979488670668">
            <text:p>30.4</text:p>
          </table:table-cell>
          <table:table-cell table:style-name="ce216" table:formula="of:=[.D23]*[.$K$21]" office:value-type="float" office:value="60.7958977341336">
            <text:p>60.8</text:p>
          </table:table-cell>
          <table:table-cell table:style-name="ce224" table:formula="of:=[.E23]*[.$K$21]" office:value-type="float" office:value="121.591795468267">
            <text:p>121.6</text:p>
          </table:table-cell>
          <table:table-cell table:style-name="ce155"/>
          <table:table-cell/>
          <table:table-cell table:style-name="ce187" office:value-type="string">
            <text:p>Nickel atomic diameter, nm</text:p>
          </table:table-cell>
          <table:table-cell table:style-name="ce158" table:formula="of:=0.124*2" office:value-type="float" office:value="0.248">
            <text:p>0.248</text:p>
          </table:table-cell>
          <table:table-cell table:number-columns-repeated="2"/>
          <table:table-cell table:style-name="ce118" office:value-type="string">
            <text:p><text:a xlink:href="https://en.wikipedia.org/wiki/Nickel">+Wikipedia-Nickel</text:a></text:p>
          </table:table-cell>
          <table:table-cell table:style-name="ce155"/>
          <table:table-cell table:number-columns-repeated="1011"/>
        </table:table-row>
        <table:table-row table:style-name="ro5">
          <table:table-cell office:value-type="string">
            <text:p>Compare NiO thickness, nanometers</text:p>
          </table:table-cell>
          <table:table-cell table:style-name="ce165" table:formula="of:=[.B24]*[.$G$19]" office:value-type="float" office:value="27.0649603705978">
            <text:p>27.1</text:p>
          </table:table-cell>
          <table:table-cell table:style-name="ce174" table:formula="of:=[.C24]*[.$G$19]" office:value-type="float" office:value="40.5974405558967">
            <text:p>40.6</text:p>
          </table:table-cell>
          <table:table-cell table:style-name="ce182" table:formula="of:=[.D24]*[.$G$19]" office:value-type="float" office:value="81.1948811117934">
            <text:p>81.2</text:p>
          </table:table-cell>
          <table:table-cell table:style-name="ce225" table:formula="of:=[.E24]*[.$G$19]" office:value-type="float" office:value="162.389762223587">
            <text:p>162.4</text:p>
          </table:table-cell>
          <table:table-cell table:style-name="ce155"/>
          <table:table-cell/>
          <table:table-cell table:style-name="ce187" office:value-type="string">
            <text:p>interplaner spacing (100)</text:p>
          </table:table-cell>
          <table:table-cell table:style-name="ce158" table:formula="of:=SQRT([.I23]^2)" office:value-type="float" office:value="0.3499">
            <text:p>0.350</text:p>
          </table:table-cell>
          <table:table-cell table:number-columns-repeated="2"/>
          <table:table-cell table:style-name="ce187" office:value-type="string">
            <text:p><text:a xlink:href="https://en.wikipedia.org/wiki/Crystal_structure#Interplanar_spacing">+Wikipedia-Interplanar Spacing</text:a></text:p>
          </table:table-cell>
          <table:table-cell table:style-name="ce155"/>
          <table:table-cell table:number-columns-repeated="1011"/>
        </table:table-row>
        <table:table-row table:style-name="ro4">
          <table:table-cell table:style-name="ce151" office:value-type="string">
            <text:p>NiD(.55) thickness, (111) atomic layers</text:p>
          </table:table-cell>
          <table:table-cell table:style-name="ce166" table:formula="of:=[.B24]/[.$I$27]" office:value-type="float" office:value="100.315884316739">
            <text:p>100</text:p>
          </table:table-cell>
          <table:table-cell table:style-name="ce175" table:formula="of:=[.C24]/[.$I$27]" office:value-type="float" office:value="150.473826475109">
            <text:p>150</text:p>
          </table:table-cell>
          <table:table-cell table:style-name="ce183" table:formula="of:=[.D24]/[.$I$27]" office:value-type="float" office:value="300.947652950217">
            <text:p>301</text:p>
          </table:table-cell>
          <table:table-cell table:style-name="ce226" table:formula="of:=[.E24]/[.$I$27]" office:value-type="float" office:value="601.895305900434">
            <text:p>602</text:p>
          </table:table-cell>
          <table:table-cell table:number-columns-repeated="2"/>
          <table:table-cell table:style-name="ce187" office:value-type="string">
            <text:p>Interplaner spacing (110)</text:p>
          </table:table-cell>
          <table:table-cell table:style-name="ce158" table:formula="of:=SQRT([.I23]^2/2)" office:value-type="float" office:value="0.247416662737173">
            <text:p>0.247</text:p>
          </table:table-cell>
          <table:table-cell table:number-columns-repeated="2"/>
          <table:table-cell table:style-name="ce150"/>
          <table:table-cell table:number-columns-repeated="1012"/>
        </table:table-row>
        <table:table-row table:style-name="ro4">
          <table:table-cell table:style-name="Default"/>
          <table:table-cell table:number-columns-repeated="3"/>
          <table:table-cell table:style-name="ce150"/>
          <table:table-cell table:number-columns-repeated="2"/>
          <table:table-cell table:style-name="ce189" office:value-type="string">
            <text:p>Interplaner spacing (111)</text:p>
          </table:table-cell>
          <table:table-cell table:style-name="ce199" table:formula="of:=SQRT([.I23]^2/3)" office:value-type="float" office:value="0.20201485918945">
            <text:p>0.202</text:p>
          </table:table-cell>
          <table:table-cell table:number-columns-repeated="2"/>
          <table:table-cell table:style-name="ce150"/>
          <table:table-cell table:number-columns-repeated="1012"/>
        </table:table-row>
        <table:table-row table:style-name="ro4">
          <table:table-cell office:value-type="string">
            <text:p>Ni growth rate, mm per minute</text:p>
          </table:table-cell>
          <table:table-cell table:style-name="ce206" table:formula="of:=[.B23]*10*60*[.$B12]" office:value-type="float" office:value="0.010943261592144">
            <text:p>0.011</text:p>
          </table:table-cell>
          <table:table-cell table:style-name="ce213" table:formula="of:=[.C23]*10*60*[.$B12]" office:value-type="float" office:value="0.0164148923882161">
            <text:p>0.016</text:p>
          </table:table-cell>
          <table:table-cell table:style-name="ce217" table:formula="of:=[.D23]*10*60*[.$B12]" office:value-type="float" office:value="0.0328297847764321">
            <text:p>0.033</text:p>
          </table:table-cell>
          <table:table-cell table:style-name="ce217" table:formula="of:=[.E23]*10*60*[.$B12]" office:value-type="float" office:value="0.0656595695528643">
            <text:p>0.066</text:p>
          </table:table-cell>
          <table:table-cell table:number-columns-repeated="2"/>
          <table:table-cell table:style-name="Default"/>
          <table:table-cell table:style-name="ce187"/>
          <table:table-cell table:style-name="ce158"/>
          <table:table-cell/>
          <table:table-cell table:style-name="ce150"/>
          <table:table-cell table:number-columns-repeated="1012"/>
        </table:table-row>
        <table:table-row table:style-name="ro4">
          <table:table-cell office:value-type="string">
            <text:p>Compare Ni crystal from melt, mm/minute</text:p>
          </table:table-cell>
          <table:table-cell table:style-name="ce209" office:value-type="float" office:value="3">
            <text:p>3</text:p>
          </table:table-cell>
          <table:table-cell table:style-name="ce150" office:value-type="string">
            <text:p><text:s/>“a few mm per minute” for single crystal superalloy turbine blades, by the Bridgman method – see p. 4</text:p>
          </table:table-cell>
          <table:table-cell table:style-name="ce150" table:number-columns-repeated="2"/>
          <table:table-cell table:number-columns-repeated="3"/>
          <table:table-cell table:style-name="ce150" table:number-columns-repeated="2"/>
          <table:table-cell table:style-name="ce170"/>
          <table:table-cell table:style-name="ce187" office:value-type="string">
            <text:p><text:a xlink:href="https://link.springer.com/content/pdf/10.1007/s11465-018-0475-0.pdf">+Dexin 2018</text:a></text:p>
          </table:table-cell>
          <table:table-cell table:number-columns-repeated="1012"/>
        </table:table-row>
        <table:table-row table:style-name="ro4">
          <table:table-cell office:value-type="string">
            <text:p>Compare electrolysis rate vs Ni from melt</text:p>
          </table:table-cell>
          <table:table-cell table:style-name="ce210" table:formula="of:=[.B28]/[.$B$29]" office:value-type="percentage" office:value="0.00364775386404802">
            <text:p>0.4%</text:p>
          </table:table-cell>
          <table:table-cell table:style-name="ce214" table:formula="of:=[.C28]/[.$B$29]" office:value-type="percentage" office:value="0.00547163079607202">
            <text:p>0.5%</text:p>
          </table:table-cell>
          <table:table-cell table:style-name="ce218" table:formula="of:=[.D28]/[.$B$29]" office:value-type="percentage" office:value="0.010943261592144">
            <text:p>1.1%</text:p>
          </table:table-cell>
          <table:table-cell table:style-name="ce150"/>
          <table:table-cell table:number-columns-repeated="3"/>
          <table:table-cell table:style-name="ce150" table:number-columns-repeated="2"/>
          <table:table-cell/>
          <table:table-cell table:style-name="ce150"/>
          <table:table-cell table:number-columns-repeated="1012"/>
        </table:table-row>
        <table:table-row table:style-name="ro4">
          <table:table-cell table:style-name="Default"/>
          <table:table-cell/>
          <table:table-cell table:style-name="ce215"/>
          <table:table-cell table:number-columns-repeated="2"/>
          <table:table-cell table:style-name="Default" table:number-columns-repeated="3"/>
          <table:table-cell table:number-columns-repeated="2"/>
          <table:table-cell table:style-name="Default"/>
          <table:table-cell/>
          <table:table-cell table:style-name="Default" table:number-columns-repeated="1012"/>
        </table:table-row>
        <table:table-row table:style-name="ro4">
          <table:table-cell table:style-name="ce38"/>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named-expressions/>
      </table:table>
      <table:table table:name="Experiment 2 - Pd" table:style-name="ta3" table:print="false">
        <table:table-column table:style-name="co8" table:default-cell-style-name="ce150"/>
        <table:table-column table:style-name="co9" table:default-cell-style-name="Default"/>
        <table:table-column table:style-name="co9" table:number-columns-repeated="2" table:default-cell-style-name="ce150"/>
        <table:table-column table:style-name="co9" table:default-cell-style-name="ce187"/>
        <table:table-column table:style-name="co9" table:default-cell-style-name="ce155"/>
        <table:table-column table:style-name="co9" table:number-columns-repeated="2" table:default-cell-style-name="ce150"/>
        <table:table-column table:style-name="co9" table:number-columns-repeated="2" table:default-cell-style-name="Default"/>
        <table:table-column table:style-name="co9" table:default-cell-style-name="ce150"/>
        <table:table-column table:style-name="co9" table:default-cell-style-name="Default"/>
        <table:table-column table:style-name="co9" table:default-cell-style-name="ce150"/>
        <table:table-column table:style-name="co10" table:default-cell-style-name="ce150"/>
        <table:table-column table:style-name="co5" table:number-columns-repeated="242" table:default-cell-style-name="ce150"/>
        <table:table-column table:style-name="co5" table:number-columns-repeated="768" table:default-cell-style-name="ce170"/>
        <table:table-row table:style-name="ro5">
          <table:table-cell table:style-name="Default" office:value-type="string">
            <text:p>Experiment 2: Palladium</text:p>
          </table:table-cell>
          <table:table-cell office:value-type="string">
            <text:p>Note: PdO is reduced to Pd by H2 at room temperature.</text:p>
          </table:table-cell>
          <table:table-cell table:style-name="Default" table:number-columns-repeated="4"/>
          <table:table-cell table:style-name="Default" office:value-type="string">
            <text:p><text:a xlink:href="https://pubs.acs.org/doi/pdf/10.1021/ja01336a022#">(Link)</text:a></text:p>
          </table:table-cell>
          <table:table-cell table:style-name="Default" office:value-type="string">
            <text:p>PdO decomposes in air above above about 700 C</text:p>
          </table:table-cell>
          <table:table-cell table:number-columns-repeated="2"/>
          <table:table-cell table:style-name="Default"/>
          <table:table-cell office:value-type="string">
            <text:p><text:a xlink:href="https://www.google.com/search?q=PdO+decomposition+in+air&amp;sxsrf=AJOqlzV9q9R4-1RgyDJdcrDc_JiIDZHi2Q:1677892548336&amp;ei=xJsCZP2TFION0PEPtteniAI&amp;ved=0ahUKEwj9hcLqjMH9AhWDBjQIHbbrCSEQ4dUDCBA&amp;uact=5&amp;oq=PdO+decomposition+in+air&amp;gs_lcp=Cgxnd3Mtd2l6LXNlcnAQAzIFCCEQoAEyBQghEKABMgUIIRCgATIFCCEQoAEyBQghEKsCMgUIIRCrAjoICAAQogQQsAM6CAghEBYQHhAdSgQIQRgBUJUGWOMPYOQRaAFwAHgAgAGcAYgB5AaSAQMwLjeYAQCgAQHIAQTAAQE&amp;sclient=gws-wiz-serp">(Link)</text:a></text:p>
          </table:table-cell>
          <table:table-cell table:style-name="Default" table:number-columns-repeated="1012"/>
        </table:table-row>
        <table:table-row table:style-name="ro4">
          <table:table-cell table:style-name="Default"/>
          <table:table-cell office:value-type="string">
            <text:p>However, under anodic potential, PdO in molten LiCl might remain stable at higher temperatures.</text:p>
          </table:table-cell>
          <table:table-cell table:style-name="Default" table:number-columns-repeated="6"/>
          <table:table-cell table:number-columns-repeated="2"/>
          <table:table-cell table:style-name="Default"/>
          <table:table-cell/>
          <table:table-cell table:style-name="Default" table:number-columns-repeated="1012"/>
        </table:table-row>
        <table:table-row table:style-name="ro4">
          <table:table-cell table:style-name="ce151" office:value-type="string">
            <text:p>Electrolysis parameters for half cycle</text:p>
          </table:table-cell>
          <table:table-cell table:style-name="ce151" office:value-type="string">
            <text:p>PdO + 3.5D = PdD(1.5) + D2O (forward in first half cycle, reversed in second half cycle)</text:p>
          </table:table-cell>
          <table:table-cell table:style-name="Default"/>
          <table:table-cell table:style-name="ce151" table:number-columns-repeated="2"/>
          <table:table-cell table:style-name="ce150"/>
          <table:table-cell table:number-columns-repeated="2"/>
          <table:table-cell table:style-name="ce150" table:number-columns-repeated="2"/>
          <table:table-cell/>
          <table:table-cell table:style-name="ce150"/>
          <table:table-cell table:number-columns-repeated="1012"/>
        </table:table-row>
        <table:table-row table:style-name="ro4">
          <table:table-cell office:value-type="string">
            <text:p>Faraday's constant, Coulombs per mole</text:p>
          </table:table-cell>
          <table:table-cell table:style-name="ce155" office:value-type="float" office:value="96485.3">
            <text:p>9.65E+04</text:p>
          </table:table-cell>
          <table:table-cell office:value-type="string">
            <text:p><text:s/>(1 Coulomb = 1 Ampere-sec)</text:p>
          </table:table-cell>
          <table:table-cell/>
          <table:table-cell table:style-name="ce150" table:number-columns-repeated="2"/>
          <table:table-cell table:number-columns-repeated="2"/>
          <table:table-cell table:style-name="ce150" table:number-columns-repeated="2"/>
          <table:table-cell/>
          <table:table-cell table:style-name="ce150"/>
          <table:table-cell table:number-columns-repeated="1012"/>
        </table:table-row>
        <table:table-row table:style-name="ro4">
          <table:table-cell table:style-name="ce151" office:value-type="string">
            <text:p>Frequency, Hertz (select for ~100 unit cells)</text:p>
          </table:table-cell>
          <table:table-cell table:style-name="ce151" office:value-type="float" office:value="13">
            <text:p>13</text:p>
          </table:table-cell>
          <table:table-cell/>
          <table:table-cell table:style-name="ce170"/>
          <table:table-cell office:value-type="string">
            <text:p>Half-cycle duration, sec</text:p>
          </table:table-cell>
          <table:table-cell table:style-name="ce158" table:formula="of:=1/[.B5]/2" office:value-type="float" office:value="0.0384615384615385">
            <text:p>0.038</text:p>
          </table:table-cell>
          <table:table-cell table:style-name="ce170"/>
          <table:table-cell table:number-columns-repeated="3"/>
          <table:table-cell table:style-name="Default"/>
          <table:table-cell table:style-name="ce170"/>
          <table:table-cell table:number-columns-repeated="1012"/>
        </table:table-row>
        <table:table-row table:style-name="ro4">
          <table:table-cell table:style-name="ce152" office:value-type="string">
            <text:p>Coulombs delivered per half-cycle</text:p>
          </table:table-cell>
          <table:table-cell table:style-name="ce157" table:formula="of:=[.F5]*[Reactor.B#REF!]#ref!#ref!#ref!#ref!" office:value-type="string" office:string-value="Err:509">
            <text:p>Err:509</text:p>
          </table:table-cell>
          <table:table-cell table:style-name="ce170" office:value-type="string">
            <text:p><text:s/>(use RMS value).</text:p>
          </table:table-cell>
          <table:table-cell table:style-name="ce170"/>
          <table:table-cell/>
          <table:table-cell table:style-name="ce158"/>
          <table:table-cell table:style-name="ce170"/>
          <table:table-cell/>
          <table:table-cell table:style-name="ce187"/>
          <table:table-cell table:style-name="ce157"/>
          <table:table-cell table:style-name="ce170" table:number-columns-repeated="2"/>
          <table:table-cell table:number-columns-repeated="1012"/>
        </table:table-row>
        <table:table-row table:style-name="ro5">
          <table:table-cell table:style-name="ce152" office:value-type="string">
            <text:p>moles of electrons needed for reaction</text:p>
          </table:table-cell>
          <table:table-cell table:style-name="ce151" office:value-type="float" office:value="3.5">
            <text:p>3.5</text:p>
          </table:table-cell>
          <table:table-cell table:style-name="ce170"/>
          <table:table-cell table:style-name="ce151"/>
          <table:table-cell table:style-name="ce189" office:value-type="string">
            <text:p>moles Pd(D1.5) formed</text:p>
          </table:table-cell>
          <table:table-cell table:style-name="ce159" table:formula="of:=[.B6]/[.B4]/[.B7]" office:value-type="float" office:value="0">
            <text:p>Err:509</text:p>
          </table:table-cell>
          <table:table-cell table:number-columns-repeated="2"/>
          <table:table-cell table:style-name="ce187" office:value-type="string">
            <text:p>atomic weight of Pd, g/mole</text:p>
          </table:table-cell>
          <table:table-cell table:style-name="ce157" office:value-type="float" office:value="106.42">
            <text:p>106.42</text:p>
          </table:table-cell>
          <table:table-cell table:style-name="ce170"/>
          <table:table-cell table:style-name="ce170" office:value-type="string">
            <text:p><text:a xlink:href="https://en.wikipedia.org/wiki/Palladium">(Link)</text:a></text:p>
          </table:table-cell>
          <table:table-cell table:number-columns-repeated="1012"/>
        </table:table-row>
        <table:table-row table:style-name="ro4">
          <table:table-cell table:style-name="ce152" office:value-type="string">
            <text:p>Grams of Pd fomed from PdO per half-cycle</text:p>
          </table:table-cell>
          <table:table-cell table:style-name="ce159" table:formula="of:=[.F7]*[.J7]" office:value-type="float" office:value="0">
            <text:p>Err:509</text:p>
          </table:table-cell>
          <table:table-cell table:style-name="ce170" office:value-type="string">
            <text:p><text:s/>(Use Pd metal density, Ignoring the unknown effect of interstitial and vacancy-bound deuterium on the lattice constant &amp; density of Pd).</text:p>
          </table:table-cell>
          <table:table-cell/>
          <table:table-cell table:style-name="ce170" table:number-columns-repeated="2"/>
          <table:table-cell table:number-columns-repeated="2"/>
          <table:table-cell table:style-name="ce198"/>
          <table:table-cell table:style-name="ce150"/>
          <table:table-cell table:style-name="ce170" table:number-columns-repeated="2"/>
          <table:table-cell table:number-columns-repeated="1012"/>
        </table:table-row>
        <table:table-row table:style-name="ro5">
          <table:table-cell office:value-type="string">
            <text:p>density of palladium g/cm^3</text:p>
          </table:table-cell>
          <table:table-cell table:style-name="ce150" office:value-type="float" office:value="12.023">
            <text:p>12.023</text:p>
          </table:table-cell>
          <table:table-cell table:number-columns-repeated="2"/>
          <table:table-cell office:value-type="string">
            <text:p>volume of Pd formed, cm^3</text:p>
          </table:table-cell>
          <table:table-cell table:formula="of:=[.B8]/[.B9]" office:value-type="float" office:value="0">
            <text:p>Err:509</text:p>
          </table:table-cell>
          <table:table-cell table:number-columns-repeated="5"/>
          <table:table-cell table:style-name="ce170" office:value-type="string">
            <text:p><text:a xlink:href="https://en.wikipedia.org/wiki/Palladium(II)_oxide">(Link)</text:a></text:p>
          </table:table-cell>
          <table:table-cell table:style-name="ce170"/>
          <table:table-cell table:number-columns-repeated="1011"/>
        </table:table-row>
        <table:table-row table:style-name="ro4">
          <table:table-cell table:style-name="ce152" office:value-type="string">
            <text:p>density of PdO, g/cm^3</text:p>
          </table:table-cell>
          <table:table-cell table:style-name="ce118" office:value-type="float" office:value="8.3">
            <text:p>8.3</text:p>
          </table:table-cell>
          <table:table-cell table:number-columns-repeated="2"/>
          <table:table-cell table:style-name="Default"/>
          <table:table-cell table:style-name="ce189" office:value-type="string">
            <text:p>thickness of PdO / thickness of Pd, %</text:p>
          </table:table-cell>
          <table:table-cell table:style-name="ce201" table:formula="of:=[.B9]/[.B10]" office:value-type="percentage" office:value="1.44855421686747">
            <text:p>145%</text:p>
          </table:table-cell>
          <table:table-cell table:number-columns-repeated="2"/>
          <table:table-cell table:style-name="ce187" office:value-type="string">
            <text:p>nanometers in one cm</text:p>
          </table:table-cell>
          <table:table-cell table:style-name="ce155" table:formula="of:=1000000000/100" office:value-type="float" office:value="10000000">
            <text:p>1.00E+07</text:p>
          </table:table-cell>
          <table:table-cell/>
          <table:table-cell table:style-name="ce170"/>
          <table:table-cell table:number-columns-repeated="1011"/>
        </table:table-row>
        <table:table-row table:style-name="ro4">
          <table:table-cell table:style-name="Default"/>
          <table:table-cell table:number-columns-repeated="3"/>
          <table:table-cell table:style-name="ce189"/>
          <table:table-cell table:style-name="ce201"/>
          <table:table-cell table:style-name="Default"/>
          <table:table-cell/>
          <table:table-cell table:style-name="ce187"/>
          <table:table-cell table:style-name="ce155"/>
          <table:table-cell table:number-columns-repeated="2"/>
          <table:table-cell table:style-name="ce170"/>
          <table:table-cell table:number-columns-repeated="1011"/>
        </table:table-row>
        <table:table-row table:style-name="ro4">
          <table:table-cell office:value-type="string">
            <text:p>Number of active anode/cathode pairs</text:p>
          </table:table-cell>
          <table:table-cell table:style-name="ce161" office:value-type="float" office:value="6">
            <text:p>6</text:p>
          </table:table-cell>
          <table:table-cell table:style-name="ce171" office:value-type="float" office:value="4">
            <text:p>4</text:p>
          </table:table-cell>
          <table:table-cell table:style-name="ce179" office:value-type="float" office:value="2">
            <text:p>2</text:p>
          </table:table-cell>
          <table:table-cell table:number-columns-repeated="6"/>
          <table:table-cell table:style-name="Default"/>
          <table:table-cell/>
          <table:table-cell table:style-name="ce155"/>
          <table:table-cell table:number-columns-repeated="1011"/>
        </table:table-row>
        <table:table-row table:style-name="ro4">
          <table:table-cell office:value-type="string">
            <text:p>Active area, cm^2</text:p>
          </table:table-cell>
          <table:table-cell table:style-name="ce165" table:formula="of:=[Reactor.B56]" office:value-type="float" office:value="61.3741540805302">
            <text:p>61.4</text:p>
          </table:table-cell>
          <table:table-cell table:style-name="ce174" table:formula="of:=[Reactor.C56]" office:value-type="float" office:value="40.9161027203535">
            <text:p>40.9</text:p>
          </table:table-cell>
          <table:table-cell table:style-name="ce182" table:formula="of:=[Reactor.D56]" office:value-type="float" office:value="20.4580513601767">
            <text:p>20.5</text:p>
          </table:table-cell>
          <table:table-cell table:number-columns-repeated="6"/>
          <table:table-cell table:style-name="Default"/>
          <table:table-cell/>
          <table:table-cell table:style-name="ce155"/>
          <table:table-cell table:number-columns-repeated="1011"/>
        </table:table-row>
        <table:table-row table:style-name="ro5">
          <table:table-cell table:style-name="ce152" office:value-type="string">
            <text:p>Thickness = volume/area, cm</text:p>
          </table:table-cell>
          <table:table-cell table:style-name="ce163" table:formula="of:=[.$F$9]/[.B13]" office:value-type="float" office:value="0">
            <text:p>Err:509</text:p>
          </table:table-cell>
          <table:table-cell table:style-name="ce172" table:formula="of:=[.$F$9]/[.C13]" office:value-type="float" office:value="0">
            <text:p>Err:509</text:p>
          </table:table-cell>
          <table:table-cell table:style-name="ce180" table:formula="of:=[.$F$9]/[.D13]" office:value-type="float" office:value="0">
            <text:p>Err:509</text:p>
          </table:table-cell>
          <table:table-cell table:number-columns-repeated="4"/>
          <table:table-cell table:style-name="ce187" office:value-type="string">
            <text:p>Palladium fcc lattice parameter, nm</text:p>
          </table:table-cell>
          <table:table-cell table:style-name="ce158" office:value-type="float" office:value="0.3859">
            <text:p>0.386</text:p>
          </table:table-cell>
          <table:table-cell/>
          <table:table-cell table:style-name="ce200" office:value-type="string">
            <text:p><text:a xlink:href="https://en.wikipedia.org/wiki/Lattice_constant#List_of_lattice_constants">(Linik)</text:a></text:p>
          </table:table-cell>
          <table:table-cell table:style-name="ce155"/>
          <table:table-cell table:number-columns-repeated="1011"/>
        </table:table-row>
        <table:table-row table:style-name="ro5">
          <table:table-cell office:value-type="string">
            <text:p>Pd thickness, nanometers</text:p>
          </table:table-cell>
          <table:table-cell table:style-name="ce165" table:formula="of:=[.B14]*[.$K$10]" office:value-type="float" office:value="0">
            <text:p>Err:509</text:p>
          </table:table-cell>
          <table:table-cell table:style-name="ce174" table:formula="of:=[.C14]*[.$K$10]" office:value-type="float" office:value="0">
            <text:p>Err:509</text:p>
          </table:table-cell>
          <table:table-cell table:style-name="ce182" table:formula="of:=[.D14]*[.$K$10]" office:value-type="float" office:value="0">
            <text:p>Err:509</text:p>
          </table:table-cell>
          <table:table-cell table:number-columns-repeated="3"/>
          <table:table-cell table:style-name="Default"/>
          <table:table-cell table:style-name="ce187" office:value-type="string">
            <text:p>Palladium atomic diameter, nm</text:p>
          </table:table-cell>
          <table:table-cell table:style-name="ce158" table:formula="of:=0.137*2" office:value-type="float" office:value="0.274">
            <text:p>0.274</text:p>
          </table:table-cell>
          <table:table-cell/>
          <table:table-cell table:style-name="ce170" office:value-type="string">
            <text:p><text:a xlink:href="https://en.wikipedia.org/wiki/Palladium">(Link)</text:a></text:p>
          </table:table-cell>
          <table:table-cell table:style-name="ce155"/>
          <table:table-cell table:number-columns-repeated="1011"/>
        </table:table-row>
        <table:table-row table:style-name="ro5">
          <table:table-cell office:value-type="string">
            <text:p>Compare PdO thickness, nanometers</text:p>
          </table:table-cell>
          <table:table-cell table:style-name="ce165" table:formula="of:=[.B15]*[.$G$10]" office:value-type="float" office:value="0">
            <text:p>Err:509</text:p>
          </table:table-cell>
          <table:table-cell table:style-name="ce174" table:formula="of:=[.C15]*[.$G$10]" office:value-type="float" office:value="0">
            <text:p>Err:509</text:p>
          </table:table-cell>
          <table:table-cell table:style-name="ce182" table:formula="of:=[.D15]*[.$G$10]" office:value-type="float" office:value="0">
            <text:p>Err:509</text:p>
          </table:table-cell>
          <table:table-cell table:number-columns-repeated="3"/>
          <table:table-cell table:style-name="Default"/>
          <table:table-cell table:style-name="ce187" office:value-type="string">
            <text:p>interplaner spacing (100)</text:p>
          </table:table-cell>
          <table:table-cell table:style-name="ce199" table:formula="of:=SQRT([.J14]^2)" office:value-type="float" office:value="0.3859">
            <text:p>0.386</text:p>
          </table:table-cell>
          <table:table-cell/>
          <table:table-cell table:style-name="ce152" office:value-type="string">
            <text:p><text:a xlink:href="https://en.wikipedia.org/wiki/Crystal_structure#Interplanar_spacing">(Link)</text:a></text:p>
          </table:table-cell>
          <table:table-cell table:style-name="ce155"/>
          <table:table-cell table:number-columns-repeated="1011"/>
        </table:table-row>
        <table:table-row table:style-name="ro4">
          <table:table-cell table:style-name="ce151" office:value-type="string">
            <text:p>Thickness formed in unit cells</text:p>
          </table:table-cell>
          <table:table-cell table:style-name="ce166" table:formula="of:=[.B15]/[.$J$14]" office:value-type="float" office:value="0">
            <text:p>Err:509</text:p>
          </table:table-cell>
          <table:table-cell table:style-name="ce175" table:formula="of:=[.C15]/[.$J$14]" office:value-type="float" office:value="0">
            <text:p>Err:509</text:p>
          </table:table-cell>
          <table:table-cell table:style-name="ce183" table:formula="of:=[.D15]/[.$J$14]" office:value-type="float" office:value="0">
            <text:p>Err:509</text:p>
          </table:table-cell>
          <table:table-cell table:style-name="ce150" table:number-columns-repeated="2"/>
          <table:table-cell/>
          <table:table-cell table:style-name="Default"/>
          <table:table-cell table:style-name="ce187" office:value-type="string">
            <text:p>Interplaner spacing (110)</text:p>
          </table:table-cell>
          <table:table-cell table:style-name="ce158" table:formula="of:=SQRT([.J14]^2/2)" office:value-type="float" office:value="0.272872506859889">
            <text:p>0.273</text:p>
          </table:table-cell>
          <table:table-cell/>
          <table:table-cell table:style-name="ce150"/>
          <table:table-cell table:number-columns-repeated="1012"/>
        </table:table-row>
        <table:named-expressions/>
      </table:table>
      <table:table table:name="AWG table" table:style-name="ta3" table:print="false">
        <table:table-column table:style-name="co5" table:default-cell-style-name="ce32"/>
        <table:table-column table:style-name="co5" table:number-columns-repeated="9" table:default-cell-style-name="ce144"/>
        <table:table-column table:style-name="co5" table:default-cell-style-name="ce197"/>
        <table:table-row table:style-name="ro4" table:number-rows-repeated="2">
          <table:table-cell table:style-name="Default" table:number-columns-repeated="11"/>
        </table:table-row>
        <table:table-row table:style-name="ro4">
          <table:table-cell table:style-name="ce181" office:value-type="string">
            <text:p>AWG American Wire Gauge formula</text:p>
          </table:table-cell>
          <table:table-cell table:style-name="ce32" table:number-columns-repeated="2"/>
          <table:table-cell table:style-name="ce46"/>
          <table:table-cell table:style-name="ce32" office:value-type="string">
            <text:p>d (mm) = 8.25154*(.8905287)^AWG</text:p>
          </table:table-cell>
          <table:table-cell table:style-name="ce32" table:number-columns-repeated="2"/>
          <table:table-cell table:style-name="ce31"/>
          <table:table-cell table:style-name="ce32"/>
          <table:table-cell table:style-name="Default"/>
          <table:table-cell table:style-name="ce51" office:value-type="string">
            <text:p><text:a xlink:href="https://en.wikipedia.org/wiki/American_wire_gauge#Formulas%20A"> AWG </text:a></text:p>
          </table:table-cell>
        </table:table-row>
        <table:table-row table:style-name="ro4">
          <table:table-cell office:value-type="string">
            <text:p>AWG</text:p>
          </table:table-cell>
          <table:table-cell table:style-name="ce32" office:value-type="float" office:value="1">
            <text:p>1</text:p>
          </table:table-cell>
          <table:table-cell table:style-name="ce32" office:value-type="float" office:value="2">
            <text:p>2</text:p>
          </table:table-cell>
          <table:table-cell table:style-name="ce32" office:value-type="float" office:value="3">
            <text:p>3</text:p>
          </table:table-cell>
          <table:table-cell table:style-name="ce32" office:value-type="float" office:value="4">
            <text:p>4</text:p>
          </table:table-cell>
          <table:table-cell table:style-name="ce32" office:value-type="float" office:value="5">
            <text:p>5</text:p>
          </table:table-cell>
          <table:table-cell table:style-name="ce32" office:value-type="float" office:value="6">
            <text:p>6</text:p>
          </table:table-cell>
          <table:table-cell table:style-name="ce32" office:value-type="float" office:value="7">
            <text:p>7</text:p>
          </table:table-cell>
          <table:table-cell table:style-name="ce32" office:value-type="float" office:value="8">
            <text:p>8</text:p>
          </table:table-cell>
          <table:table-cell table:style-name="ce32" office:value-type="float" office:value="9">
            <text:p>9</text:p>
          </table:table-cell>
          <table:table-cell/>
        </table:table-row>
        <table:table-row table:style-name="ro4">
          <table:table-cell office:value-type="string">
            <text:p>cm</text:p>
          </table:table-cell>
          <table:table-cell table:formula="of:=(8.25154*(0.8905287)^[.B4])/10" office:value-type="float" office:value="0.7348233189198">
            <text:p>0.7348</text:p>
          </table:table-cell>
          <table:table-cell table:formula="of:=(8.25154*(0.8905287)^[.C4])/10" office:value-type="float" office:value="0.654381254927335">
            <text:p>0.6544</text:p>
          </table:table-cell>
          <table:table-cell table:formula="of:=(8.25154*(0.8905287)^[.D4])/10" office:value-type="float" office:value="0.582745288254808">
            <text:p>0.5827</text:p>
          </table:table-cell>
          <table:table-cell table:formula="of:=(8.25154*(0.8905287)^[.E4])/10" office:value-type="float" office:value="0.518951403980679">
            <text:p>0.5190</text:p>
          </table:table-cell>
          <table:table-cell table:formula="of:=(8.25154*(0.8905287)^[.F4])/10" office:value-type="float" office:value="0.462141119150089">
            <text:p>0.4621</text:p>
          </table:table-cell>
          <table:table-cell table:formula="of:=(8.25154*(0.8905287)^[.G4])/10" office:value-type="float" office:value="0.411549930053274">
            <text:p>0.4115</text:p>
          </table:table-cell>
          <table:table-cell table:formula="of:=(8.25154*(0.8905287)^[.H4])/10" office:value-type="float" office:value="0.366497024195433">
            <text:p>0.3665</text:p>
          </table:table-cell>
          <table:table-cell table:formula="of:=(8.25154*(0.8905287)^[.I4])/10" office:value-type="float" office:value="0.326376118510628">
            <text:p>0.3264</text:p>
          </table:table-cell>
          <table:table-cell table:formula="of:=(8.25154*(0.8905287)^[.J4])/10" office:value-type="float" office:value="0.290647300528315">
            <text:p>0.2906</text:p>
          </table:table-cell>
          <table:table-cell/>
        </table:table-row>
        <table:table-row table:style-name="ro4">
          <table:table-cell office:value-type="string">
            <text:p>in</text:p>
          </table:table-cell>
          <table:table-cell table:formula="of:=[.B5]/2.54" office:value-type="float" office:value="0.289300519259764">
            <text:p>0.2893</text:p>
          </table:table-cell>
          <table:table-cell table:formula="of:=[.C5]/2.54" office:value-type="float" office:value="0.257630415325722">
            <text:p>0.2576</text:p>
          </table:table-cell>
          <table:table-cell table:formula="of:=[.D5]/2.54" office:value-type="float" office:value="0.229427278840476">
            <text:p>0.2294</text:p>
          </table:table-cell>
          <table:table-cell table:formula="of:=[.E5]/2.54" office:value-type="float" office:value="0.204311576370346">
            <text:p>0.2043</text:p>
          </table:table-cell>
          <table:table-cell table:formula="of:=[.F5]/2.54" office:value-type="float" office:value="0.181945322500035">
            <text:p>0.1819</text:p>
          </table:table-cell>
          <table:table-cell table:formula="of:=[.G5]/2.54" office:value-type="float" office:value="0.162027531517037">
            <text:p>0.1620</text:p>
          </table:table-cell>
          <table:table-cell table:formula="of:=[.H5]/2.54" office:value-type="float" office:value="0.144290167006076">
            <text:p>0.1443</text:p>
          </table:table-cell>
          <table:table-cell table:formula="of:=[.I5]/2.54" office:value-type="float" office:value="0.128494534846704">
            <text:p>0.1285</text:p>
          </table:table-cell>
          <table:table-cell table:formula="of:=[.J5]/2.54" office:value-type="float" office:value="0.11442807107414">
            <text:p>0.1144</text:p>
          </table:table-cell>
          <table:table-cell/>
        </table:table-row>
        <table:table-row table:style-name="ro4">
          <table:table-cell/>
          <table:table-cell table:style-name="ce230"/>
          <table:table-cell/>
          <table:table-cell table:style-name="ce32" table:number-columns-repeated="7"/>
          <table:table-cell/>
        </table:table-row>
        <table:table-row table:style-name="ro4">
          <table:table-cell office:value-type="string">
            <text:p>AWG</text:p>
          </table:table-cell>
          <table:table-cell table:style-name="ce32" office:value-type="float" office:value="10">
            <text:p>10</text:p>
          </table:table-cell>
          <table:table-cell table:style-name="ce32" office:value-type="float" office:value="11">
            <text:p>11</text:p>
          </table:table-cell>
          <table:table-cell table:style-name="ce231" office:value-type="float" office:value="12">
            <text:p>12</text:p>
          </table:table-cell>
          <table:table-cell table:style-name="ce32" office:value-type="float" office:value="13">
            <text:p>13</text:p>
          </table:table-cell>
          <table:table-cell table:style-name="ce233" office:value-type="float" office:value="14">
            <text:p>14</text:p>
          </table:table-cell>
          <table:table-cell table:style-name="ce32" office:value-type="float" office:value="15">
            <text:p>15</text:p>
          </table:table-cell>
          <table:table-cell table:style-name="ce32" office:value-type="float" office:value="16">
            <text:p>16</text:p>
          </table:table-cell>
          <table:table-cell table:style-name="ce32" office:value-type="float" office:value="17">
            <text:p>17</text:p>
          </table:table-cell>
          <table:table-cell table:style-name="ce32" office:value-type="float" office:value="18">
            <text:p>18</text:p>
          </table:table-cell>
          <table:table-cell/>
        </table:table-row>
        <table:table-row table:style-name="ro4">
          <table:table-cell office:value-type="string">
            <text:p>cm</text:p>
          </table:table-cell>
          <table:table-cell table:formula="of:=(8.25154*(0.8905287)^[.B8])/10" office:value-type="float" office:value="0.25882976269799">
            <text:p>0.2588</text:p>
          </table:table-cell>
          <table:table-cell table:formula="of:=(8.25154*(0.8905287)^[.C8])/10" office:value-type="float" office:value="0.230495332096749">
            <text:p>0.2305</text:p>
          </table:table-cell>
          <table:table-cell table:style-name="ce232" table:formula="of:=(8.25154*(0.8905287)^[.D8])/10" office:value-type="float" office:value="0.205262708448186">
            <text:p>0.2053</text:p>
          </table:table-cell>
          <table:table-cell table:formula="of:=(8.25154*(0.8905287)^[.E8])/10" office:value-type="float" office:value="0.182792332912842">
            <text:p>0.1828</text:p>
          </table:table-cell>
          <table:table-cell table:style-name="ce234" table:formula="of:=(8.25154*(0.8905287)^[.F8])/10" office:value-type="float" office:value="0.162781818598841">
            <text:p>0.1628</text:p>
          </table:table-cell>
          <table:table-cell table:formula="of:=(8.25154*(0.8905287)^[.G8])/10" office:value-type="float" office:value="0.144961881300462">
            <text:p>0.1450</text:p>
          </table:table-cell>
          <table:table-cell table:formula="of:=(8.25154*(0.8905287)^[.H8])/10" office:value-type="float" office:value="0.129092715704054">
            <text:p>0.1291</text:p>
          </table:table-cell>
          <table:table-cell table:formula="of:=(8.25154*(0.8905287)^[.I8])/10" office:value-type="float" office:value="0.114960768295401">
            <text:p>0.1150</text:p>
          </table:table-cell>
          <table:table-cell table:formula="of:=(8.25154*(0.8905287)^[.J8])/10" office:value-type="float" office:value="0.102375863541105">
            <text:p>0.1024</text:p>
          </table:table-cell>
          <table:table-cell/>
        </table:table-row>
        <table:table-row table:style-name="ro4">
          <table:table-cell office:value-type="string">
            <text:p>in</text:p>
          </table:table-cell>
          <table:table-cell table:formula="of:=[.B9]/2.54" office:value-type="float" office:value="0.101901481377161">
            <text:p>0.1019</text:p>
          </table:table-cell>
          <table:table-cell table:formula="of:=[.C9]/2.54" office:value-type="float" office:value="0.0907461937388777">
            <text:p>0.0907</text:p>
          </table:table-cell>
          <table:table-cell table:style-name="ce232" table:formula="of:=[.D9]/2.54" office:value-type="float" office:value="0.0808120899402309">
            <text:p>0.0808</text:p>
          </table:table-cell>
          <table:table-cell table:formula="of:=[.E9]/2.54" office:value-type="float" office:value="0.0719654853987569">
            <text:p>0.0720</text:p>
          </table:table-cell>
          <table:table-cell table:style-name="ce234" table:formula="of:=[.F9]/2.54" office:value-type="float" office:value="0.0640873301570239">
            <text:p>0.0641</text:p>
          </table:table-cell>
          <table:table-cell table:formula="of:=[.G9]/2.54" office:value-type="float" office:value="0.0570716068112053">
            <text:p>0.0571</text:p>
          </table:table-cell>
          <table:table-cell table:formula="of:=[.H9]/2.54" office:value-type="float" office:value="0.0508239038204938">
            <text:p>0.0508</text:p>
          </table:table-cell>
          <table:table-cell table:formula="of:=[.I9]/2.54" office:value-type="float" office:value="0.0452601449981894">
            <text:p>0.0453</text:p>
          </table:table-cell>
          <table:table-cell table:formula="of:=[.J9]/2.54" office:value-type="float" office:value="0.0403054580870491">
            <text:p>0.0403</text:p>
          </table:table-cell>
          <table:table-cell/>
        </table:table-row>
        <table:table-row table:style-name="ro4">
          <table:table-cell table:style-name="ce46" table:number-columns-repeated="10"/>
          <table:table-cell/>
        </table:table-row>
        <table:table-row table:style-name="ro4">
          <table:table-cell office:value-type="string">
            <text:p>AWG</text:p>
          </table:table-cell>
          <table:table-cell table:style-name="ce32" office:value-type="float" office:value="19">
            <text:p>19</text:p>
          </table:table-cell>
          <table:table-cell table:style-name="ce32" office:value-type="float" office:value="20">
            <text:p>20</text:p>
          </table:table-cell>
          <table:table-cell table:style-name="ce32" office:value-type="float" office:value="21">
            <text:p>21</text:p>
          </table:table-cell>
          <table:table-cell table:style-name="ce32" office:value-type="float" office:value="22">
            <text:p>22</text:p>
          </table:table-cell>
          <table:table-cell table:style-name="ce32" office:value-type="float" office:value="23">
            <text:p>23</text:p>
          </table:table-cell>
          <table:table-cell table:style-name="ce32" office:value-type="float" office:value="24">
            <text:p>24</text:p>
          </table:table-cell>
          <table:table-cell table:style-name="ce32" office:value-type="float" office:value="25">
            <text:p>25</text:p>
          </table:table-cell>
          <table:table-cell table:style-name="ce32" office:value-type="float" office:value="26">
            <text:p>26</text:p>
          </table:table-cell>
          <table:table-cell table:style-name="ce32" office:value-type="float" office:value="27">
            <text:p>27</text:p>
          </table:table-cell>
          <table:table-cell/>
        </table:table-row>
        <table:table-row table:style-name="ro4">
          <table:table-cell office:value-type="string">
            <text:p>cm</text:p>
          </table:table-cell>
          <table:table-cell table:formula="of:=(8.25154*(0.8905287)^[.B12])/10" office:value-type="float" office:value="0.0911686446706374">
            <text:p>0.0912</text:p>
          </table:table-cell>
          <table:table-cell table:formula="of:=(8.25154*(0.8905287)^[.C12])/10" office:value-type="float" office:value="0.0811882946193046">
            <text:p>0.0812</text:p>
          </table:table-cell>
          <table:table-cell table:formula="of:=(8.25154*(0.8905287)^[.D12])/10" office:value-type="float" office:value="0.0723005064625463">
            <text:p>0.0723</text:p>
          </table:table-cell>
          <table:table-cell table:formula="of:=(8.25154*(0.8905287)^[.E12])/10" office:value-type="float" office:value="0.064385676029433">
            <text:p>0.0644</text:p>
          </table:table-cell>
          <table:table-cell table:formula="of:=(8.25154*(0.8905287)^[.F12])/10" office:value-type="float" office:value="0.0573372923731121">
            <text:p>0.0573</text:p>
          </table:table-cell>
          <table:table-cell table:formula="of:=(8.25154*(0.8905287)^[.G12])/10" office:value-type="float" office:value="0.0510605044385474">
            <text:p>0.0511</text:p>
          </table:table-cell>
          <table:table-cell table:formula="of:=(8.25154*(0.8905287)^[.H12])/10" office:value-type="float" office:value="0.0454708446390039">
            <text:p>0.0455</text:p>
          </table:table-cell>
          <table:table-cell table:formula="of:=(8.25154*(0.8905287)^[.I12])/10" office:value-type="float" office:value="0.0404930921642741">
            <text:p>0.0405</text:p>
          </table:table-cell>
          <table:table-cell table:formula="of:=(8.25154*(0.8905287)^[.J12])/10" office:value-type="float" office:value="0.0360602607240312">
            <text:p>0.0361</text:p>
          </table:table-cell>
          <table:table-cell/>
        </table:table-row>
        <table:table-row table:style-name="ro4">
          <table:table-cell office:value-type="string">
            <text:p>in</text:p>
          </table:table-cell>
          <table:table-cell table:formula="of:=[.B13]/2.54" office:value-type="float" office:value="0.0358931671931643">
            <text:p>0.0359</text:p>
          </table:table-cell>
          <table:table-cell table:formula="of:=[.C13]/2.54" office:value-type="float" office:value="0.0319638955194113">
            <text:p>0.0320</text:p>
          </table:table-cell>
          <table:table-cell table:formula="of:=[.D13]/2.54" office:value-type="float" office:value="0.0284647663238371">
            <text:p>0.0285</text:p>
          </table:table-cell>
          <table:table-cell table:formula="of:=[.E13]/2.54" office:value-type="float" office:value="0.0253486913501705">
            <text:p>0.0253</text:p>
          </table:table-cell>
          <table:table-cell table:formula="of:=[.F13]/2.54" office:value-type="float" office:value="0.0225737371547685">
            <text:p>0.0226</text:p>
          </table:table-cell>
          <table:table-cell table:formula="of:=[.G13]/2.54" office:value-type="float" office:value="0.0201025608025777">
            <text:p>0.0201</text:p>
          </table:table-cell>
          <table:table-cell table:formula="of:=[.H13]/2.54" office:value-type="float" office:value="0.0179019073381905">
            <text:p>0.0179</text:p>
          </table:table-cell>
          <table:table-cell table:formula="of:=[.I13]/2.54" office:value-type="float" office:value="0.0159421622693993">
            <text:p>0.0159</text:p>
          </table:table-cell>
          <table:table-cell table:formula="of:=[.J13]/2.54" office:value-type="float" office:value="0.0141969530409572">
            <text:p>0.0142</text:p>
          </table:table-cell>
          <table:table-cell/>
        </table:table-row>
        <table:table-row table:style-name="ro4">
          <table:table-cell table:style-name="ce46" table:number-columns-repeated="10"/>
          <table:table-cell/>
        </table:table-row>
        <table:table-row table:style-name="ro4">
          <table:table-cell table:style-name="ce230" office:value-type="string">
            <text:p>AWG</text:p>
          </table:table-cell>
          <table:table-cell table:style-name="ce230" office:value-type="float" office:value="28">
            <text:p>28</text:p>
          </table:table-cell>
          <table:table-cell table:style-name="ce230" office:value-type="float" office:value="29">
            <text:p>29</text:p>
          </table:table-cell>
          <table:table-cell table:style-name="ce230" office:value-type="float" office:value="30">
            <text:p>30</text:p>
          </table:table-cell>
          <table:table-cell table:style-name="ce230" office:value-type="float" office:value="31">
            <text:p>31</text:p>
          </table:table-cell>
          <table:table-cell table:style-name="ce230" office:value-type="float" office:value="32">
            <text:p>32</text:p>
          </table:table-cell>
          <table:table-cell table:style-name="ce230" office:value-type="float" office:value="33">
            <text:p>33</text:p>
          </table:table-cell>
          <table:table-cell table:style-name="ce230" office:value-type="float" office:value="34">
            <text:p>34</text:p>
          </table:table-cell>
          <table:table-cell table:style-name="ce230" office:value-type="float" office:value="35">
            <text:p>35</text:p>
          </table:table-cell>
          <table:table-cell table:style-name="ce230" office:value-type="float" office:value="36">
            <text:p>36</text:p>
          </table:table-cell>
          <table:table-cell/>
        </table:table-row>
        <table:table-row table:style-name="ro4">
          <table:table-cell table:style-name="ce230" office:value-type="string">
            <text:p>cm</text:p>
          </table:table-cell>
          <table:table-cell table:formula="of:=(8.25154*(0.8905287)^[.B16])/10" office:value-type="float" office:value="0.0321126971042325">
            <text:p>0.0321</text:p>
          </table:table-cell>
          <table:table-cell table:formula="of:=(8.25154*(0.8905287)^[.C16])/10" office:value-type="float" office:value="0.028597278405726">
            <text:p>0.0286</text:p>
          </table:table-cell>
          <table:table-cell table:formula="of:=(8.25154*(0.8905287)^[.D16])/10" office:value-type="float" office:value="0.0254666971621892">
            <text:p>0.0255</text:p>
          </table:table-cell>
          <table:table-cell table:formula="of:=(8.25154*(0.8905287)^[.E16])/10" office:value-type="float" office:value="0.0226788247171381">
            <text:p>0.0227</text:p>
          </table:table-cell>
          <table:table-cell table:formula="of:=(8.25154*(0.8905287)^[.F16])/10" office:value-type="float" office:value="0.0201961442928808">
            <text:p>0.0202</text:p>
          </table:table-cell>
          <table:table-cell table:formula="of:=(8.25154*(0.8905287)^[.G16])/10" office:value-type="float" office:value="0.0179852461221516">
            <text:p>0.0180</text:p>
          </table:table-cell>
          <table:table-cell table:formula="of:=(8.25154*(0.8905287)^[.H16])/10" office:value-type="float" office:value="0.0160163778483397">
            <text:p>0.0160</text:p>
          </table:table-cell>
          <table:table-cell table:formula="of:=(8.25154*(0.8905287)^[.I16])/10" office:value-type="float" office:value="0.0142630441439907">
            <text:p>0.0143</text:p>
          </table:table-cell>
          <table:table-cell table:formula="of:=(8.25154*(0.8905287)^[.J16])/10" office:value-type="float" office:value="0.0127016501595907">
            <text:p>0.0127</text:p>
          </table:table-cell>
          <table:table-cell/>
        </table:table-row>
        <table:table-row table:style-name="ro4">
          <table:table-cell office:value-type="string">
            <text:p>in</text:p>
          </table:table-cell>
          <table:table-cell table:formula="of:=[.B17]/2.54" office:value-type="float" office:value="0.0126427941355246">
            <text:p>0.0126</text:p>
          </table:table-cell>
          <table:table-cell table:formula="of:=[.C17]/2.54" office:value-type="float" office:value="0.0112587710258764">
            <text:p>0.0113</text:p>
          </table:table-cell>
          <table:table-cell table:formula="of:=[.D17]/2.54" office:value-type="float" office:value="0.0100262587252713">
            <text:p>0.0100</text:p>
          </table:table-cell>
          <table:table-cell table:formula="of:=[.E17]/2.54" office:value-type="float" office:value="0.00892867114847955">
            <text:p>0.0089</text:p>
          </table:table-cell>
          <table:table-cell table:formula="of:=[.F17]/2.54" office:value-type="float" office:value="0.007951237910583">
            <text:p>0.0080</text:p>
          </table:table-cell>
          <table:table-cell table:formula="of:=[.G17]/2.54" office:value-type="float" office:value="0.00708080555990219">
            <text:p>0.0071</text:p>
          </table:table-cell>
          <table:table-cell table:formula="of:=[.H17]/2.54" office:value-type="float" office:value="0.00630566057021247">
            <text:p>0.0063</text:p>
          </table:table-cell>
          <table:table-cell table:formula="of:=[.I17]/2.54" office:value-type="float" office:value="0.00561537171023257">
            <text:p>0.0056</text:p>
          </table:table-cell>
          <table:table-cell table:formula="of:=[.J17]/2.54" office:value-type="float" office:value="0.00500064966913019">
            <text:p>0.0050</text:p>
          </table:table-cell>
          <table:table-cell/>
        </table:table-row>
        <table:named-expressions/>
      </table:table>
      <table:named-expressions>
        <table:named-range table:name="_Total_Amps" table:base-cell-address="$Reactor.$B$33" table:cell-range-address="$Reactor.$B$53"/>
        <table:named-range table:name="_Max_j" table:base-cell-address="$Reactor.$B$34" table:cell-range-address="$Reactor.$B$34"/>
      </table:named-expressions>
      <table:database-ranges>
        <table:database-range table:target-range-address="Reactor.A102:Reactor.H10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
      <number:number number:decimal-places="1" number:min-integer-digits="1"/>
    </number:number-style>
    <number:percentage-style style:name="N122">
      <number:number number:decimal-places="1" number:min-integer-digits="1"/>
      <number:text>%</number:text>
    </number:percentage-style>
    <number:number-style style:name="N123">
      <number:number number:decimal-places="3" number:min-integer-digits="1"/>
    </number:number-style>
    <number:number-style style:name="N124">
      <number:number number:decimal-places="4" number:min-integer-digits="1"/>
    </number:number-style>
    <number:number-style style:name="N125">
      <number:number number:decimal-places="9"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6" number:min-integer-digits="1"/>
    </number:number-style>
    <number:number-style style:name="N129">
      <number:number number:decimal-places="5" number:min-integer-digits="1"/>
    </number:number-style>
    <number:number-style style:name="N130">
      <number:number number:decimal-places="10" number:min-integer-digits="1"/>
    </number:number-style>
    <number:number-style style:name="N131">
      <number:number number:decimal-places="11" number:min-integer-digits="1"/>
    </number:number-style>
    <number:number-style style:name="N132">
      <number:number number:decimal-places="12" number:min-integer-digits="1"/>
    </number:number-style>
    <number:number-style style:name="N133">
      <number:number number:decimal-places="13" number:min-integer-digits="1"/>
    </number:number-style>
    <number:number-style style:name="N134">
      <number:number number:decimal-places="14" number:min-integer-digits="1"/>
    </number:number-style>
    <number:number-style style:name="N135">
      <number:number number:decimal-places="15" number:min-integer-digits="1"/>
    </number:number-style>
    <number:number-style style:name="N136">
      <number:number number:decimal-places="16" number:min-integer-digits="1"/>
    </number:number-style>
    <number:number-style style:name="N137">
      <number:number number:decimal-places="17" number:min-integer-digits="1"/>
    </number:number-style>
    <number:currency-style style:name="N139P0" style:volatile="true">
      <number:currency-symbol number:language="en" number:country="US">$</number:currency-symbol>
      <number:number number:decimal-places="1" number:min-integer-digits="1" number:grouping="true"/>
    </number:currency-style>
    <number:currency-style style:name="N139">
      <style:text-properties fo:color="#ff0000"/>
      <number:text>-</number:text>
      <number:currency-symbol number:language="en" number:country="US">$</number:currency-symbol>
      <number:number number:decimal-places="1" number:min-integer-digits="1" number:grouping="true"/>
      <style:map style:condition="value()&gt;=0" style:apply-style-name="N139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05">04/05/2023</text:date>, <text:time>17:18:1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meta:creation-date>
    <dc:creator>Tracy Hall</dc:creator>
    <dc:date>2023-04-05T17:18:12.70</dc:date>
    <meta:editing-cycles>1026</meta:editing-cycles>
    <meta:editing-duration>P17DT10H55M42S</meta:editing-duration>
    <meta:generator>OpenOffice/4.1.13$Win32 OpenOffice.org_project/4113m1$Build-9810</meta:generator>
    <meta:document-statistic meta:table-count="4" meta:cell-count="955" meta:object-count="0"/>
  </office:meta>
</office:document-meta>
</file>